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62">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437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437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09">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2">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7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7">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8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100%" fo:text-align="left" style:tab-stop-distance="1in" fo:margin-left="0.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1in" fo:margin-left="0.437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1in" fo:margin-left="0.4375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3">
      <style:graphic-properties draw:fill="none" draw:stroke="solid" svg:stroke-width="0.01389in" svg:stroke-color="#000000" svg:stroke-opacity="100%"/>
    </style:style>
    <style:style style:family="presentation" style:name="a1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9">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4">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e5e5ff" style:text-line-through-type="none" style:text-line-through-style="none" style:text-line-through-width="auto" style:text-line-through-color="font-color" style:text-position="0% 100%" fo:font-family="Garamond" fo:font-size="0.83333in" style:font-size-asian="0.83333in" style:font-size-complex="0.8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6">
      <style:text-properties fo:font-variant="normal" fo:text-transform="none" fo:color="#e5e5ff" style:text-line-through-type="none" style:text-line-through-style="none" style:text-line-through-width="auto" style:text-line-through-color="font-color" style:text-position="0% 100%" fo:font-family="Garamond" fo:font-size="0.83333in" style:font-size-asian="0.83333in" style:font-size-complex="0.8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7">
      <style:text-properties fo:font-variant="normal" fo:text-transform="none" fo:color="#e5e5ff" style:text-line-through-type="none" style:text-line-through-style="none" style:text-line-through-width="auto" style:text-line-through-color="font-color" style:text-position="0% 100%" fo:font-family="Garamond" fo:font-size="0.83333in" style:font-size-asian="0.83333in" style:font-size-complex="0.8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8">
      <style:text-properties fo:font-variant="normal" fo:text-transform="none" fo:color="#e5e5ff" style:text-line-through-type="none" style:text-line-through-style="none" style:text-line-through-width="auto" style:text-line-through-color="font-color" style:text-position="0% 100%" fo:font-family="Garamond" fo:font-size="0.83333in" style:font-size-asian="0.83333in" style:font-size-complex="0.8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it" fo:country="IT" fo:font-style="normal" style:font-style-asian="normal" style:font-style-complex="normal" fo:text-shadow="0.02946in 0.02946in 0pc #c0c0c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6">
      <style:graphic-properties draw:fill="none" draw:stroke="solid" svg:stroke-width="0.01389in" svg:stroke-color="#000000" svg:stroke-opacity="100%"/>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0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draw:fill="none" draw:stroke="solid" svg:stroke-width="0.01389in" svg:stroke-color="#000000" svg:stroke-opacity="100%"/>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3">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4">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6">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12">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7">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3">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8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8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rial Unicode MS" style:font-family-generic="swiss" style:font-pitch="variable"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0">
      <style:graphic-properties draw:fill="none" draw:stroke="solid" svg:stroke-width="0.01389in" svg:stroke-color="#000000" svg:stroke-opacity="100%"/>
    </style:style>
    <style:style style:family="presentation" style:name="a1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6">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4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Menlo" style:font-family-generic="modern" style:font-pitch="fixed"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45">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422">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25">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651">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0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65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80">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06">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58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63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86">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886">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89">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86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63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92">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66">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9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69">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47">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2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0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0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5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0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32">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07">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80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3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11">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36">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1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92">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64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95">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572">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98">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921">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6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7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601">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604">
      <text:list-level-style-number text:level="1" style:num-format="1" style:num-suffix=".">
        <style:list-level-properties text:space-before="0.125in" text:min-label-width="0.25in"/>
        <style:text-properties fo:color="#e5e5ff" fo:font-family="Wingdings" style:font-pitch="variable" fo:font-size="70%"/>
      </text:list-level-style-number>
      <text:list-level-style-number text:level="2" style:num-format="1" style:num-suffix=".">
        <style:list-level-properties text:space-before="0.5625in" text:min-label-width="0.25in"/>
        <style:text-properties fo:color="#e5e5ff" fo:font-family="Wingdings" style:font-pitch="variable" fo:font-size="70%"/>
      </text:list-level-style-number>
      <text:list-level-style-number text:level="3" style:num-format="1" style:num-suffix=".">
        <style:list-level-properties text:space-before="1in" text:min-label-width="0.25in"/>
        <style:text-properties fo:color="#e5e5ff" fo:font-family="Wingdings" style:font-pitch="variable" fo:font-size="70%"/>
      </text:list-level-style-number>
      <text:list-level-style-number text:level="4" style:num-format="1" style:num-suffix=".">
        <style:list-level-properties text:space-before="1.5in" text:min-label-width="0.25in"/>
        <style:text-properties fo:color="#e5e5ff" fo:font-family="Wingdings" style:font-pitch="variable" fo:font-size="70%"/>
      </text:list-level-style-number>
      <text:list-level-style-number text:level="5" style:num-format="1" style:num-suffix=".">
        <style:list-level-properties text:space-before="2in" text:min-label-width="0.25in"/>
        <style:text-properties fo:color="#e5e5ff" fo:font-family="Wingdings" style:font-pitch="variable" fo:font-size="70%"/>
      </text:list-level-style-number>
      <text:list-level-style-number text:level="6" style:num-format="1" style:num-suffix=".">
        <style:list-level-properties text:space-before="2.5in" text:min-label-width="0.25in"/>
        <style:text-properties fo:color="#e5e5ff" fo:font-family="Wingdings" style:font-pitch="variable" fo:font-size="70%"/>
      </text:list-level-style-number>
      <text:list-level-style-number text:level="7" style:num-format="1" style:num-suffix=".">
        <style:list-level-properties text:space-before="3in" text:min-label-width="0.25in"/>
        <style:text-properties fo:color="#e5e5ff" fo:font-family="Wingdings" style:font-pitch="variable" fo:font-size="70%"/>
      </text:list-level-style-number>
      <text:list-level-style-number text:level="8" style:num-format="1" style:num-suffix=".">
        <style:list-level-properties text:space-before="3.5in" text:min-label-width="0.25in"/>
        <style:text-properties fo:color="#e5e5ff" fo:font-family="Wingdings" style:font-pitch="variable" fo:font-size="70%"/>
      </text:list-level-style-number>
      <text:list-level-style-number text:level="9" style:num-format="1" style:num-suffix=".">
        <style:list-level-properties text:space-before="4in" text:min-label-width="0.25in"/>
        <style:text-properties fo:color="#e5e5ff" fo:font-family="Wingdings" style:font-pitch="variable" fo:font-size="70%"/>
      </text:list-level-style-number>
    </text:list-style>
    <text:list-style style:name="a155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8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58">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53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6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8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1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37">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6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6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90">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67">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6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41">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4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9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office:automatic-styles>
  <office:body>
    <office:presentation>
      <draw:page draw:name="Slide2" draw:style-name="a1354" draw:master-page-name="Master1-Layout1-title-Title-Slide" presentation:presentation-page-layout-name="Master1-PPL1" draw:id="Slide-257">
        <draw:frame draw:id="id221" presentation:style-name="a1360" draw:name="Rectangle 2" svg:x="2.33507in" svg:y="2.82986in" svg:width="8.5in" svg:height="2.10069in" presentation:class="title" presentation:placeholder="false">
          <draw:text-box>
            <text:p text:style-name="a1359" text:class-names="" text:cond-style-name=""><text:span text:style-name="a1355" text:class-names="">MySQL/</text:span><text:span text:style-name="a1356" text:class-names="">MariaDB</text:span><text:span text:style-name="a1357" text:class-names="">:<text:line-break/>DML, TRIGGERS</text:span><text:span text:style-name="a1358" text:class-names=""><text:line-break/>___</text:span></text:p>
          </draw:text-box>
          <svg:title/>
          <svg:desc/>
        </draw:frame>
        <draw:frame draw:id="id222" draw:style-name="a1363" draw:name="Text Box 3" svg:x="4.14757in" svg:y="1.38715in" svg:width="6.0625in" svg:height="0.4375in">
          <draw:text-box>
            <text:p text:style-name="a1362" text:class-names="" text:cond-style-name=""><text:span text:style-name="a1361" text:class-names="">Corso di Laurea in Informatica</text:span></text:p>
          </draw:text-box>
          <svg:title/>
          <svg:desc/>
        </draw:frame>
        <draw:frame draw:id="id223" draw:style-name="a1366" draw:name="Text Box 5" svg:x="4.61979in" svg:y="1.85069in" svg:width="4.25174in" svg:height="0.40278in">
          <draw:text-box>
            <text:p text:style-name="a1365" text:class-names="" text:cond-style-name=""><text:span text:style-name="a1364" text:class-names="">Base Dati <text:s text:c="3"/>a.a. 2022-2023</text:span></text:p>
          </draw:text-box>
          <svg:title/>
          <svg:desc/>
        </draw:frame>
        <draw:frame draw:id="id224" draw:style-name="a1376" draw:name="Text Box 6" svg:x="1.66667in" svg:y="5.49132in" svg:width="7.95313in" svg:height="1.01042in">
          <draw:text-box>
            <text:p text:style-name="a1369" text:class-names="" text:cond-style-name=""><text:span text:style-name="a1367" text:class-names="">Laboratorio</text:span><text:span text:style-name="a1368" text:class-names=""/></text:p>
            <text:p text:style-name="a1371" text:class-names="" text:cond-style-name=""><text:span text:style-name="a1370" text:class-names="">Ing. G. Laboccetta</text:span></text:p>
            <text:p text:style-name="a1375" text:class-names="" text:cond-style-name=""><text:span text:style-name="a1372" text:class-names="">Dott.ssa D.<text:s text:c="1"/></text:span><text:span text:style-name="a1373" text:class-names="">Angilica</text:span><text:span text:style-name="a1374" text:class-names=""/></text:p>
          </draw:text-box>
          <svg:title/>
          <svg:desc/>
        </draw:frame>
        <presentation:notes draw:style-name="a1382">
          <draw:frame draw:id="id225" draw:style-name="a1379" draw:name="Rectangle 7" svg:x="4.24826in" svg:y="9.49826in" svg:width="3.25in" svg:height="0.50174in">
            <draw:text-box>
              <text:p text:style-name="a1378" text:class-names="" text:cond-style-name=""><text:span text:style-name="a1377" text:class-names=""><text:page-number style:num-format="1" text:fixed="false"/></text:span></text:p>
            </draw:text-box>
            <svg:title/>
            <svg:desc/>
          </draw:frame>
          <draw:page-thumbnail draw:page-number="1" svg:x="0.75in" svg:y="1.25in" svg:width="6in" svg:height="3.375in" presentation:class="page" draw:id="id226" presentation:style-name="a1380" draw:name="Rectangle 2">
            <svg:title/>
            <svg:desc/>
          </draw:page-thumbnail>
          <draw:frame draw:id="id227" presentation:style-name="a1381" draw:name="Rectangle 3" svg:x="0.75in" svg:y="4.8125in" svg:width="6in" svg:height="3.9375in" presentation:class="notes" presentation:placeholder="true">
            <draw:text-box/>
            <svg:title/>
            <svg:desc/>
          </draw:frame>
        </presentation:notes>
      </draw:page>
      <draw:page draw:name="Slide170" draw:style-name="a1383" draw:master-page-name="Master1-Layout2-obj-Title-and-Content" presentation:presentation-page-layout-name="Master1-PPL2" draw:id="Slide-425">
        <draw:frame draw:id="id228" presentation:style-name="a1389" draw:name="Titolo 1" svg:x="0.66667in" svg:y="0.30035in" svg:width="12in" svg:height="1.25in" presentation:class="title" presentation:placeholder="false">
          <draw:text-box>
            <text:p text:style-name="a1388" text:class-names="" text:cond-style-name=""><text:span text:style-name="a1384" text:class-names="">Insert</text:span><text:span text:style-name="a1385" text:class-names="">/update/delete/</text:span><text:span text:style-name="a1386" text:class-names="">truncate</text:span><text:span text:style-name="a1387" text:class-names=""/></text:p>
          </draw:text-box>
          <svg:title/>
          <svg:desc/>
        </draw:frame>
        <draw:frame draw:id="id229" presentation:style-name="a1468" draw:name="Segnaposto contenuto 2" svg:x="0.66667in" svg:y="1.75in" svg:width="12in" svg:height="4.94965in" presentation:class="outline" presentation:placeholder="false">
          <draw:text-box>
            <text:list text:style-name="a1403">
              <text:list-item>
                <text:p text:style-name="a1402" text:class-names="" text:cond-style-name=""><text:span text:style-name="a1390" text:class-names="">Insert</text:span><text:span text:style-name="a1391" text:class-names=""><text:s text:c="1"/></text:span><text:span text:style-name="a1392" text:class-names="">into</text:span><text:span text:style-name="a1393" text:class-names=""><text:s text:c="1"/></text:span><text:span text:style-name="a1394" text:class-names="">student</text:span><text:span text:style-name="a1395" text:class-names="">(name, sex,<text:s text:c="1"/></text:span><text:span text:style-name="a1396" text:class-names="">student_id</text:span><text:span text:style-name="a1397" text:class-names="">)<text:s text:c="1"/></text:span><text:span text:style-name="a1398" text:class-names="">values</text:span><text:span text:style-name="a1399" text:class-names=""><text:s text:c="1"/>('Pippo', 'M',<text:s text:c="1"/></text:span><text:span text:style-name="a1400" text:class-names="">null</text:span><text:span text:style-name="a1401" text:class-names="">);</text:span></text:p>
              </text:list-item>
            </text:list>
            <text:list text:style-name="a1406">
              <text:list-item>
                <text:list text:style-name="a1406">
                  <text:list-item>
                    <text:p text:style-name="a1405" text:class-names="" text:cond-style-name=""><text:span text:style-name="a1404" text:class-names="">Oppure</text:span></text:p>
                  </text:list-item>
                </text:list>
              </text:list-item>
            </text:list>
            <text:list text:style-name="a1422">
              <text:list-item>
                <text:p text:style-name="a1421" text:class-names="" text:cond-style-name=""><text:span text:style-name="a1407" text:class-names="">Insert</text:span><text:span text:style-name="a1408" text:class-names=""><text:s text:c="1"/></text:span><text:span text:style-name="a1409" text:class-names="">into</text:span><text:span text:style-name="a1410" text:class-names=""><text:s text:c="1"/></text:span><text:span text:style-name="a1411" text:class-names="">student</text:span><text:span text:style-name="a1412" text:class-names=""><text:s text:c="1"/>(</text:span><text:span text:style-name="a1413" text:class-names="">student_id</text:span><text:span text:style-name="a1414" text:class-names="">, name, sex)<text:s text:c="1"/></text:span><text:span text:style-name="a1415" text:class-names="">values</text:span><text:span text:style-name="a1416" text:class-names=""><text:s text:c="1"/>(</text:span><text:span text:style-name="a1417" text:class-names="">null</text:span><text:span text:style-name="a1418" text:class-names="">, 'Sara', '</text:span><text:span text:style-name="a1419" text:class-names="">F</text:span><text:span text:style-name="a1420" text:class-names="">')</text:span></text:p>
              </text:list-item>
            </text:list>
            <text:list text:style-name="a1425">
              <text:list-item>
                <text:list text:style-name="a1425">
                  <text:list-item>
                    <text:p text:style-name="a1424" text:class-names="" text:cond-style-name=""><text:span text:style-name="a1423" text:class-names="">Oppure</text:span></text:p>
                  </text:list-item>
                </text:list>
              </text:list-item>
            </text:list>
            <text:list text:style-name="a1435">
              <text:list-item>
                <text:p text:style-name="a1434" text:class-names="" text:cond-style-name=""><text:span text:style-name="a1426" text:class-names="">Insert</text:span><text:span text:style-name="a1427" text:class-names=""><text:s text:c="1"/></text:span><text:span text:style-name="a1428" text:class-names="">into</text:span><text:span text:style-name="a1429" text:class-names=""><text:s text:c="1"/></text:span><text:span text:style-name="a1430" text:class-names="">student</text:span><text:span text:style-name="a1431" text:class-names=""><text:s text:c="1"/>(name, sex)<text:s text:c="1"/></text:span><text:span text:style-name="a1432" text:class-names="">values</text:span><text:span text:style-name="a1433" text:class-names=""><text:s text:c="1"/>('Pluto', 'M');</text:span></text:p>
              </text:list-item>
            </text:list>
            <text:list text:style-name="a1442">
              <text:list-item>
                <text:p text:style-name="a1441" text:class-names="" text:cond-style-name=""><text:span text:style-name="a1436" text:class-names="">//<text:s text:c="1"/></text:span><text:span text:style-name="a1437" text:class-names="">student_id</text:span><text:span text:style-name="a1438" text:class-names=""><text:s text:c="1"/>è<text:s text:c="1"/></text:span><text:span text:style-name="a1439" text:class-names="">auto_increment</text:span><text:span text:style-name="a1440" text:class-names=""/></text:p>
              </text:list-item>
            </text:list>
            <text:list text:style-name="a1445">
              <text:list-item>
                <text:list text:style-name="a1445">
                  <text:list-item>
                    <text:p text:style-name="a1444" text:class-names="" text:cond-style-name=""><text:span text:style-name="a1443" text:class-names="">Oppure<text:s text:c="1"/></text:span></text:p>
                  </text:list-item>
                </text:list>
              </text:list-item>
            </text:list>
            <text:list text:style-name="a1464">
              <text:list-item>
                <text:p text:style-name="a1463" text:class-names="" text:cond-style-name=""><text:span text:style-name="a1446" text:class-names="">Insert</text:span><text:span text:style-name="a1447" text:class-names=""><text:s text:c="1"/></text:span><text:span text:style-name="a1448" text:class-names="">into</text:span><text:span text:style-name="a1449" text:class-names=""><text:s text:c="1"/></text:span><text:span text:style-name="a1450" text:class-names="">student</text:span><text:span text:style-name="a1451" text:class-names=""><text:s text:c="1"/></text:span><text:span text:style-name="a1452" text:class-names="">values</text:span><text:span text:style-name="a1453" text:class-names=""><text:s text:c="1"/>('Rita', '</text:span><text:span text:style-name="a1454" text:class-names="">F</text:span><text:span text:style-name="a1455" text:class-names="">',<text:s text:c="1"/></text:span><text:span text:style-name="a1456" text:class-names="">null</text:span><text:span text:style-name="a1457" text:class-names="">);<text:s text:c="1"/></text:span><text:span text:style-name="a1458" text:class-names="">//<text:s text:c="1"/></text:span><text:span text:style-name="a1459" text:class-names="">student_id</text:span><text:span text:style-name="a1460" text:class-names=""><text:s text:c="1"/>è<text:s text:c="1"/></text:span><text:span text:style-name="a1461" text:class-names="">auto_increment</text:span><text:span text:style-name="a1462" text:class-names=""/></text:p>
              </text:list-item>
            </text:list>
            <text:list text:style-name="a1467">
              <text:list-item>
                <text:p text:style-name="a1466" text:class-names="" text:cond-style-name=""><text:span text:style-name="a1465" text:class-names=""/></text:p>
              </text:list-item>
            </text:list>
          </draw:text-box>
          <svg:title/>
          <svg:desc/>
        </draw:frame>
      </draw:page>
      <draw:page draw:name="Slide171" draw:style-name="a1469" draw:master-page-name="Master1-Layout2-obj-Title-and-Content" presentation:presentation-page-layout-name="Master1-PPL2" draw:id="Slide-426">
        <draw:frame draw:id="id230" presentation:style-name="a1475" draw:name="Titolo 1" svg:x="0.66667in" svg:y="0.30035in" svg:width="12in" svg:height="1.25in" presentation:class="title" presentation:placeholder="false">
          <draw:text-box>
            <text:p text:style-name="a1474" text:class-names="" text:cond-style-name=""><text:span text:style-name="a1470" text:class-names="">Insert</text:span><text:span text:style-name="a1471" text:class-names="">/update/delete/</text:span><text:span text:style-name="a1472" text:class-names="">truncate</text:span><text:span text:style-name="a1473" text:class-names=""/></text:p>
          </draw:text-box>
          <svg:title/>
          <svg:desc/>
        </draw:frame>
        <draw:frame draw:id="id231" presentation:style-name="a1508" draw:name="Segnaposto contenuto 2" svg:x="2.16667in" svg:y="1.75in" svg:width="9in" svg:height="3.18056in" presentation:class="outline" presentation:placeholder="false">
          <draw:text-box>
            <text:list text:style-name="a1482">
              <text:list-item>
                <text:p text:style-name="a1481" text:class-names="" text:cond-style-name=""><text:span text:style-name="a1476" text:class-names="">Oppure (</text:span><text:span text:style-name="a1477" text:class-names="">insert</text:span><text:span text:style-name="a1478" text:class-names=""> multiple<text:s text:c="1"/></text:span><text:span text:style-name="a1479" text:class-names="">rows</text:span><text:span text:style-name="a1480" text:class-names="">)</text:span></text:p>
              </text:list-item>
            </text:list>
            <text:list text:style-name="a1492">
              <text:list-item>
                <text:list text:style-name="a1492">
                  <text:list-item>
                    <text:p text:style-name="a1491" text:class-names="" text:cond-style-name=""><text:span text:style-name="a1483" text:class-names="">Insert</text:span><text:span text:style-name="a1484" text:class-names=""><text:s text:c="1"/></text:span><text:span text:style-name="a1485" text:class-names="">into</text:span><text:span text:style-name="a1486" text:class-names=""><text:s text:c="1"/></text:span><text:span text:style-name="a1487" text:class-names="">student</text:span><text:span text:style-name="a1488" text:class-names=""><text:s text:c="1"/>(name, sex)<text:s text:c="1"/></text:span><text:span text:style-name="a1489" text:class-names="">values</text:span><text:span text:style-name="a1490" text:class-names=""><text:s text:c="1"/></text:span></text:p>
                  </text:list-item>
                </text:list>
              </text:list-item>
            </text:list>
            <text:list text:style-name="a1495">
              <text:list-item>
                <text:list text:style-name="a1495">
                  <text:list-item>
                    <text:p text:style-name="a1494" text:class-names="" text:cond-style-name=""><text:span text:style-name="a1493" text:class-names="">('Pluto1', 'M'),<text:s text:c="1"/></text:span></text:p>
                  </text:list-item>
                </text:list>
              </text:list-item>
            </text:list>
            <text:list text:style-name="a1498">
              <text:list-item>
                <text:list text:style-name="a1498">
                  <text:list-item>
                    <text:p text:style-name="a1497" text:class-names="" text:cond-style-name=""><text:span text:style-name="a1496" text:class-names="">('Pluto2', 'M'),</text:span></text:p>
                  </text:list-item>
                </text:list>
              </text:list-item>
            </text:list>
            <text:list text:style-name="a1501">
              <text:list-item>
                <text:list text:style-name="a1501">
                  <text:list-item>
                    <text:p text:style-name="a1500" text:class-names="" text:cond-style-name=""><text:span text:style-name="a1499" text:class-names="">('Pluto3', 'M')</text:span></text:p>
                  </text:list-item>
                </text:list>
              </text:list-item>
            </text:list>
            <text:list text:style-name="a1504">
              <text:list-item>
                <text:list text:style-name="a1504">
                  <text:list-item>
                    <text:p text:style-name="a1503" text:class-names="" text:cond-style-name=""><text:span text:style-name="a1502" text:class-names="">;</text:span></text:p>
                  </text:list-item>
                </text:list>
              </text:list-item>
            </text:list>
            <text:list text:style-name="a1507">
              <text:list-item>
                <text:p text:style-name="a1506" text:class-names="" text:cond-style-name=""><text:span text:style-name="a1505" text:class-names=""/></text:p>
              </text:list-item>
            </text:list>
          </draw:text-box>
          <svg:title/>
          <svg:desc/>
        </draw:frame>
      </draw:page>
      <draw:page draw:name="Slide172" draw:style-name="a1509" draw:master-page-name="Master1-Layout2-obj-Title-and-Content" presentation:presentation-page-layout-name="Master1-PPL2" draw:id="Slide-427">
        <draw:frame draw:id="id232" presentation:style-name="a1515" draw:name="Titolo 1" svg:x="0.66667in" svg:y="0.30035in" svg:width="12in" svg:height="1.25in" presentation:class="title" presentation:placeholder="false">
          <draw:text-box>
            <text:p text:style-name="a1514" text:class-names="" text:cond-style-name=""><text:span text:style-name="a1510" text:class-names="">Insert</text:span><text:span text:style-name="a1511" text:class-names="">/update/delete/</text:span><text:span text:style-name="a1512" text:class-names="">truncate</text:span><text:span text:style-name="a1513" text:class-names=""/></text:p>
          </draw:text-box>
          <svg:title/>
          <svg:desc/>
        </draw:frame>
        <draw:frame draw:id="id233" presentation:style-name="a1573" draw:name="Segnaposto contenuto 2" svg:x="1.86285in" svg:y="1.75in" svg:width="9.68576in" svg:height="3.18056in" presentation:class="outline" presentation:placeholder="false">
          <draw:text-box>
            <text:list text:style-name="a1525">
              <text:list-item>
                <text:p text:style-name="a1524" text:class-names="" text:cond-style-name=""><text:span text:style-name="a1516" text:class-names="">update</text:span><text:span text:style-name="a1517" text:class-names=""><text:s text:c="1"/></text:span><text:span text:style-name="a1518" text:class-names="">student</text:span><text:span text:style-name="a1519" text:class-names=""><text:s text:c="1"/></text:span><text:span text:style-name="a1520" text:class-names="">set</text:span><text:span text:style-name="a1521" text:class-names=""><text:s text:c="1"/>name='Pluto1'<text:s text:c="1"/></text:span><text:span text:style-name="a1522" text:class-names="">where</text:span><text:span text:style-name="a1523" text:class-names=""><text:s text:c="1"/>name='Pluto2';</text:span></text:p>
              </text:list-item>
            </text:list>
            <text:list text:style-name="a1534">
              <text:list-item>
                <text:p text:style-name="a1533" text:class-names="" text:cond-style-name=""><text:span text:style-name="a1526" text:class-names="">update</text:span><text:span text:style-name="a1527" text:class-names=""><text:s text:c="1"/></text:span><text:span text:style-name="a1528" text:class-names="">student</text:span><text:span text:style-name="a1529" text:class-names=""><text:s text:c="1"/></text:span><text:span text:style-name="a1530" text:class-names="">set</text:span><text:span text:style-name="a1531" text:class-names=""><text:s text:c="1"/>name='Pluto1';</text:span><text:span text:style-name="a1532" text:class-names=""/></text:p>
              </text:list-item>
            </text:list>
            <text:list text:style-name="a1537">
              <text:list-item>
                <text:p text:style-name="a1536" text:class-names="" text:cond-style-name=""><text:span text:style-name="a1535" text:class-names=""/></text:p>
              </text:list-item>
            </text:list>
            <text:list text:style-name="a1547">
              <text:list-item>
                <text:p text:style-name="a1546" text:class-names="" text:cond-style-name=""><text:span text:style-name="a1538" text:class-names="">delete</text:span><text:span text:style-name="a1539" text:class-names=""><text:s text:c="1"/></text:span><text:span text:style-name="a1540" text:class-names="">from</text:span><text:span text:style-name="a1541" text:class-names=""><text:s text:c="1"/></text:span><text:span text:style-name="a1542" text:class-names="">student</text:span><text:span text:style-name="a1543" text:class-names=""><text:s text:c="1"/></text:span><text:span text:style-name="a1544" text:class-names="">where</text:span><text:span text:style-name="a1545" text:class-names=""><text:s text:c="1"/>name='Pluto1’;</text:span></text:p>
              </text:list-item>
            </text:list>
            <text:list text:style-name="a1555">
              <text:list-item>
                <text:p text:style-name="a1554" text:class-names="" text:cond-style-name=""><text:span text:style-name="a1548" text:class-names="">delete</text:span><text:span text:style-name="a1549" text:class-names=""><text:s text:c="1"/></text:span><text:span text:style-name="a1550" text:class-names="">from</text:span><text:span text:style-name="a1551" text:class-names=""><text:s text:c="1"/></text:span><text:span text:style-name="a1552" text:class-names="">student</text:span><text:span text:style-name="a1553" text:class-names="">;</text:span></text:p>
              </text:list-item>
            </text:list>
            <text:list text:style-name="a1558">
              <text:list-item>
                <text:p text:style-name="a1557" text:class-names="" text:cond-style-name=""><text:span text:style-name="a1556" text:class-names=""/></text:p>
              </text:list-item>
            </text:list>
            <text:list text:style-name="a1566">
              <text:list-item>
                <text:p text:style-name="a1565" text:class-names="" text:cond-style-name=""><text:span text:style-name="a1559" text:class-names="">truncate</text:span><text:span text:style-name="a1560" text:class-names=""><text:s text:c="1"/></text:span><text:span text:style-name="a1561" text:class-names="">table</text:span><text:span text:style-name="a1562" text:class-names=""><text:s text:c="1"/></text:span><text:span text:style-name="a1563" text:class-names="">student</text:span><text:span text:style-name="a1564" text:class-names="">;</text:span></text:p>
              </text:list-item>
            </text:list>
            <text:list text:style-name="a1569">
              <text:list-item>
                <text:p text:style-name="a1568" text:class-names="" text:cond-style-name=""><text:span text:style-name="a1567" text:class-names=""/></text:p>
              </text:list-item>
            </text:list>
            <text:list text:style-name="a1572">
              <text:list-item>
                <text:p text:style-name="a1571" text:class-names="" text:cond-style-name=""><text:span text:style-name="a1570" text:class-names=""/></text:p>
              </text:list-item>
            </text:list>
          </draw:text-box>
          <svg:title/>
          <svg:desc/>
        </draw:frame>
      </draw:page>
      <draw:page draw:name="Slide145" draw:style-name="a1574" draw:master-page-name="Master1-Layout2-obj-Title-and-Content" presentation:presentation-page-layout-name="Master1-PPL2" draw:id="Slide-400">
        <draw:frame draw:id="id234" presentation:style-name="a1577" draw:name="Rectangle 2" svg:x="0.66667in" svg:y="0.30035in" svg:width="12in" svg:height="1.25in" presentation:class="title" presentation:placeholder="false">
          <draw:text-box>
            <text:p text:style-name="a1576" text:class-names="" text:cond-style-name=""><text:span text:style-name="a1575" text:class-names="">TRIGGERS</text:span></text:p>
          </draw:text-box>
          <svg:title/>
          <svg:desc/>
        </draw:frame>
        <draw:frame draw:id="id235" presentation:style-name="a1605" draw:name="Rectangle 6" svg:x="0.66667in" svg:y="1.75in" svg:width="12in" svg:height="4.94965in" presentation:class="outline" presentation:placeholder="false">
          <draw:text-box>
            <text:list text:style-name="a1580">
              <text:list-item>
                <text:p text:style-name="a1579" text:class-names="" text:cond-style-name=""><text:span text:style-name="a1578" text:class-names="">Sono oggetti associati a tabelle, che vengono attivati nel momento in cui un determinato evento si verifica in quella tabella.</text:span></text:p>
              </text:list-item>
            </text:list>
            <text:list text:style-name="a1583">
              <text:list-item>
                <text:p text:style-name="a1582" text:class-names="" text:cond-style-name=""><text:span text:style-name="a1581" text:class-names="">Nella definizione del trigger stabiliamo per quale evento deve essere attivato, ossia per inserimento di righe, modifiche o cancellazioni, e se deve essere eseguito prima o dopo tale evento</text:span></text:p>
              </text:list-item>
            </text:list>
            <text:list text:style-name="a1586">
              <text:list-item>
                <text:p text:style-name="a1585" text:class-names="" text:cond-style-name=""><text:span text:style-name="a1584" text:class-names="">Si hanno dunque i seguenti tipi di trigger:</text:span></text:p>
              </text:list-item>
            </text:list>
            <text:list text:style-name="a1589">
              <text:list-item>
                <text:list text:style-name="a1589">
                  <text:list-item>
                    <text:list text:style-name="a1589">
                      <text:list-item>
                        <text:p text:style-name="a1588" text:class-names="" text:cond-style-name=""><text:span text:style-name="a1587" text:class-names="">BEFORE INSERT</text:span></text:p>
                      </text:list-item>
                    </text:list>
                  </text:list-item>
                </text:list>
              </text:list-item>
            </text:list>
            <text:list text:style-name="a1592">
              <text:list-item>
                <text:list text:style-name="a1592">
                  <text:list-item>
                    <text:list text:style-name="a1592">
                      <text:list-item>
                        <text:p text:style-name="a1591" text:class-names="" text:cond-style-name=""><text:span text:style-name="a1590" text:class-names="">BEFORE UPDATE</text:span></text:p>
                      </text:list-item>
                    </text:list>
                  </text:list-item>
                </text:list>
              </text:list-item>
            </text:list>
            <text:list text:style-name="a1595">
              <text:list-item>
                <text:list text:style-name="a1595">
                  <text:list-item>
                    <text:list text:style-name="a1595">
                      <text:list-item>
                        <text:p text:style-name="a1594" text:class-names="" text:cond-style-name=""><text:span text:style-name="a1593" text:class-names="">BEFORE DELETE</text:span></text:p>
                      </text:list-item>
                    </text:list>
                  </text:list-item>
                </text:list>
              </text:list-item>
            </text:list>
            <text:list text:style-name="a1598">
              <text:list-item>
                <text:list text:style-name="a1598">
                  <text:list-item>
                    <text:list text:style-name="a1598">
                      <text:list-item>
                        <text:p text:style-name="a1597" text:class-names="" text:cond-style-name=""><text:span text:style-name="a1596" text:class-names="">AFTER INSERT</text:span></text:p>
                      </text:list-item>
                    </text:list>
                  </text:list-item>
                </text:list>
              </text:list-item>
            </text:list>
            <text:list text:style-name="a1601">
              <text:list-item>
                <text:list text:style-name="a1601">
                  <text:list-item>
                    <text:list text:style-name="a1601">
                      <text:list-item>
                        <text:p text:style-name="a1600" text:class-names="" text:cond-style-name=""><text:span text:style-name="a1599" text:class-names="">AFTER UPDATE</text:span></text:p>
                      </text:list-item>
                    </text:list>
                  </text:list-item>
                </text:list>
              </text:list-item>
            </text:list>
            <text:list text:style-name="a1604">
              <text:list-item>
                <text:list text:style-name="a1604">
                  <text:list-item>
                    <text:list text:style-name="a1604">
                      <text:list-item>
                        <text:p text:style-name="a1603" text:class-names="" text:cond-style-name=""><text:span text:style-name="a1602" text:class-names="">AFTER DELETE</text:span></text:p>
                      </text:list-item>
                    </text:list>
                  </text:list-item>
                </text:list>
              </text:list-item>
            </text:list>
          </draw:text-box>
          <svg:title/>
          <svg:desc/>
        </draw:frame>
        <presentation:notes draw:style-name="a1611">
          <draw:page-thumbnail draw:page-number="5" svg:x="0.75in" svg:y="1.25in" svg:width="6in" svg:height="3.375in" presentation:class="page" draw:id="id236" presentation:style-name="a1606" draw:name="Segnaposto immagine diapositiva 1">
            <svg:title/>
            <svg:desc/>
          </draw:page-thumbnail>
          <draw:frame draw:id="id237" presentation:style-name="a1607" draw:name="Segnaposto note 2" svg:x="0.75in" svg:y="4.8125in" svg:width="6in" svg:height="3.9375in" presentation:class="notes" presentation:placeholder="true">
            <draw:text-box/>
            <svg:title/>
            <svg:desc/>
          </draw:frame>
          <draw:frame draw:id="id238" draw:style-name="a1610" draw:name="Segnaposto numero diapositiva 3" svg:x="4.24826in" svg:y="9.49826in" svg:width="3.25in" svg:height="0.50174in">
            <draw:text-box>
              <text:p text:style-name="a1609" text:class-names="" text:cond-style-name=""><text:span text:style-name="a1608" text:class-names=""><text:page-number style:num-format="1" text:fixed="false"/></text:span></text:p>
            </draw:text-box>
            <svg:title/>
            <svg:desc/>
          </draw:frame>
        </presentation:notes>
      </draw:page>
      <draw:page draw:name="Slide146" draw:style-name="a1612" draw:master-page-name="Master1-Layout2-obj-Title-and-Content" presentation:presentation-page-layout-name="Master1-PPL2" draw:id="Slide-401">
        <draw:frame draw:id="id239" presentation:style-name="a1615" draw:name="Rectangle 2" svg:x="0.66667in" svg:y="0.30035in" svg:width="12in" svg:height="1.25in" presentation:class="title" presentation:placeholder="false">
          <draw:text-box>
            <text:p text:style-name="a1614" text:class-names="" text:cond-style-name=""><text:span text:style-name="a1613" text:class-names="">Sintassi<text:tab/></text:span></text:p>
          </draw:text-box>
          <svg:title/>
          <svg:desc/>
        </draw:frame>
        <draw:frame draw:id="id240" presentation:style-name="a1742" draw:name="Rectangle 3" svg:x="1.94097in" svg:y="1.38715in" svg:width="9in" svg:height="4.94965in" presentation:class="outline" presentation:placeholder="false">
          <draw:text-box>
            <text:list text:style-name="a1618">
              <text:list-item>
                <text:p text:style-name="a1617" text:class-names="" text:cond-style-name=""><text:span text:style-name="a1616" text:class-names="">CREATE<text:s text:c="1"/></text:span></text:p>
              </text:list-item>
            </text:list>
            <text:list text:style-name="a1623">
              <text:list-item>
                <text:p text:style-name="a1622" text:class-names="" text:cond-style-name=""><text:span text:style-name="a1619" text:class-names=""><text:tab/>[DEFINER = {<text:s text:c="1"/></text:span><text:span text:style-name="a1620" text:class-names="">user</text:span><text:span text:style-name="a1621" text:class-names=""><text:s text:c="1"/>| CURRENT_USER }]<text:s text:c="1"/></text:span></text:p>
              </text:list-item>
            </text:list>
            <text:list text:style-name="a1632">
              <text:list-item>
                <text:p text:style-name="a1631" text:class-names="" text:cond-style-name=""><text:span text:style-name="a1624" text:class-names=""><text:tab/>TRIGGER<text:s text:c="1"/></text:span><text:span text:style-name="a1625" text:class-names="">trigger_name</text:span><text:span text:style-name="a1626" text:class-names=""><text:s text:c="2"/></text:span><text:span text:style-name="a1627" text:class-names="">trigger_time</text:span><text:span text:style-name="a1628" text:class-names=""><text:s text:c="2"/></text:span><text:span text:style-name="a1629" text:class-names="">trigger_event</text:span><text:span text:style-name="a1630" text:class-names=""><text:s text:c="1"/></text:span></text:p>
              </text:list-item>
            </text:list>
            <text:list text:style-name="a1639">
              <text:list-item>
                <text:p text:style-name="a1638" text:class-names="" text:cond-style-name=""><text:span text:style-name="a1633" text:class-names=""><text:tab/>ON<text:s text:c="1"/></text:span><text:span text:style-name="a1634" text:class-names="">tbl_name</text:span><text:span text:style-name="a1635" text:class-names=""><text:s text:c="2"/>FOR EACH ROW <text:s text:c="1"/></text:span><text:span text:style-name="a1636" text:class-names="">trigger_body</text:span><text:span text:style-name="a1637" text:class-names=""><text:s text:c="1"/></text:span></text:p>
              </text:list-item>
            </text:list>
            <text:list text:style-name="a1642">
              <text:list-item>
                <text:p text:style-name="a1641" text:class-names="" text:cond-style-name=""><text:span text:style-name="a1640" text:class-names=""/></text:p>
              </text:list-item>
            </text:list>
            <text:list text:style-name="a1651">
              <text:list-item>
                <text:p text:style-name="a1650" text:class-names="" text:cond-style-name=""><text:span text:style-name="a1643" text:class-names="">La clausola<text:s text:c="1"/></text:span><text:span text:style-name="a1644" text:class-names="">DEFINER</text:span><text:span text:style-name="a1645" text:class-names=""><text:s text:c="1"/>specifica se come creatore del trigger deve essere considerato l'utente attuale (default) o un altro utente specificato nella forma<text:s text:c="1"/></text:span><text:span text:style-name="a1646" text:class-names="">nome</text:span><text:span text:style-name="a1647" text:class-names="">@</text:span><text:span text:style-name="a1648" text:class-names="">host</text:span><text:span text:style-name="a1649" text:class-names="">.</text:span></text:p>
              </text:list-item>
            </text:list>
            <text:list text:style-name="a1654">
              <text:list-item>
                <text:p text:style-name="a1653" text:class-names="" text:cond-style-name=""><text:span text:style-name="a1652" text:class-names=""/></text:p>
              </text:list-item>
            </text:list>
            <text:list text:style-name="a1690">
              <text:list-item>
                <text:p text:style-name="a1689" text:class-names="" text:cond-style-name=""><text:span text:style-name="a1655" text:class-names="">trigger_time</text:span><text:span text:style-name="a1656" text:class-names=""><text:s text:c="1"/></text:span><text:span text:style-name="a1657" text:class-names="">indica</text:span><text:span text:style-name="a1658" text:class-names=""><text:s text:c="1"/></text:span><text:span text:style-name="a1659" text:class-names="">il</text:span><text:span text:style-name="a1660" text:class-names=""><text:s text:c="1"/></text:span><text:span text:style-name="a1661" text:class-names="">momento</text:span><text:span text:style-name="a1662" text:class-names=""><text:s text:c="1"/></text:span><text:span text:style-name="a1663" text:class-names="">di</text:span><text:span text:style-name="a1664" text:class-names=""><text:s text:c="1"/></text:span><text:span text:style-name="a1665" text:class-names="">attivazione</text:span><text:span text:style-name="a1666" text:class-names=""><text:s text:c="1"/>del trigger.<text:s text:c="1"/></text:span><text:span text:style-name="a1667" text:class-names="">Esso</text:span><text:span text:style-name="a1668" text:class-names=""><text:s text:c="1"/></text:span><text:span text:style-name="a1669" text:class-names="">può</text:span><text:span text:style-name="a1670" text:class-names=""><text:s text:c="1"/></text:span><text:span text:style-name="a1671" text:class-names="">essere</text:span><text:span text:style-name="a1672" text:class-names=""><text:s text:c="1"/>BEFORE o AFTER <text:s text:c="1"/>la<text:s text:c="1"/></text:span><text:span text:style-name="a1673" text:class-names="">modifica</text:span><text:span text:style-name="a1674" text:class-names=""><text:s text:c="1"/></text:span><text:span text:style-name="a1675" text:class-names="">di</text:span><text:span text:style-name="a1676" text:class-names=""><text:s text:c="1"/></text:span><text:span text:style-name="a1677" text:class-names="">ogni</text:span><text:span text:style-name="a1678" text:class-names=""><text:s text:c="1"/></text:span><text:span text:style-name="a1679" text:class-names="">riga</text:span><text:span text:style-name="a1680" text:class-names=""><text:s text:c="1"/></text:span><text:span text:style-name="a1681" text:class-names="">della</text:span><text:span text:style-name="a1682" text:class-names=""><text:s text:c="1"/></text:span><text:span text:style-name="a1683" text:class-names="">tabella</text:span><text:span text:style-name="a1684" text:class-names=""><text:s text:c="1"/>a cui è<text:s text:c="1"/></text:span><text:span text:style-name="a1685" text:class-names="">associato</text:span><text:span text:style-name="a1686" text:class-names=""><text:s text:c="1"/></text:span><text:span text:style-name="a1687" text:class-names="">il</text:span><text:span text:style-name="a1688" text:class-names=""><text:s text:c="1"/>trigger.</text:span></text:p>
              </text:list-item>
            </text:list>
            <text:list text:style-name="a1693">
              <text:list-item>
                <text:p text:style-name="a1692" text:class-names="" text:cond-style-name=""><text:span text:style-name="a1691" text:class-names=""/></text:p>
              </text:list-item>
            </text:list>
            <text:list text:style-name="a1711">
              <text:list-item>
                <text:p text:style-name="a1710" text:class-names="" text:cond-style-name=""><text:span text:style-name="a1694" text:class-names="">trigger_event</text:span><text:span text:style-name="a1695" text:class-names=""><text:s text:c="1"/>è<text:s text:c="1"/></text:span><text:span text:style-name="a1696" text:class-names="">l’evento</text:span><text:span text:style-name="a1697" text:class-names=""><text:s text:c="1"/></text:span><text:span text:style-name="a1698" text:class-names="">che</text:span><text:span text:style-name="a1699" text:class-names=""><text:s text:c="1"/></text:span><text:span text:style-name="a1700" text:class-names="">scatena</text:span><text:span text:style-name="a1701" text:class-names=""><text:s text:c="1"/></text:span><text:span text:style-name="a1702" text:class-names="">l’esecuzione</text:span><text:span text:style-name="a1703" text:class-names=""><text:s text:c="1"/>del trigger.<text:s text:c="1"/></text:span><text:span text:style-name="a1704" text:class-names="">Esso</text:span><text:span text:style-name="a1705" text:class-names=""><text:s text:c="1"/></text:span><text:span text:style-name="a1706" text:class-names="">può</text:span><text:span text:style-name="a1707" text:class-names=""><text:s text:c="1"/></text:span><text:span text:style-name="a1708" text:class-names="">essere</text:span><text:span text:style-name="a1709" text:class-names=""><text:s text:c="1"/>INSERT, UPDATE, DELETE</text:span></text:p>
              </text:list-item>
            </text:list>
            <text:list text:style-name="a1714">
              <text:list-item>
                <text:p text:style-name="a1713" text:class-names="" text:cond-style-name=""><text:span text:style-name="a1712" text:class-names=""/></text:p>
              </text:list-item>
            </text:list>
            <text:list text:style-name="a1732">
              <text:list-item>
                <text:p text:style-name="a1731" text:class-names="" text:cond-style-name=""><text:span text:style-name="a1715" text:class-names="">trigger_body</text:span><text:span text:style-name="a1716" text:class-names=""><text:s text:c="2"/></text:span><text:span text:style-name="a1717" text:class-names="">rappresenta</text:span><text:span text:style-name="a1718" text:class-names=""><text:s text:c="1"/></text:span><text:span text:style-name="a1719" text:class-names="">il</text:span><text:span text:style-name="a1720" text:class-names=""><text:s text:c="1"/></text:span><text:span text:style-name="a1721" text:class-names="">codice</text:span><text:span text:style-name="a1722" text:class-names=""><text:s text:c="1"/></text:span><text:span text:style-name="a1723" text:class-names="">che</text:span><text:span text:style-name="a1724" text:class-names=""><text:s text:c="1"/></text:span><text:span text:style-name="a1725" text:class-names="">viene</text:span><text:span text:style-name="a1726" text:class-names=""><text:s text:c="1"/></text:span><text:span text:style-name="a1727" text:class-names="">eseguito</text:span><text:span text:style-name="a1728" text:class-names=""><text:s text:c="1"/></text:span><text:span text:style-name="a1729" text:class-names="">all’attivazione</text:span><text:span text:style-name="a1730" text:class-names=""><text:s text:c="1"/>del trigger.<text:s text:c="1"/></text:span></text:p>
              </text:list-item>
            </text:list>
            <text:list text:style-name="a1736">
              <text:list-item>
                <text:p text:style-name="a1735" text:class-names="" text:cond-style-name=""><text:span text:style-name="a1733" text:class-names="">Anche se associato ad una tabella il trigger deve avere nome univoco all’interno del database.</text:span><text:span text:style-name="a1734" text:class-names=""/></text:p>
              </text:list-item>
            </text:list>
            <text:list text:style-name="a1741">
              <text:list-item>
                <text:p text:style-name="a1740" text:class-names="" text:cond-style-name=""><text:span text:style-name="a1737" text:class-names="">Quando si fa riferimento a inserimenti o cancellazioni di righe, non si intende necessariamente una istruzione INSERT o DELETE, ma qualsiasi operazione dalla quale scaturisca l’evento interessato (ad esempio il caricamento dei dati da<text:s text:c="1"/></text:span><text:span text:style-name="a1738" text:class-names="">shell</text:span><text:span text:style-name="a1739" text:class-names="">)</text:span></text:p>
              </text:list-item>
            </text:list>
          </draw:text-box>
          <svg:title/>
          <svg:desc/>
        </draw:frame>
        <presentation:notes draw:style-name="a1748">
          <draw:page-thumbnail draw:page-number="6" svg:x="0.75in" svg:y="1.25in" svg:width="6in" svg:height="3.375in" presentation:class="page" draw:id="id241" presentation:style-name="a1743" draw:name="Segnaposto immagine diapositiva 1">
            <svg:title/>
            <svg:desc/>
          </draw:page-thumbnail>
          <draw:frame draw:id="id242" presentation:style-name="a1744" draw:name="Segnaposto note 2" svg:x="0.75in" svg:y="4.8125in" svg:width="6in" svg:height="3.9375in" presentation:class="notes" presentation:placeholder="true">
            <draw:text-box/>
            <svg:title/>
            <svg:desc/>
          </draw:frame>
          <draw:frame draw:id="id243" draw:style-name="a1747" draw:name="Segnaposto numero diapositiva 3" svg:x="4.24826in" svg:y="9.49826in" svg:width="3.25in" svg:height="0.50174in">
            <draw:text-box>
              <text:p text:style-name="a1746" text:class-names="" text:cond-style-name=""><text:span text:style-name="a1745" text:class-names=""><text:page-number style:num-format="1" text:fixed="false"/></text:span></text:p>
            </draw:text-box>
            <svg:title/>
            <svg:desc/>
          </draw:frame>
        </presentation:notes>
      </draw:page>
      <draw:page draw:name="Slide147" draw:style-name="a1749" draw:master-page-name="Master1-Layout2-obj-Title-and-Content" presentation:presentation-page-layout-name="Master1-PPL2" draw:id="Slide-402">
        <draw:frame draw:id="id244" presentation:style-name="a1752" draw:name="Rectangle 2" svg:x="0.66667in" svg:y="0.30035in" svg:width="12in" svg:height="1.25in" presentation:class="title" presentation:placeholder="false">
          <draw:text-box>
            <text:p text:style-name="a1751" text:class-names="" text:cond-style-name=""><text:span text:style-name="a1750" text:class-names="">Esempio</text:span></text:p>
          </draw:text-box>
          <svg:title/>
          <svg:desc/>
        </draw:frame>
        <draw:frame draw:id="id245" presentation:style-name="a1829" draw:name="Rectangle 3" svg:x="2.16667in" svg:y="1.75in" svg:width="9in" svg:height="5.30729in" presentation:class="outline" presentation:placeholder="false">
          <draw:text-box>
            <text:list text:style-name="a1755">
              <text:list-item>
                <text:p text:style-name="a1754" text:class-names="" text:cond-style-name=""><text:span text:style-name="a1753" text:class-names="">delimiter //</text:span></text:p>
              </text:list-item>
            </text:list>
            <text:list text:style-name="a1760">
              <text:list-item>
                <text:p text:style-name="a1759" text:class-names="" text:cond-style-name=""><text:span text:style-name="a1756" text:class-names="">CREATE TRIGGER<text:s text:c="1"/></text:span><text:span text:style-name="a1757" text:class-names="">upd_check</text:span><text:span text:style-name="a1758" text:class-names=""><text:s text:c="1"/>BEFORE UPDATE ON account</text:span></text:p>
              </text:list-item>
            </text:list>
            <text:list text:style-name="a1763">
              <text:list-item>
                <text:p text:style-name="a1762" text:class-names="" text:cond-style-name=""><text:span text:style-name="a1761" text:class-names="">FOR EACH ROW</text:span></text:p>
              </text:list-item>
            </text:list>
            <text:list text:style-name="a1766">
              <text:list-item>
                <text:p text:style-name="a1765" text:class-names="" text:cond-style-name=""><text:span text:style-name="a1764" text:class-names="">BEGIN</text:span></text:p>
              </text:list-item>
            </text:list>
            <text:list text:style-name="a1771">
              <text:list-item>
                <text:p text:style-name="a1770" text:class-names="" text:cond-style-name=""><text:span text:style-name="a1767" text:class-names=""><text:s text:c="8"/>IF<text:s text:c="1"/></text:span><text:span text:style-name="a1768" text:class-names="">NEW.amount</text:span><text:span text:style-name="a1769" text:class-names=""><text:s text:c="1"/>&lt; 0 THEN</text:span></text:p>
              </text:list-item>
            </text:list>
            <text:list text:style-name="a1776">
              <text:list-item>
                <text:p text:style-name="a1775" text:class-names="" text:cond-style-name=""><text:span text:style-name="a1772" text:class-names=""><text:s text:c="16"/>SET<text:s text:c="1"/></text:span><text:span text:style-name="a1773" text:class-names="">NEW.amount</text:span><text:span text:style-name="a1774" text:class-names=""><text:s text:c="1"/>= 0;</text:span></text:p>
              </text:list-item>
            </text:list>
            <text:list text:style-name="a1781">
              <text:list-item>
                <text:p text:style-name="a1780" text:class-names="" text:cond-style-name=""><text:span text:style-name="a1777" text:class-names=""><text:s text:c="8"/>ELSEIF<text:s text:c="1"/></text:span><text:span text:style-name="a1778" text:class-names="">NEW.amount</text:span><text:span text:style-name="a1779" text:class-names=""><text:s text:c="1"/>&gt; 100 THEN</text:span></text:p>
              </text:list-item>
            </text:list>
            <text:list text:style-name="a1786">
              <text:list-item>
                <text:p text:style-name="a1785" text:class-names="" text:cond-style-name=""><text:span text:style-name="a1782" text:class-names=""><text:s text:c="16"/>SET<text:s text:c="1"/></text:span><text:span text:style-name="a1783" text:class-names="">NEW.amount</text:span><text:span text:style-name="a1784" text:class-names=""><text:s text:c="1"/>= 100;</text:span></text:p>
              </text:list-item>
            </text:list>
            <text:list text:style-name="a1789">
              <text:list-item>
                <text:p text:style-name="a1788" text:class-names="" text:cond-style-name=""><text:span text:style-name="a1787" text:class-names=""><text:s text:c="8"/>END IF;</text:span></text:p>
              </text:list-item>
            </text:list>
            <text:list text:style-name="a1792">
              <text:list-item>
                <text:p text:style-name="a1791" text:class-names="" text:cond-style-name=""><text:span text:style-name="a1790" text:class-names="">END;//</text:span></text:p>
              </text:list-item>
            </text:list>
            <text:list text:style-name="a1795">
              <text:list-item>
                <text:p text:style-name="a1794" text:class-names="" text:cond-style-name=""><text:span text:style-name="a1793" text:class-names="">delimiter ;</text:span></text:p>
              </text:list-item>
            </text:list>
            <text:list text:style-name="a1798">
              <text:list-item>
                <text:p text:style-name="a1797" text:class-names="" text:cond-style-name=""><text:span text:style-name="a1796" text:class-names=""/></text:p>
              </text:list-item>
            </text:list>
            <text:list text:style-name="a1801">
              <text:list-item>
                <text:p text:style-name="a1800" text:class-names="" text:cond-style-name=""><text:span text:style-name="a1799" text:class-names=""/></text:p>
              </text:list-item>
            </text:list>
            <text:list text:style-name="a1804">
              <text:list-item>
                <text:p text:style-name="a1803" text:class-names="" text:cond-style-name=""><text:span text:style-name="a1802" text:class-names="">NEW si riferisce alla nuova riga che sta per essere scritta, in questo caso aggiornata, e si può usare in caso di INSERT e UPDATE.</text:span></text:p>
              </text:list-item>
            </text:list>
            <text:list text:style-name="a1807">
              <text:list-item>
                <text:p text:style-name="a1806" text:class-names="" text:cond-style-name=""><text:span text:style-name="a1805" text:class-names="">E’ disponibile anche OLD, che si riferisce ai valori precedenti la modifica, e si può utilizzare nel caso di UPDATE e DELETE</text:span></text:p>
              </text:list-item>
            </text:list>
            <text:list text:style-name="a1810">
              <text:list-item>
                <text:p text:style-name="a1809" text:class-names="" text:cond-style-name=""><text:span text:style-name="a1808" text:class-names="">La modifica con SET è possibile solo per i valori NEW e nei trigger di tipo BEFORE</text:span></text:p>
              </text:list-item>
            </text:list>
            <text:list text:style-name="a1828">
              <text:list-item>
                <text:p text:style-name="a1827" text:class-names="" text:cond-style-name=""><text:span text:style-name="a1811" text:class-names="">Attenti</text:span><text:span text:style-name="a1812" text:class-names=""><text:s text:c="1"/>con<text:s text:c="1"/></text:span><text:span text:style-name="a1813" text:class-names="">i</text:span><text:span text:style-name="a1814" text:class-names=""><text:s text:c="1"/>trigger BEFORE: se<text:s text:c="1"/></text:span><text:span text:style-name="a1815" text:class-names="">l’inserimento</text:span><text:span text:style-name="a1816" text:class-names=""><text:s text:c="1"/>non<text:s text:c="1"/></text:span><text:span text:style-name="a1817" text:class-names="">riesce</text:span><text:span text:style-name="a1818" text:class-names=""><text:s text:c="1"/></text:span><text:span text:style-name="a1819" text:class-names="">potrebbero</text:span><text:span text:style-name="a1820" text:class-names=""><text:s text:c="1"/></text:span><text:span text:style-name="a1821" text:class-names="">lasciare</text:span><text:span text:style-name="a1822" text:class-names=""><text:s text:c="1"/></text:span><text:span text:style-name="a1823" text:class-names="">dati</text:span><text:span text:style-name="a1824" text:class-names=""><text:s text:c="1"/></text:span><text:span text:style-name="a1825" text:class-names="">inconsistenti</text:span><text:span text:style-name="a1826" text:class-names=""/></text:p>
              </text:list-item>
            </text:list>
          </draw:text-box>
          <svg:title/>
          <svg:desc/>
        </draw:frame>
        <presentation:notes draw:style-name="a1835">
          <draw:page-thumbnail draw:page-number="7" svg:x="0.75in" svg:y="1.25in" svg:width="6in" svg:height="3.375in" presentation:class="page" draw:id="id246" presentation:style-name="a1830" draw:name="Segnaposto immagine diapositiva 1">
            <svg:title/>
            <svg:desc/>
          </draw:page-thumbnail>
          <draw:frame draw:id="id247" presentation:style-name="a1831" draw:name="Segnaposto note 2" svg:x="0.75in" svg:y="4.8125in" svg:width="6in" svg:height="3.9375in" presentation:class="notes" presentation:placeholder="true">
            <draw:text-box/>
            <svg:title/>
            <svg:desc/>
          </draw:frame>
          <draw:frame draw:id="id248" draw:style-name="a1834" draw:name="Segnaposto numero diapositiva 3" svg:x="4.24826in" svg:y="9.49826in" svg:width="3.25in" svg:height="0.50174in">
            <draw:text-box>
              <text:p text:style-name="a1833" text:class-names="" text:cond-style-name=""><text:span text:style-name="a1832" text:class-names=""><text:page-number style:num-format="1" text:fixed="false"/></text:span></text:p>
            </draw:text-box>
            <svg:title/>
            <svg:desc/>
          </draw:frame>
        </presentation:notes>
      </draw:page>
      <draw:page draw:name="Slide3" draw:style-name="a1836" draw:master-page-name="Master1-Layout2-obj-Title-and-Content" presentation:presentation-page-layout-name="Master1-PPL2" draw:id="Slide-258">
        <draw:frame draw:id="id249" presentation:style-name="a1840" draw:name="Titolo 1" svg:x="0.66667in" svg:y="0.30035in" svg:width="12in" svg:height="1.25in" presentation:class="title" presentation:placeholder="false">
          <draw:text-box>
            <text:p text:style-name="a1839" text:class-names="" text:cond-style-name=""><text:span text:style-name="a1837" text:class-names="">Delimiter</text:span><text:span text:style-name="a1838" text:class-names=""/></text:p>
          </draw:text-box>
          <svg:title/>
          <svg:desc/>
        </draw:frame>
        <draw:frame draw:id="id250" presentation:style-name="a1876" draw:name="Segnaposto contenuto 2" svg:x="0.66667in" svg:y="1.75in" svg:width="12in" svg:height="4.94965in" presentation:class="outline" presentation:placeholder="false">
          <draw:text-box>
            <text:list text:style-name="a1863">
              <text:list-item>
                <text:p text:style-name="a1862" text:class-names="" text:cond-style-name=""><text:span text:style-name="a1841" text:class-names="">Di</text:span><text:span text:style-name="a1842" text:class-names=""><text:s text:c="1"/></text:span><text:span text:style-name="a1843" text:class-names="">default,</text:span><text:span text:style-name="a1844" text:class-names=""><text:s text:c="1"/></text:span><text:span text:style-name="a1845" text:class-names="">le</text:span><text:span text:style-name="a1846" text:class-names=""><text:s text:c="1"/></text:span><text:span text:style-name="a1847" text:class-names="">operazioni</text:span><text:span text:style-name="a1848" text:class-names=""><text:s text:c="1"/></text:span><text:span text:style-name="a1849" text:class-names="">MySQL</text:span><text:span text:style-name="a1850" text:class-names=""><text:s text:c="1"/></text:span><text:span text:style-name="a1851" text:class-names="">si</text:span><text:span text:style-name="a1852" text:class-names=""><text:s text:c="1"/></text:span><text:span text:style-name="a1853" text:class-names="">considerano</text:span><text:span text:style-name="a1854" text:class-names=""><text:s text:c="1"/></text:span><text:span text:style-name="a1855" text:class-names="">terminate</text:span><text:span text:style-name="a1856" text:class-names=""><text:s text:c="1"/></text:span><text:span text:style-name="a1857" text:class-names="">dal</text:span><text:span text:style-name="a1858" text:class-names=""><text:s text:c="1"/></text:span><text:span text:style-name="a1859" text:class-names="">carattere</text:span><text:span text:style-name="a1860" text:class-names=""><text:s text:c="1"/></text:span><text:span text:style-name="a1861" text:class-names="">«;»</text:span></text:p>
              </text:list-item>
            </text:list>
            <text:list text:style-name="a1875">
              <text:list-item>
                <text:p text:style-name="a1874" text:class-names="" text:cond-style-name=""><text:span text:style-name="a1864" text:class-names="">Se</text:span><text:span text:style-name="a1865" text:class-names=""><text:s text:c="1"/></text:span><text:span text:style-name="a1866" text:class-names="">all’interno</text:span><text:span text:style-name="a1867" text:class-names=""><text:s text:c="1"/></text:span><text:span text:style-name="a1868" text:class-names="">dell’istruzione principale (Trigger,<text:s text:c="1"/></text:span><text:span text:style-name="a1869" text:class-names="">Stored</text:span><text:span text:style-name="a1870" text:class-names=""><text:s text:c="1"/>Procedure, Evento Schedulato) è presente un’altra istruzione che richiede il «;», è necessario racchiudere il tutto da un cambio di carattere di fine istruzione (</text:span><text:span text:style-name="a1871" text:class-names="">delimiter</text:span><text:span text:style-name="a1872" text:class-names=""><text:s text:c="1"/>//)</text:span><text:span text:style-name="a1873" text:class-names=""/></text:p>
              </text:list-item>
            </text:list>
          </draw:text-box>
          <svg:title/>
          <svg:desc/>
        </draw:frame>
      </draw:page>
      <draw:page draw:name="Slide173" draw:style-name="a1877" draw:master-page-name="Master1-Layout2-obj-Title-and-Content" presentation:presentation-page-layout-name="Master1-PPL2" draw:id="Slide-428">
        <draw:frame draw:id="id251" presentation:style-name="a1881" draw:name="Titolo 1" svg:x="0.66667in" svg:y="0.30035in" svg:width="12in" svg:height="1.25in" presentation:class="title" presentation:placeholder="false">
          <draw:text-box>
            <text:p text:style-name="a1880" text:class-names="" text:cond-style-name=""><text:span text:style-name="a1878" text:class-names="">SIGNAL</text:span><text:span text:style-name="a1879" text:class-names=""/></text:p>
          </draw:text-box>
          <svg:title/>
          <svg:desc/>
        </draw:frame>
        <draw:frame draw:id="id252" presentation:style-name="a1922" draw:name="Segnaposto contenuto 2" svg:x="0.66667in" svg:y="1.75in" svg:width="12in" svg:height="4.94965in" presentation:class="outline" presentation:placeholder="false">
          <draw:text-box>
            <text:list text:style-name="a1886">
              <text:list-item>
                <text:p text:style-name="a1885" text:class-names="" text:cond-style-name=""><text:span text:style-name="a1882" text:class-names="">Per poter sollevare errori (impedire l’operazione) o<text:s text:c="1"/></text:span><text:span text:style-name="a1883" text:class-names="">warnings</text:span><text:span text:style-name="a1884" text:class-names=""><text:s text:c="1"/>(dare semplici informazioni) è possibile utilizzare il comando SIGNAL</text:span></text:p>
              </text:list-item>
            </text:list>
            <text:list text:style-name="a1921">
              <text:list-item>
                <text:p text:style-name="a1920" text:class-names="" text:cond-style-name=""><text:span text:style-name="a1887" text:class-names="">SIGNAL</text:span><text:span text:style-name="a1888" text:class-names=""><text:s text:c="1"/></text:span><text:span text:style-name="a1889" text:class-names="">SQLSTATE</text:span><text:span text:style-name="a1890" text:class-names=""><text:s text:c="1"/></text:span><text:span text:style-name="a1891" text:class-names="">codice;<text:line-break/></text:span><text:span text:style-name="a1892" text:class-names=""><text:line-break/></text:span><text:span text:style-name="a1893" text:class-names="">SIGNAL SQLSTATE '01000’ SET MESSAGE_TEXT = 'A<text:s text:c="1"/></text:span><text:span text:style-name="a1894" text:class-names="">warning</text:span><text:span text:style-name="a1895" text:class-names=""><text:s text:c="1"/></text:span><text:span text:style-name="a1896" text:class-names="">occurred</text:span><text:span text:style-name="a1897" text:class-names="">’; <text:line-break/>I codici che iniziano con 01 fanno parte della classe «</text:span><text:span text:style-name="a1898" text:class-names="">Warning</text:span><text:span text:style-name="a1899" text:class-names="">».</text:span><text:span text:style-name="a1900" text:class-names=""><text:s text:c="1"/></text:span><text:span text:style-name="a1901" text:class-names="">Il</text:span><text:span text:style-name="a1902" text:class-names=""><text:s text:c="1"/></text:span><text:span text:style-name="a1903" text:class-names="">trigger</text:span><text:span text:style-name="a1904" text:class-names=""><text:s text:c="1"/></text:span><text:span text:style-name="a1905" text:class-names="">andrà</text:span><text:span text:style-name="a1906" text:class-names=""><text:s text:c="1"/></text:span><text:span text:style-name="a1907" text:class-names="">a</text:span><text:span text:style-name="a1908" text:class-names=""><text:s text:c="1"/></text:span><text:span text:style-name="a1909" text:class-names="">buon fine ma con 1<text:s text:c="1"/></text:span><text:span text:style-name="a1910" text:class-names="">warning</text:span><text:span text:style-name="a1911" text:class-names="">: potrà essere visualizzato con il comando «SHOW<text:s text:c="1"/></text:span><text:span text:style-name="a1912" text:class-names="">warnings</text:span><text:span text:style-name="a1913" text:class-names="">»;</text:span><text:span text:style-name="a1914" text:class-names=""><text:line-break/><text:line-break/>SIGNAL SQLSTATE '45000' SET MESSAGE_TEXT = 'An<text:s text:c="1"/></text:span><text:span text:style-name="a1915" text:class-names="">error</text:span><text:span text:style-name="a1916" text:class-names=""><text:s text:c="1"/></text:span><text:span text:style-name="a1917" text:class-names="">occurred</text:span><text:span text:style-name="a1918" text:class-names="">’; <text:line-break/>Il codice 45000 è il codice previsto per gli errori custom: il trigger interrompe la procedura di aggiornamento della tabella restituendo un errore.</text:span><text:span text:style-name="a191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in" svg:y="1.89931in" svg:width="11.33333in" svg:height="2.10069in"/>
      <presentation:placeholder presentation:object="subtitle" svg:x="2in" svg:y="4.25in" svg:width="9.33333in" svg:height="1.91667in"/>
      <presentation:placeholder presentation:object="date-time" svg:x="0.66667in" svg:y="6.83333in" svg:width="3.11111in" svg:height="0.52083in"/>
      <presentation:placeholder presentation:object="footer" svg:x="4.55556in" svg:y="6.83681in" svg:width="4.22222in" svg:height="0.52083in"/>
      <presentation:placeholder presentation:object="page-number" svg:x="9.55556in" svg:y="6.84028in" svg:width="3.11111in" svg:height="0.52083in"/>
    </style:presentation-page-layout>
    <style:presentation-page-layout style:name="Master1-PPL2" style:display-name="Title and Content">
      <presentation:placeholder presentation:object="title" svg:x="0.66667in" svg:y="0.30035in" svg:width="12in" svg:height="1.25in"/>
      <presentation:placeholder presentation:object="object" svg:x="0.66667in" svg:y="1.75in" svg:width="12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3" style:display-name="Section Header">
      <presentation:placeholder presentation:object="title" svg:x="1.05324in" svg:y="4.81945in" svg:width="11.33333in" svg:height="1.48958in"/>
      <presentation:placeholder presentation:object="outline" svg:x="1.05324in" svg:y="3.17882in" svg:width="11.33333in" svg:height="1.64062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4" style:display-name="Two Content">
      <presentation:placeholder presentation:object="title" svg:x="0.66667in" svg:y="0.30035in" svg:width="12in" svg:height="1.25in"/>
      <presentation:placeholder presentation:object="object" svg:x="0.66667in" svg:y="1.75in" svg:width="5.88889in" svg:height="4.94965in"/>
      <presentation:placeholder presentation:object="object" svg:x="6.77778in" svg:y="1.75in" svg:width="5.88889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5" style:display-name="Comparison">
      <presentation:placeholder presentation:object="title" svg:x="0.66667in" svg:y="0.30035in" svg:width="12in" svg:height="1.25in"/>
      <presentation:placeholder presentation:object="outline" svg:x="0.66667in" svg:y="1.67882in" svg:width="5.8912in" svg:height="0.69965in"/>
      <presentation:placeholder presentation:object="object" svg:x="0.66667in" svg:y="2.37847in" svg:width="5.8912in" svg:height="4.32118in"/>
      <presentation:placeholder presentation:object="outline" svg:x="6.77315in" svg:y="1.67882in" svg:width="5.89352in" svg:height="0.69965in"/>
      <presentation:placeholder presentation:object="object" svg:x="6.77315in" svg:y="2.37847in" svg:width="5.89352in" svg:height="4.32118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6" style:display-name="Title Only">
      <presentation:placeholder presentation:object="title" svg:x="0.66667in" svg:y="0.30035in" svg:width="12in" svg:height="1.2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7" style:display-name="Blank">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8" style:display-name="Content with Caption">
      <presentation:placeholder presentation:object="title" svg:x="0.66667in" svg:y="0.29861in" svg:width="4.38657in" svg:height="1.27083in"/>
      <presentation:placeholder presentation:object="object" svg:x="5.21296in" svg:y="0.29861in" svg:width="7.4537in" svg:height="6.40104in"/>
      <presentation:placeholder presentation:object="outline" svg:x="0.66667in" svg:y="1.56945in" svg:width="4.38657in" svg:height="5.13021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9" style:display-name="Picture with Caption">
      <presentation:placeholder presentation:object="title" svg:x="2.61343in" svg:y="5.25in" svg:width="8in" svg:height="0.61979in"/>
      <presentation:placeholder presentation:object="graphic" svg:x="2.61343in" svg:y="0.67014in" svg:width="8in" svg:height="4.5in"/>
      <presentation:placeholder presentation:object="outline" svg:x="2.61343in" svg:y="5.86979in" svg:width="8in" svg:height="0.88021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10" style:display-name="Title and Vertical Text">
      <presentation:placeholder presentation:object="title" svg:x="0.66667in" svg:y="0.30035in" svg:width="12in" svg:height="1.25in"/>
      <presentation:placeholder presentation:object="outline" svg:x="0.66667in" svg:y="1.75in" svg:width="12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11" style:display-name="Vertical Title and Text">
      <presentation:placeholder presentation:object="title" svg:x="9.66667in" svg:y="0.30035in" svg:width="3in" svg:height="6.39931in"/>
      <presentation:placeholder presentation:object="outline" svg:x="0.66667in" svg:y="0.30035in" svg:width="8.77778in" svg:height="6.39931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12" style:display-name="Title, Content and Text">
      <presentation:placeholder presentation:object="title" svg:x="0.66667in" svg:y="0.30035in" svg:width="12in" svg:height="1.25in"/>
      <presentation:placeholder presentation:object="object" svg:x="0.66667in" svg:y="1.75in" svg:width="5.88889in" svg:height="4.94965in"/>
      <presentation:placeholder presentation:object="outline" svg:x="6.77778in" svg:y="1.75in" svg:width="5.88889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13" style:display-name="Title and Table">
      <presentation:placeholder presentation:object="title" svg:x="0.66667in" svg:y="0.30035in" svg:width="12in" svg:height="1.25in"/>
      <presentation:placeholder presentation:object="table" svg:x="0.66667in" svg:y="1.75in" svg:width="12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presentation-page-layout style:name="Master1-PPL14" style:display-name="Title, Text, and Content">
      <presentation:placeholder presentation:object="title" svg:x="0.66667in" svg:y="0.30035in" svg:width="12in" svg:height="1.25in"/>
      <presentation:placeholder presentation:object="outline" svg:x="0.66667in" svg:y="1.75in" svg:width="5.88889in" svg:height="4.94965in"/>
      <presentation:placeholder presentation:object="object" svg:x="6.77778in" svg:y="1.75in" svg:width="5.88889in" svg:height="4.94965in"/>
      <presentation:placeholder presentation:object="date-time" svg:x="0.66667in" svg:y="6.83681in" svg:width="3.11111in" svg:height="0.52083in"/>
      <presentation:placeholder presentation:object="page-number" svg:x="9.55556in" svg:y="6.83333in" svg:width="3.11111in" svg:height="0.52083in"/>
      <presentation:placeholder presentation:object="footer" svg:x="4.55556in" svg:y="6.83333in" svg:width="4.22222in" svg:height="0.52083in"/>
    </style:presentation-page-layout>
    <style:default-style style:family="graphic">
      <style:graphic-properties draw:fill="solid" draw:fill-color="#0099cc" draw:opacity="100%" draw:stroke="solid" svg:stroke-width="0.01389in" svg:stroke-color="#ffffff" svg:stroke-opacity="100%" draw:stroke-linejoin="round" svg:stroke-linecap="butt"/>
    </style:default-style>
    <draw:gradient draw:name="a123" draw:style="linear" draw:angle="0" draw:start-color="#002a7d" draw:end-color="#003399" draw:start-intensity="100%" draw:end-intensity="100%"/>
    <draw:gradient draw:name="a280" draw:style="linear" draw:angle="0" draw:start-color="#000514" draw:end-color="#003399" draw:start-intensity="100%" draw:end-intensity="100%"/>
    <draw:gradient draw:name="a755" draw:style="linear" draw:angle="0" draw:start-color="#002a7d" draw:end-color="#003399" draw:start-intensity="100%" draw:end-intensity="100%"/>
    <draw:gradient draw:name="a1126" draw:style="linear" draw:angle="0" draw:start-color="#002a7d" draw:end-color="#003399" draw:start-intensity="100%" draw:end-intensity="100%"/>
    <draw:gradient draw:name="a1312" draw:style="linear" draw:angle="0" draw:start-color="#002a7d" draw:end-color="#003399" draw:start-intensity="100%" draw:end-intensity="100%"/>
    <draw:gradient draw:name="a284" draw:style="linear" draw:angle="900" draw:start-color="#003399" draw:end-color="#002e8b" draw:start-intensity="100%" draw:end-intensity="100%"/>
    <draw:gradient draw:name="a54" draw:style="linear" draw:angle="450" draw:start-color="#002d86" draw:end-color="#003399" draw:start-intensity="100%" draw:end-intensity="100%"/>
    <draw:gradient draw:name="a500" draw:style="linear" draw:angle="450" draw:start-color="#002b82" draw:end-color="#003399" draw:start-intensity="100%" draw:end-intensity="100%"/>
    <draw:gradient draw:name="a288" draw:style="linear" draw:angle="450" draw:start-color="#003399" draw:end-color="#002e8b" draw:start-intensity="100%" draw:end-intensity="100%"/>
    <draw:gradient draw:name="a660" draw:style="linear" draw:angle="0" draw:start-color="#002a7d" draw:end-color="#003399" draw:start-intensity="100%" draw:end-intensity="100%"/>
    <draw:gradient draw:name="a1319" draw:style="linear" draw:angle="450" draw:start-color="#002d86" draw:end-color="#003399" draw:start-intensity="100%" draw:end-intensity="100%"/>
    <draw:gradient draw:name="a911" draw:style="linear" draw:angle="450" draw:start-color="#002b82" draw:end-color="#003399" draw:start-intensity="100%" draw:end-intensity="100%"/>
    <draw:gradient draw:name="a504" draw:style="linear" draw:angle="0" draw:start-color="#000514" draw:end-color="#003399" draw:start-intensity="100%" draw:end-intensity="100%"/>
    <draw:gradient draw:name="a915" draw:style="linear" draw:angle="0" draw:start-color="#000514" draw:end-color="#003399" draw:start-intensity="100%" draw:end-intensity="100%"/>
    <draw:gradient draw:name="a508" draw:style="linear" draw:angle="900" draw:start-color="#003399" draw:end-color="#002e8b" draw:start-intensity="100%" draw:end-intensity="100%"/>
    <draw:gradient draw:name="a1192" draw:style="linear" draw:angle="0" draw:start-color="#000514" draw:end-color="#003399" draw:start-intensity="100%" draw:end-intensity="100%"/>
    <draw:gradient draw:name="a667" draw:style="linear" draw:angle="450" draw:start-color="#002d86" draw:end-color="#003399" draw:start-intensity="100%" draw:end-intensity="100%"/>
    <draw:gradient draw:name="a221" draw:style="linear" draw:angle="450" draw:start-color="#002d86" draw:end-color="#003399" draw:start-intensity="100%" draw:end-intensity="100%"/>
    <draw:gradient draw:name="a919" draw:style="linear" draw:angle="900" draw:start-color="#003399" draw:end-color="#002e8b" draw:start-intensity="100%" draw:end-intensity="100%"/>
    <draw:gradient draw:name="a1196" draw:style="linear" draw:angle="900" draw:start-color="#003399" draw:end-color="#002e8b" draw:start-intensity="100%" draw:end-intensity="100%"/>
    <draw:gradient draw:name="a1002" draw:style="linear" draw:angle="450" draw:start-color="#002b82" draw:end-color="#003399" draw:start-intensity="100%" draw:end-intensity="100%"/>
    <draw:gradient draw:name="a198" draw:style="linear" draw:angle="450" draw:start-color="#002b82" draw:end-color="#003399" draw:start-intensity="100%" draw:end-intensity="100%"/>
    <draw:gradient draw:name="a384" draw:style="linear" draw:angle="450" draw:start-color="#002b82" draw:end-color="#003399" draw:start-intensity="100%" draw:end-intensity="100%"/>
    <draw:gradient draw:name="a820" draw:style="linear" draw:angle="450" draw:start-color="#002b82" draw:end-color="#003399" draw:start-intensity="100%" draw:end-intensity="100%"/>
    <draw:gradient draw:name="a1006" draw:style="linear" draw:angle="0" draw:start-color="#000514" draw:end-color="#003399" draw:start-intensity="100%" draw:end-intensity="100%"/>
    <draw:gradient draw:name="a388" draw:style="linear" draw:angle="0" draw:start-color="#000514" draw:end-color="#003399" draw:start-intensity="100%" draw:end-intensity="100%"/>
    <draw:gradient draw:name="a824" draw:style="linear" draw:angle="0" draw:start-color="#000514" draw:end-color="#003399" draw:start-intensity="100%" draw:end-intensity="100%"/>
    <draw:gradient draw:name="a574" draw:style="linear" draw:angle="450" draw:start-color="#002b82" draw:end-color="#003399" draw:start-intensity="100%" draw:end-intensity="100%"/>
    <draw:gradient draw:name="a130" draw:style="linear" draw:angle="450" draw:start-color="#002d86" draw:end-color="#003399" draw:start-intensity="100%" draw:end-intensity="100%"/>
    <draw:gradient draw:name="a762" draw:style="linear" draw:angle="450" draw:start-color="#002d86" draw:end-color="#003399" draw:start-intensity="100%" draw:end-intensity="100%"/>
    <draw:gradient draw:name="a828" draw:style="linear" draw:angle="900" draw:start-color="#003399" draw:end-color="#002e8b" draw:start-intensity="100%" draw:end-intensity="100%"/>
    <draw:gradient draw:name="a578" draw:style="linear" draw:angle="0" draw:start-color="#000514" draw:end-color="#003399" draw:start-intensity="100%" draw:end-intensity="100%"/>
    <draw:gradient draw:name="a1133" draw:style="linear" draw:angle="450" draw:start-color="#002d86" draw:end-color="#003399" draw:start-intensity="100%" draw:end-intensity="100%"/>
    <draw:gradient draw:name="a292" draw:style="linear" draw:angle="0" draw:start-color="#002a7d" draw:end-color="#003399" draw:start-intensity="100%" draw:end-intensity="100%"/>
    <draw:gradient draw:name="a1296" draw:style="linear" draw:angle="450" draw:start-color="#002b82" draw:end-color="#003399" draw:start-intensity="100%" draw:end-intensity="100%"/>
    <draw:gradient draw:name="a299" draw:style="linear" draw:angle="450" draw:start-color="#002d86" draw:end-color="#003399" draw:start-intensity="100%" draw:end-intensity="100%"/>
    <draw:gradient draw:name="a512" draw:style="linear" draw:angle="450" draw:start-color="#003399" draw:end-color="#002e8b" draw:start-intensity="100%" draw:end-intensity="100%"/>
    <draw:gradient draw:name="a31" draw:style="linear" draw:angle="450" draw:start-color="#002b82" draw:end-color="#003399" draw:start-intensity="100%" draw:end-intensity="100%"/>
    <draw:gradient draw:name="a923" draw:style="linear" draw:angle="450" draw:start-color="#003399" draw:end-color="#002e8b" draw:start-intensity="100%" draw:end-intensity="100%"/>
    <draw:gradient draw:name="a107" draw:style="linear" draw:angle="450" draw:start-color="#002b82" draw:end-color="#003399" draw:start-intensity="100%" draw:end-intensity="100%"/>
    <draw:gradient draw:name="a739" draw:style="linear" draw:angle="450" draw:start-color="#002b82" draw:end-color="#003399" draw:start-intensity="100%" draw:end-intensity="100%"/>
    <draw:gradient draw:name="a516" draw:style="linear" draw:angle="0" draw:start-color="#002a7d" draw:end-color="#003399" draw:start-intensity="100%" draw:end-intensity="100%"/>
    <draw:gradient draw:name="a35" draw:style="linear" draw:angle="0" draw:start-color="#000514" draw:end-color="#003399" draw:start-intensity="100%" draw:end-intensity="100%"/>
    <draw:gradient draw:name="a927" draw:style="linear" draw:angle="0" draw:start-color="#002a7d" draw:end-color="#003399" draw:start-intensity="100%" draw:end-intensity="100%"/>
    <draw:gradient draw:name="a1010" draw:style="linear" draw:angle="900" draw:start-color="#003399" draw:end-color="#002e8b" draw:start-intensity="100%" draw:end-intensity="100%"/>
    <draw:gradient draw:name="a39" draw:style="linear" draw:angle="900" draw:start-color="#003399" draw:end-color="#002e8b" draw:start-intensity="100%" draw:end-intensity="100%"/>
    <draw:gradient draw:name="a392" draw:style="linear" draw:angle="900" draw:start-color="#003399" draw:end-color="#002e8b" draw:start-intensity="100%" draw:end-intensity="100%"/>
    <draw:gradient draw:name="a644" draw:style="linear" draw:angle="450" draw:start-color="#002b82" draw:end-color="#003399" draw:start-intensity="100%" draw:end-intensity="100%"/>
    <draw:gradient draw:name="a1014" draw:style="linear" draw:angle="450" draw:start-color="#003399" draw:end-color="#002e8b" draw:start-intensity="100%" draw:end-intensity="100%"/>
    <draw:gradient draw:name="a1200" draw:style="linear" draw:angle="450" draw:start-color="#003399" draw:end-color="#002e8b" draw:start-intensity="100%" draw:end-intensity="100%"/>
    <draw:gradient draw:name="a832" draw:style="linear" draw:angle="450" draw:start-color="#003399" draw:end-color="#002e8b" draw:start-intensity="100%" draw:end-intensity="100%"/>
    <draw:gradient draw:name="a396" draw:style="linear" draw:angle="450" draw:start-color="#003399" draw:end-color="#002e8b" draw:start-intensity="100%" draw:end-intensity="100%"/>
    <draw:gradient draw:name="a648" draw:style="linear" draw:angle="0" draw:start-color="#000514" draw:end-color="#003399" draw:start-intensity="100%" draw:end-intensity="100%"/>
    <draw:gradient draw:name="a1018" draw:style="linear" draw:angle="0" draw:start-color="#002a7d" draw:end-color="#003399" draw:start-intensity="100%" draw:end-intensity="100%"/>
    <draw:gradient draw:name="a202" draw:style="linear" draw:angle="0" draw:start-color="#000514" draw:end-color="#003399" draw:start-intensity="100%" draw:end-intensity="100%"/>
    <draw:gradient draw:name="a582" draw:style="linear" draw:angle="900" draw:start-color="#003399" draw:end-color="#002e8b" draw:start-intensity="100%" draw:end-intensity="100%"/>
    <draw:gradient draw:name="a1204" draw:style="linear" draw:angle="0" draw:start-color="#002a7d" draw:end-color="#003399" draw:start-intensity="100%" draw:end-intensity="100%"/>
    <draw:gradient draw:name="a836" draw:style="linear" draw:angle="0" draw:start-color="#002a7d" draw:end-color="#003399" draw:start-intensity="100%" draw:end-intensity="100%"/>
    <draw:gradient draw:name="a206" draw:style="linear" draw:angle="900" draw:start-color="#003399" draw:end-color="#002e8b" draw:start-intensity="100%" draw:end-intensity="100%"/>
    <draw:gradient draw:name="a586" draw:style="linear" draw:angle="450" draw:start-color="#003399" draw:end-color="#002e8b" draw:start-intensity="100%" draw:end-intensity="100%"/>
    <draw:gradient draw:name="a1110" draw:style="linear" draw:angle="450" draw:start-color="#002b82" draw:end-color="#003399" draw:start-intensity="100%" draw:end-intensity="100%"/>
    <draw:gradient draw:name="a111" draw:style="linear" draw:angle="0" draw:start-color="#000514" draw:end-color="#003399" draw:start-intensity="100%" draw:end-intensity="100%"/>
    <draw:gradient draw:name="a743" draw:style="linear" draw:angle="0" draw:start-color="#000514" draw:end-color="#003399" draw:start-intensity="100%" draw:end-intensity="100%"/>
    <draw:gradient draw:name="a1114" draw:style="linear" draw:angle="0" draw:start-color="#000514" draw:end-color="#003399" draw:start-intensity="100%" draw:end-intensity="100%"/>
    <draw:gradient draw:name="a1300" draw:style="linear" draw:angle="0" draw:start-color="#000514" draw:end-color="#003399" draw:start-intensity="100%" draw:end-intensity="100%"/>
    <draw:gradient draw:name="a115" draw:style="linear" draw:angle="900" draw:start-color="#003399" draw:end-color="#002e8b" draw:start-intensity="100%" draw:end-intensity="100%"/>
    <draw:gradient draw:name="a523" draw:style="linear" draw:angle="450" draw:start-color="#002d86" draw:end-color="#003399" draw:start-intensity="100%" draw:end-intensity="100%"/>
    <draw:gradient draw:name="a747" draw:style="linear" draw:angle="900" draw:start-color="#003399" draw:end-color="#002e8b" draw:start-intensity="100%" draw:end-intensity="100%"/>
    <draw:gradient draw:name="a1118" draw:style="linear" draw:angle="900" draw:start-color="#003399" draw:end-color="#002e8b" draw:start-intensity="100%" draw:end-intensity="100%"/>
    <draw:gradient draw:name="a43" draw:style="linear" draw:angle="450" draw:start-color="#003399" draw:end-color="#002e8b" draw:start-intensity="100%" draw:end-intensity="100%"/>
    <draw:gradient draw:name="a1304" draw:style="linear" draw:angle="900" draw:start-color="#003399" draw:end-color="#002e8b" draw:start-intensity="100%" draw:end-intensity="100%"/>
    <draw:gradient draw:name="a934" draw:style="linear" draw:angle="450" draw:start-color="#002d86" draw:end-color="#003399" draw:start-intensity="100%" draw:end-intensity="100%"/>
    <draw:gradient draw:name="a119" draw:style="linear" draw:angle="450" draw:start-color="#003399" draw:end-color="#002e8b" draw:start-intensity="100%" draw:end-intensity="100%"/>
    <draw:gradient draw:name="a276" draw:style="linear" draw:angle="450" draw:start-color="#002b82" draw:end-color="#003399" draw:start-intensity="100%" draw:end-intensity="100%"/>
    <draw:gradient draw:name="a47" draw:style="linear" draw:angle="0" draw:start-color="#002a7d" draw:end-color="#003399" draw:start-intensity="100%" draw:end-intensity="100%"/>
    <draw:gradient draw:name="a1308" draw:style="linear" draw:angle="450" draw:start-color="#003399" draw:end-color="#002e8b" draw:start-intensity="100%" draw:end-intensity="100%"/>
    <draw:gradient draw:name="a652" draw:style="linear" draw:angle="900" draw:start-color="#003399" draw:end-color="#002e8b" draw:start-intensity="100%" draw:end-intensity="100%"/>
    <draw:gradient draw:name="a1025" draw:style="linear" draw:angle="450" draw:start-color="#002d86" draw:end-color="#003399" draw:start-intensity="100%" draw:end-intensity="100%"/>
    <draw:gradient draw:name="a590" draw:style="linear" draw:angle="0" draw:start-color="#002a7d" draw:end-color="#003399" draw:start-intensity="100%" draw:end-intensity="100%"/>
    <draw:gradient draw:name="a1211" draw:style="linear" draw:angle="450" draw:start-color="#002d86" draw:end-color="#003399" draw:start-intensity="100%" draw:end-intensity="100%"/>
    <draw:gradient draw:name="a656" draw:style="linear" draw:angle="450" draw:start-color="#003399" draw:end-color="#002e8b" draw:start-intensity="100%" draw:end-intensity="100%"/>
    <draw:gradient draw:name="a210" draw:style="linear" draw:angle="450" draw:start-color="#003399" draw:end-color="#002e8b" draw:start-intensity="100%" draw:end-intensity="100%"/>
    <draw:gradient draw:name="a843" draw:style="linear" draw:angle="450" draw:start-color="#002d86" draw:end-color="#003399" draw:start-intensity="100%" draw:end-intensity="100%"/>
    <draw:gradient draw:name="a214" draw:style="linear" draw:angle="0" draw:start-color="#002a7d" draw:end-color="#003399" draw:start-intensity="100%" draw:end-intensity="100%"/>
    <draw:gradient draw:name="a400" draw:style="linear" draw:angle="0" draw:start-color="#002a7d" draw:end-color="#003399" draw:start-intensity="100%" draw:end-intensity="100%"/>
    <draw:gradient draw:name="a1188" draw:style="linear" draw:angle="450" draw:start-color="#002b82" draw:end-color="#003399" draw:start-intensity="100%" draw:end-intensity="100%"/>
    <draw:gradient draw:name="a597" draw:style="linear" draw:angle="450" draw:start-color="#002d86" draw:end-color="#003399" draw:start-intensity="100%" draw:end-intensity="100%"/>
    <draw:gradient draw:name="a407" draw:style="linear" draw:angle="450" draw:start-color="#002d86" draw:end-color="#003399" draw:start-intensity="100%" draw:end-intensity="100%"/>
    <draw:gradient draw:name="a751" draw:style="linear" draw:angle="450" draw:start-color="#003399" draw:end-color="#002e8b" draw:start-intensity="100%" draw:end-intensity="100%"/>
    <draw:gradient draw:name="a1122" draw:style="linear" draw:angle="450" draw:start-color="#003399" draw:end-color="#002e8b"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top" draw:textarea-horizontal-align="left" draw:fill="gradient" draw:fill-gradient-name="a400"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05in" fo:padding-bottom="0.05in" fo:padding-left="0.1in" fo:padding-right="0.1in" draw:textarea-vertical-align="top" draw:textarea-horizontal-align="left" draw:fill="gradient" draw:fill-gradient-name="a407"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6">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text-transform="uppercase" fo:color="#e5e5ff" style:text-line-through-type="none" style:text-line-through-style="none" style:text-line-through-width="auto" style:text-line-through-color="font-color" style:text-position="0% 100%" fo:font-family="Garamond" fo:font-size="0.55556in" style:font-size-asian="0.55556in" style:font-size-complex="0.55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8">
      <style:text-properties fo:text-transform="uppercase" fo:color="#e5e5ff" style:text-line-through-type="none" style:text-line-through-style="none" style:text-line-through-width="auto" style:text-line-through-color="font-color" style:text-position="0% 100%" fo:font-family="Garamond" fo:font-size="0.55556in" style:font-size-asian="0.55556in" style:font-size-complex="0.55556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4">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gradient" draw:fill-gradient-name="a500" draw:stroke="none" draw:auto-grow-width="false" draw:auto-grow-height="false"/>
      <style:paragraph-properties style:font-independent-line-spacing="true" style:writing-mode="lr-tb"/>
    </style:style>
    <style:style style:family="paragraph" style:name="a349">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left" draw:fill="gradient" draw:fill-gradient-name="a504"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gradient" draw:fill-gradient-name="a508"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5in" fo:padding-bottom="0.05in" fo:padding-left="0.1in" fo:padding-right="0.1in" draw:textarea-vertical-align="top" draw:textarea-horizontal-align="left" draw:fill="gradient" draw:fill-gradient-name="a276"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3">
      <style:graphic-properties fo:wrap-option="wrap" fo:padding-top="0.05in" fo:padding-bottom="0.05in" fo:padding-left="0.1in" fo:padding-right="0.1in" draw:textarea-vertical-align="top" draw:textarea-horizontal-align="left" draw:fill="gradient" draw:fill-gradient-name="a512"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5in" fo:padding-bottom="0.05in" fo:padding-left="0.1in" fo:padding-right="0.1in" draw:textarea-vertical-align="top" draw:textarea-horizontal-align="left" draw:fill="gradient" draw:fill-gradient-name="a516"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003399"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top" draw:textarea-horizontal-align="left" draw:fill="gradient" draw:fill-gradient-name="a28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
      <style:graphic-properties fo:wrap-option="wrap" fo:padding-top="0.05in" fo:padding-bottom="0.05in" fo:padding-left="0.1in" fo:padding-right="0.1in" draw:textarea-vertical-align="top" draw:textarea-horizontal-align="left" draw:fill="gradient" draw:fill-gradient-name="a284" draw:stroke="none" draw:auto-grow-width="false" draw:auto-grow-height="false"/>
      <style:paragraph-properties style:font-independent-line-spacing="true" style:writing-mode="lr-tb"/>
    </style:style>
    <style:style style:family="paragraph" style:name="a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in" fo:padding-bottom="0.05in" fo:padding-left="0.1in" fo:padding-right="0.1in" draw:textarea-vertical-align="top" draw:textarea-horizontal-align="left" draw:fill="gradient" draw:fill-gradient-name="a288" draw:stroke="none" draw:auto-grow-width="false" draw:auto-grow-height="false"/>
      <style:paragraph-properties style:font-independent-line-spacing="true" style:writing-mode="lr-tb"/>
    </style:style>
    <style:style style:family="paragraph" style:name="a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4">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aragraph" style:name="a4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gradient" draw:fill-gradient-name="a292"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5in" fo:padding-bottom="0.05in" fo:padding-left="0.1in" fo:padding-right="0.1in" draw:textarea-vertical-align="top" draw:textarea-horizontal-align="left" draw:fill="gradient" draw:fill-gradient-name="a384"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top" draw:textarea-horizontal-align="left" draw:fill="gradient" draw:fill-gradient-name="a388"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e5e5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e5e5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top" draw:textarea-horizontal-align="left" draw:fill="gradient" draw:fill-gradient-name="a392" draw:stroke="none" draw:auto-grow-width="false" draw:auto-grow-height="fals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top" draw:textarea-horizontal-align="left" draw:fill="gradient" draw:fill-gradient-name="a396"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2">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8">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Garamond" fo:font-size="0.22222in" style:font-size-asian="0.22222in" style:font-size-complex="0.222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gradient" draw:fill-gradient-name="a644"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5in" fo:padding-bottom="0.05in" fo:padding-left="0.1in" fo:padding-right="0.1in" draw:textarea-vertical-align="top" draw:textarea-horizontal-align="left" draw:fill="gradient" draw:fill-gradient-name="a648"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top" draw:textarea-horizontal-align="left" draw:fill="gradient" draw:fill-gradient-name="a31"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5in" fo:padding-bottom="0.05in" fo:padding-left="0.1in" fo:padding-right="0.1in" draw:textarea-vertical-align="top" draw:textarea-horizontal-align="left" draw:fill="gradient" draw:fill-gradient-name="a574"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left" draw:fill="gradient" draw:fill-gradient-name="a652" draw:stroke="none" draw:auto-grow-width="false" draw:auto-grow-height="false"/>
      <style:paragraph-properties style:font-independent-line-spacing="true" style:writing-mode="lr-tb"/>
    </style:style>
    <style:style style:family="graphic" style:name="a36">
      <style:graphic-properties fo:wrap-option="wrap" fo:padding-top="0.05in" fo:padding-bottom="0.05in" fo:padding-left="0.1in" fo:padding-right="0.1in" draw:textarea-vertical-align="top" draw:textarea-horizontal-align="left" draw:fill="gradient" draw:fill-gradient-name="a35"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top" draw:textarea-horizontal-align="left" draw:fill="gradient" draw:fill-gradient-name="a578" draw:stroke="none" draw:auto-grow-width="false" draw:auto-grow-height="false"/>
      <style:paragraph-properties style:font-independent-line-spacing="true" style:writing-mode="lr-tb"/>
    </style:style>
    <style:style style:family="paragraph" style:name="a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57">
      <style:graphic-properties fo:wrap-option="wrap" fo:padding-top="0.05in" fo:padding-bottom="0.05in" fo:padding-left="0.1in" fo:padding-right="0.1in" draw:textarea-vertical-align="top" draw:textarea-horizontal-align="left" draw:fill="gradient" draw:fill-gradient-name="a656"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5in" fo:padding-bottom="0.05in" fo:padding-left="0.1in" fo:padding-right="0.1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fo:wrap-option="wrap" fo:padding-top="0.05in" fo:padding-bottom="0.05in" fo:padding-left="0.1in" fo:padding-right="0.1in" draw:textarea-vertical-align="top" draw:textarea-horizontal-align="left" draw:fill="gradient" draw:fill-gradient-name="a582"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5in" fo:padding-bottom="0.05in" fo:padding-left="0.1in" fo:padding-right="0.1in" draw:textarea-vertical-align="top" draw:textarea-horizontal-align="left" draw:fill="gradient" draw:fill-gradient-name="a660" draw:stroke="none"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fo:wrap-option="wrap" fo:padding-top="0.05in" fo:padding-bottom="0.05in" fo:padding-left="0.1in" fo:padding-right="0.1in" draw:textarea-vertical-align="top" draw:textarea-horizontal-align="left" draw:fill="gradient" draw:fill-gradient-name="a586" draw:stroke="none" draw:auto-grow-width="false" draw:auto-grow-height="false"/>
      <style:paragraph-properties style:font-independent-line-spacing="true" style:writing-mode="lr-tb"/>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top" draw:textarea-horizontal-align="left" draw:fill="gradient" draw:fill-gradient-name="a739" draw:stroke="none" draw:auto-grow-width="false" draw:auto-grow-height="false"/>
      <style:paragraph-properties style:font-independent-line-spacing="true" style:writing-mode="lr-tb"/>
    </style:style>
    <style:style style:family="graphic" style:name="a664">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05in" fo:padding-bottom="0.05in" fo:padding-left="0.1in" fo:padding-right="0.1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top" draw:textarea-horizontal-align="left" draw:fill="gradient" draw:fill-gradient-name="a743" draw:stroke="none" draw:auto-grow-width="false" draw:auto-grow-height="false"/>
      <style:paragraph-properties style:font-independent-line-spacing="true" style:writing-mode="lr-tb"/>
    </style:style>
    <style:style style:family="graphic" style:name="a668">
      <style:graphic-properties fo:wrap-option="wrap" fo:padding-top="0.05in" fo:padding-bottom="0.05in" fo:padding-left="0.1in" fo:padding-right="0.1in" draw:textarea-vertical-align="top" draw:textarea-horizontal-align="left" draw:fill="gradient" draw:fill-gradient-name="a667"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top" draw:textarea-horizontal-align="left" draw:fill="gradient" draw:fill-gradient-name="a820"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fo:wrap-option="wrap" fo:padding-top="0.05in" fo:padding-bottom="0.05in" fo:padding-left="0.1in" fo:padding-right="0.1in" draw:textarea-vertical-align="top" draw:textarea-horizontal-align="left" draw:fill="gradient" draw:fill-gradient-name="a747" draw:stroke="none"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left" draw:fill="gradient" draw:fill-gradient-name="a824"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9">
      <style:graphic-properties fo:wrap-option="wrap" fo:padding-top="0.05in" fo:padding-bottom="0.05in" fo:padding-left="0.1in" fo:padding-right="0.1in" draw:textarea-vertical-align="top" draw:textarea-horizontal-align="left" draw:fill="gradient" draw:fill-gradient-name="a828" draw:stroke="none" draw:auto-grow-width="false" draw:auto-grow-height="false"/>
      <style:paragraph-properties style:font-independent-line-spacing="true" style:writing-mode="lr-tb"/>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3">
      <style:graphic-properties fo:wrap-option="wrap" fo:padding-top="0.05in" fo:padding-bottom="0.05in" fo:padding-left="0.1in" fo:padding-right="0.1in" draw:textarea-vertical-align="top" draw:textarea-horizontal-align="left" draw:fill="gradient" draw:fill-gradient-name="a1002"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gradient" draw:fill-gradient-name="a1006"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gradient" draw:fill-gradient-name="a590"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05in" fo:padding-bottom="0.05in" fo:padding-left="0.1in" fo:padding-right="0.1in" draw:textarea-vertical-align="top" draw:textarea-horizontal-align="left" draw:fill="gradient" draw:fill-gradient-name="a54"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05in" fo:padding-bottom="0.05in" fo:padding-left="0.1in" fo:padding-right="0.1in" draw:textarea-vertical-align="top" draw:textarea-horizontal-align="left" draw:fill="gradient" draw:fill-gradient-name="a597"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05in" fo:padding-bottom="0.05in" fo:padding-left="0.1in" fo:padding-right="0.1in" draw:textarea-vertical-align="top" draw:textarea-horizontal-align="left" draw:fill="gradient" draw:fill-gradient-name="a751"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5in" fo:padding-bottom="0.05in" fo:padding-left="0.1in" fo:padding-right="0.1in" draw:textarea-vertical-align="top" draw:textarea-horizontal-align="left" draw:fill="gradient" draw:fill-gradient-name="a755" draw:stroke="none" draw:auto-grow-width="false" draw:auto-grow-height="false"/>
      <style:paragraph-properties style:font-independent-line-spacing="true" style:writing-mode="lr-tb"/>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top" draw:textarea-horizontal-align="left" draw:fill="gradient" draw:fill-gradient-name="a832"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top" draw:textarea-horizontal-align="left" draw:fill="gradient" draw:fill-gradient-name="a911"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7">
      <style:graphic-properties fo:wrap-option="wrap" fo:padding-top="0.05in" fo:padding-bottom="0.05in" fo:padding-left="0.1in" fo:padding-right="0.1in" draw:textarea-vertical-align="top" draw:textarea-horizontal-align="left" draw:fill="gradient" draw:fill-gradient-name="a836"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gradient" draw:fill-gradient-name="a915"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gradient" draw:fill-gradient-name="a1010"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top" draw:textarea-horizontal-align="left" draw:fill="gradient" draw:fill-gradient-name="a1014"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top" draw:textarea-horizontal-align="left" draw:fill="gradient" draw:fill-gradient-name="a1018"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05in" fo:padding-bottom="0.05in" fo:padding-left="0.1in" fo:padding-right="0.1in" draw:textarea-vertical-align="top" draw:textarea-horizontal-align="left" draw:fill="gradient" draw:fill-gradient-name="a762"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top" draw:textarea-horizontal-align="left" draw:fill="gradient" draw:fill-gradient-name="a919" draw:stroke="none" draw:auto-grow-width="false" draw:auto-grow-height="false"/>
      <style:paragraph-properties style:font-independent-line-spacing="true" style:writing-mode="lr-tb"/>
    </style:style>
    <style:style style:family="graphic" style:name="a844">
      <style:graphic-properties fo:wrap-option="wrap" fo:padding-top="0.05in" fo:padding-bottom="0.05in" fo:padding-left="0.1in" fo:padding-right="0.1in" draw:textarea-vertical-align="top" draw:textarea-horizontal-align="left" draw:fill="gradient" draw:fill-gradient-name="a843"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4">
      <style:graphic-properties fo:wrap-option="wrap" fo:padding-top="0.05in" fo:padding-bottom="0.05in" fo:padding-left="0.1in" fo:padding-right="0.1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top" draw:textarea-horizontal-align="left" draw:fill="gradient" draw:fill-gradient-name="a1025" draw:stroke="none"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gradient" draw:fill-gradient-name="a934"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11">
      <style:graphic-properties fo:wrap-option="wrap" fo:padding-top="0.05in" fo:padding-bottom="0.05in" fo:padding-left="0.1in" fo:padding-right="0.1in" draw:textarea-vertical-align="top" draw:textarea-horizontal-align="left" draw:fill="gradient" draw:fill-gradient-name="a1110"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gradient" draw:fill-gradient-name="a1114"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top" draw:textarea-horizontal-align="left" draw:fill="gradient" draw:fill-gradient-name="a1118"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
      <style:drawing-page-properties draw:fill="solid" draw:fill-color="#003399"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graphic-properties fo:wrap-option="wrap" fo:padding-top="0.05in" fo:padding-bottom="0.05in" fo:padding-left="0.1in" fo:padding-right="0.1in" draw:textarea-vertical-align="top" draw:textarea-horizontal-align="left" draw:fill="gradient" draw:fill-gradient-name="a1122"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top" draw:textarea-horizontal-align="left" draw:fill="gradient" draw:fill-gradient-name="a1200"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e5e5ff" style:text-line-through-type="none" style:text-line-through-style="none" style:text-line-through-width="auto" style:text-line-through-color="font-color" style:text-position="0% 100%" fo:font-family="Garamond" fo:font-size="0.83333in" style:font-size-asian="0.83333in" style:font-size-complex="0.8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top" draw:textarea-horizontal-align="left" draw:fill="gradient" draw:fill-gradient-name="a1126" draw:stroke="none" draw:auto-grow-width="false" draw:auto-grow-height="false"/>
      <style:paragraph-properties style:font-independent-line-spacing="true" style:writing-mode="lr-tb"/>
    </style:style>
    <style:style style:family="paragraph" style:name="a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05">
      <style:graphic-properties fo:wrap-option="wrap" fo:padding-top="0.05in" fo:padding-bottom="0.05in" fo:padding-left="0.1in" fo:padding-right="0.1in" draw:textarea-vertical-align="top" draw:textarea-horizontal-align="left" draw:fill="gradient" draw:fill-gradient-name="a1204" draw:stroke="none" draw:auto-grow-width="false" draw:auto-grow-height="false"/>
      <style:paragraph-properties style:font-independent-line-spacing="true" style:writing-mode="lr-tb"/>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08">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e5e5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e5e5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gradient" draw:fill-gradient-name="a1133" draw:stroke="none" draw:auto-grow-width="false" draw:auto-grow-height="false"/>
      <style:paragraph-properties style:font-independent-line-spacing="true" style:writing-mode="lr-tb"/>
    </style:style>
    <style:style style:family="drawing-page" style:name="a10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top" draw:textarea-horizontal-align="left" draw:fill="gradient" draw:fill-gradient-name="a1211" draw:stroke="none" draw:auto-grow-width="false" draw:auto-grow-height="false"/>
      <style:paragraph-properties style:font-independent-line-spacing="true" style:writing-mode="lr-tb"/>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0">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61">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69">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fo:wrap-option="wrap" fo:padding-top="0.05in" fo:padding-bottom="0.05in" fo:padding-left="0.1in" fo:padding-right="0.1in" draw:textarea-vertical-align="top" draw:textarea-horizontal-align="left" draw:fill="gradient" draw:fill-gradient-name="a1300" draw:stroke="none" draw:auto-grow-width="false" draw:auto-grow-height="false"/>
      <style:paragraph-properties style:font-independent-line-spacing="true" style:writing-mode="lr-tb"/>
    </style:style>
    <style:style style:family="paragraph" style:name="a1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top" draw:textarea-horizontal-align="left" draw:fill="gradient" draw:fill-gradient-name="a1304" draw:stroke="none" draw:auto-grow-width="false" draw:auto-grow-height="fals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top" draw:textarea-horizontal-align="left" draw:fill="gradient" draw:fill-gradient-name="a130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1">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89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3">
      <style:graphic-properties fo:wrap-option="wrap" fo:padding-top="0.05in" fo:padding-bottom="0.05in" fo:padding-left="0.1in" fo:padding-right="0.1in" draw:textarea-vertical-align="top" draw:textarea-horizontal-align="left" draw:fill="gradient" draw:fill-gradient-name="a1312"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8">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0">
      <style:graphic-properties fo:wrap-option="wrap" fo:padding-top="0.05in" fo:padding-bottom="0.05in" fo:padding-left="0.1in" fo:padding-right="0.1in" draw:textarea-vertical-align="top" draw:textarea-horizontal-align="left" draw:fill="gradient" draw:fill-gradient-name="a1319" draw:stroke="none" draw:auto-grow-width="false" draw:auto-grow-height="false"/>
      <style:paragraph-properties style:font-independent-line-spacing="true" style:writing-mode="lr-tb"/>
    </style:style>
    <style:style style:family="presentation" style:name="a1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6">
      <style:drawing-page-properties draw:fill="solid" draw:fill-color="#00339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e5e5ff" style:text-line-through-type="none" style:text-line-through-style="none" style:text-line-through-width="auto" style:text-line-through-color="font-color" style:text-position="0% 100%" fo:font-family="Garamond"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61">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top" draw:textarea-horizontal-align="left" draw:fill="gradient" draw:fill-gradient-name="a1188"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left" draw:fill="gradient" draw:fill-gradient-name="a1192"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top" draw:textarea-horizontal-align="left" draw:fill="gradient" draw:fill-gradient-name="a1196" draw:stroke="none"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Garamond" fo:font-size="0.27778in" style:font-size-asian="0.27778in" style:font-size-complex="0.277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top" draw:textarea-horizontal-align="left" draw:fill="gradient" draw:fill-gradient-name="a1296" draw:stroke="none"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top" draw:textarea-horizontal-align="left" draw:fill="gradient" draw:fill-gradient-name="a107"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top" draw:textarea-horizontal-align="left" draw:fill="gradient" draw:fill-gradient-name="a111"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5in" fo:padding-bottom="0.05in" fo:padding-left="0.1in" fo:padding-right="0.1in" draw:textarea-vertical-align="top" draw:textarea-horizontal-align="left" draw:fill="gradient" draw:fill-gradient-name="a115" draw:stroke="none" draw:auto-grow-width="false" draw:auto-grow-height="fals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top" draw:textarea-horizontal-align="left" draw:fill="gradient" draw:fill-gradient-name="a119"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gradient" draw:fill-gradient-name="a123"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graphic" style:name="a203">
      <style:graphic-properties fo:wrap-option="wrap" fo:padding-top="0.05in" fo:padding-bottom="0.05in" fo:padding-left="0.1in" fo:padding-right="0.1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top" draw:textarea-horizontal-align="left" draw:fill="gradient" draw:fill-gradient-name="a206"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top" draw:textarea-horizontal-align="left" draw:fill="gradient" draw:fill-gradient-name="a13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1">
      <style:graphic-properties fo:wrap-option="wrap" fo:padding-top="0.05in" fo:padding-bottom="0.05in" fo:padding-left="0.1in" fo:padding-right="0.1in" draw:textarea-vertical-align="top" draw:textarea-horizontal-align="left" draw:fill="gradient" draw:fill-gradient-name="a21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top" draw:textarea-horizontal-align="left" draw:fill="gradient" draw:fill-gradient-name="a214"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top" draw:textarea-horizontal-align="left" draw:fill="solid" draw:fill-color="#003399" draw:opacity="100%"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Garamond" fo:font-size="0.25in" style:font-size-asian="0.25in" style:font-size-complex="0.25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top" draw:textarea-horizontal-align="left" draw:fill="gradient" draw:fill-gradient-name="a221"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top" draw:textarea-horizontal-align="left" draw:fill="gradient" draw:fill-gradient-name="a299"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17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456">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985">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459">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8">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989">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253">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341">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256">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070">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344">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259">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073">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347">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076">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21">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24">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712">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2">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350">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1080">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354">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885">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08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358">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72">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888">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087">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75">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2">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477">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bullet text:level="1" text:bullet-char="n">
        <style:list-level-properties text:space-before="0in" text:min-label-width="0.375in"/>
        <style:text-properties fo:color="#ffcc00" fo:font-family="Wingdings" style:font-pitch="variable" fo:font-size="70%"/>
      </text:list-level-style-bullet>
      <text:list-level-style-bullet text:level="2" text:bullet-char="n">
        <style:list-level-properties text:space-before="0.4375in" text:min-label-width="0.375in"/>
        <style:text-properties fo:color="#ffcc00" fo:font-family="Wingdings" style:font-pitch="variable" fo:font-size="70%"/>
      </text:list-level-style-bullet>
      <text:list-level-style-bullet text:level="3" text:bullet-char="n">
        <style:list-level-properties text:space-before="0.875in" text:min-label-width="0.375in"/>
        <style:text-properties fo:color="#ffcc00" fo:font-family="Wingdings" style:font-pitch="variable" fo:font-size="70%"/>
      </text:list-level-style-bullet>
      <text:list-level-style-bullet text:level="4" text:bullet-char="n">
        <style:list-level-properties text:space-before="1.375in" text:min-label-width="0.375in"/>
        <style:text-properties fo:color="#ffcc00" fo:font-family="Wingdings" style:font-pitch="variable" fo:font-size="70%"/>
      </text:list-level-style-bullet>
      <text:list-level-style-bullet text:level="5" text:bullet-char="n">
        <style:list-level-properties text:space-before="1.875in" text:min-label-width="0.375in"/>
        <style:text-properties fo:color="#ffcc00" fo:font-family="Wingdings" style:font-pitch="variable" fo:font-size="70%"/>
      </text:list-level-style-bullet>
      <text:list-level-style-bullet text:level="6" text:bullet-char="n">
        <style:list-level-properties text:space-before="2.375in" text:min-label-width="0.375in"/>
        <style:text-properties fo:color="#ffcc00" fo:font-family="Wingdings" style:font-pitch="variable" fo:font-size="70%"/>
      </text:list-level-style-bullet>
      <text:list-level-style-bullet text:level="7" text:bullet-char="n">
        <style:list-level-properties text:space-before="2.875in" text:min-label-width="0.375in"/>
        <style:text-properties fo:color="#ffcc00" fo:font-family="Wingdings" style:font-pitch="variable" fo:font-size="70%"/>
      </text:list-level-style-bullet>
      <text:list-level-style-bullet text:level="8" text:bullet-char="n">
        <style:list-level-properties text:space-before="3.375in" text:min-label-width="0.375in"/>
        <style:text-properties fo:color="#ffcc00" fo:font-family="Wingdings" style:font-pitch="variable" fo:font-size="70%"/>
      </text:list-level-style-bullet>
      <text:list-level-style-bullet text:level="9" text:bullet-char="n">
        <style:list-level-properties text:space-before="3.875in" text:min-label-width="0.375in"/>
        <style:text-properties fo:color="#ffcc00" fo:font-family="Wingdings" style:font-pitch="variable" fo:font-size="7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3">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n">
        <style:list-level-properties text:space-before="0.0625in" text:min-label-width="0.3125in"/>
        <style:text-properties fo:color="#a886e0" fo:font-family="Wingdings" style:font-pitch="variable" fo:font-size="70%"/>
      </text:list-level-style-bullet>
      <text:list-level-style-bullet text:level="2" text:bullet-char="n">
        <style:list-level-properties text:space-before="0.5in" text:min-label-width="0.3125in"/>
        <style:text-properties fo:color="#a886e0" fo:font-family="Wingdings" style:font-pitch="variable" fo:font-size="70%"/>
      </text:list-level-style-bullet>
      <text:list-level-style-bullet text:level="3" text:bullet-char="n">
        <style:list-level-properties text:space-before="0.9375in" text:min-label-width="0.3125in"/>
        <style:text-properties fo:color="#a886e0" fo:font-family="Wingdings" style:font-pitch="variable" fo:font-size="70%"/>
      </text:list-level-style-bullet>
      <text:list-level-style-bullet text:level="4" text:bullet-char="n">
        <style:list-level-properties text:space-before="1.4375in" text:min-label-width="0.3125in"/>
        <style:text-properties fo:color="#a886e0" fo:font-family="Wingdings" style:font-pitch="variable" fo:font-size="70%"/>
      </text:list-level-style-bullet>
      <text:list-level-style-bullet text:level="5" text:bullet-char="n">
        <style:list-level-properties text:space-before="1.9375in" text:min-label-width="0.3125in"/>
        <style:text-properties fo:color="#a886e0" fo:font-family="Wingdings" style:font-pitch="variable" fo:font-size="70%"/>
      </text:list-level-style-bullet>
      <text:list-level-style-bullet text:level="6" text:bullet-char="n">
        <style:list-level-properties text:space-before="2.4375in" text:min-label-width="0.3125in"/>
        <style:text-properties fo:color="#a886e0" fo:font-family="Wingdings" style:font-pitch="variable" fo:font-size="70%"/>
      </text:list-level-style-bullet>
      <text:list-level-style-bullet text:level="7" text:bullet-char="n">
        <style:list-level-properties text:space-before="2.9375in" text:min-label-width="0.3125in"/>
        <style:text-properties fo:color="#a886e0" fo:font-family="Wingdings" style:font-pitch="variable" fo:font-size="70%"/>
      </text:list-level-style-bullet>
      <text:list-level-style-bullet text:level="8" text:bullet-char="n">
        <style:list-level-properties text:space-before="3.4375in" text:min-label-width="0.3125in"/>
        <style:text-properties fo:color="#a886e0" fo:font-family="Wingdings" style:font-pitch="variable" fo:font-size="70%"/>
      </text:list-level-style-bullet>
      <text:list-level-style-bullet text:level="9" text:bullet-char="n">
        <style:list-level-properties text:space-before="3.9375in" text:min-label-width="0.3125in"/>
        <style:text-properties fo:color="#a886e0" fo:font-family="Wingdings" style:font-pitch="variable" fo:font-size="7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6">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891">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364">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9">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894">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1093">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367">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185">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n">
        <style:list-level-properties text:space-before="0.125in" text:min-label-width="0.25in"/>
        <style:text-properties fo:color="#e5e5ff" fo:font-family="Wingdings" style:font-pitch="variable" fo:font-size="70%"/>
      </text:list-level-style-bullet>
      <text:list-level-style-bullet text:level="2" text:bullet-char="n">
        <style:list-level-properties text:space-before="0.5625in" text:min-label-width="0.25in"/>
        <style:text-properties fo:color="#e5e5ff" fo:font-family="Wingdings" style:font-pitch="variable" fo:font-size="70%"/>
      </text:list-level-style-bullet>
      <text:list-level-style-bullet text:level="3" text:bullet-char="n">
        <style:list-level-properties text:space-before="1in" text:min-label-width="0.25in"/>
        <style:text-properties fo:color="#e5e5ff" fo:font-family="Wingdings" style:font-pitch="variable" fo:font-size="70%"/>
      </text:list-level-style-bullet>
      <text:list-level-style-bullet text:level="4" text:bullet-char="n">
        <style:list-level-properties text:space-before="1.5in" text:min-label-width="0.25in"/>
        <style:text-properties fo:color="#e5e5ff" fo:font-family="Wingdings" style:font-pitch="variable" fo:font-size="70%"/>
      </text:list-level-style-bullet>
      <text:list-level-style-bullet text:level="5" text:bullet-char="n">
        <style:list-level-properties text:space-before="2in" text:min-label-width="0.25in"/>
        <style:text-properties fo:color="#e5e5ff" fo:font-family="Wingdings" style:font-pitch="variable" fo:font-size="70%"/>
      </text:list-level-style-bullet>
      <text:list-level-style-bullet text:level="6" text:bullet-char="n">
        <style:list-level-properties text:space-before="2.5in" text:min-label-width="0.25in"/>
        <style:text-properties fo:color="#e5e5ff" fo:font-family="Wingdings" style:font-pitch="variable" fo:font-size="70%"/>
      </text:list-level-style-bullet>
      <text:list-level-style-bullet text:level="7" text:bullet-char="n">
        <style:list-level-properties text:space-before="3in" text:min-label-width="0.25in"/>
        <style:text-properties fo:color="#e5e5ff" fo:font-family="Wingdings" style:font-pitch="variable" fo:font-size="70%"/>
      </text:list-level-style-bullet>
      <text:list-level-style-bullet text:level="8" text:bullet-char="n">
        <style:list-level-properties text:space-before="3.5in" text:min-label-width="0.25in"/>
        <style:text-properties fo:color="#e5e5ff" fo:font-family="Wingdings" style:font-pitch="variable" fo:font-size="70%"/>
      </text:list-level-style-bullet>
      <text:list-level-style-bullet text:level="9" text:bullet-char="n">
        <style:list-level-properties text:space-before="4in" text:min-label-width="0.25in"/>
        <style:text-properties fo:color="#e5e5ff" fo:font-family="Wingdings" style:font-pitch="variable" fo:font-size="70%"/>
      </text:list-level-style-bullet>
    </text:list-style>
    <text:list-style style:name="a483">
      <text:list-level-style-bullet text:level="1" text:bullet-char="n">
        <style:list-level-properties text:space-before="0.125in" text:min-label-width="0.25in"/>
        <style:text-properties fo:color="#a886e0" fo:font-family="Wingdings" style:font-pitch="variable" fo:font-size="70%"/>
      </text:list-level-style-bullet>
      <text:list-level-style-bullet text:level="2" text:bullet-char="n">
        <style:list-level-properties text:space-before="0.5625in" text:min-label-width="0.25in"/>
        <style:text-properties fo:color="#a886e0" fo:font-family="Wingdings" style:font-pitch="variable" fo:font-size="70%"/>
      </text:list-level-style-bullet>
      <text:list-level-style-bullet text:level="3" text:bullet-char="n">
        <style:list-level-properties text:space-before="1in" text:min-label-width="0.25in"/>
        <style:text-properties fo:color="#a886e0" fo:font-family="Wingdings" style:font-pitch="variable" fo:font-size="70%"/>
      </text:list-level-style-bullet>
      <text:list-level-style-bullet text:level="4" text:bullet-char="n">
        <style:list-level-properties text:space-before="1.5in" text:min-label-width="0.25in"/>
        <style:text-properties fo:color="#a886e0" fo:font-family="Wingdings" style:font-pitch="variable" fo:font-size="70%"/>
      </text:list-level-style-bullet>
      <text:list-level-style-bullet text:level="5" text:bullet-char="n">
        <style:list-level-properties text:space-before="2in" text:min-label-width="0.25in"/>
        <style:text-properties fo:color="#a886e0" fo:font-family="Wingdings" style:font-pitch="variable" fo:font-size="70%"/>
      </text:list-level-style-bullet>
      <text:list-level-style-bullet text:level="6" text:bullet-char="n">
        <style:list-level-properties text:space-before="2.5in" text:min-label-width="0.25in"/>
        <style:text-properties fo:color="#a886e0" fo:font-family="Wingdings" style:font-pitch="variable" fo:font-size="70%"/>
      </text:list-level-style-bullet>
      <text:list-level-style-bullet text:level="7" text:bullet-char="n">
        <style:list-level-properties text:space-before="3in" text:min-label-width="0.25in"/>
        <style:text-properties fo:color="#a886e0" fo:font-family="Wingdings" style:font-pitch="variable" fo:font-size="70%"/>
      </text:list-level-style-bullet>
      <text:list-level-style-bullet text:level="8" text:bullet-char="n">
        <style:list-level-properties text:space-before="3.5in" text:min-label-width="0.25in"/>
        <style:text-properties fo:color="#a886e0" fo:font-family="Wingdings" style:font-pitch="variable" fo:font-size="70%"/>
      </text:list-level-style-bullet>
      <text:list-level-style-bullet text:level="9" text:bullet-char="n">
        <style:list-level-properties text:space-before="4in" text:min-label-width="0.25in"/>
        <style:text-properties fo:color="#a886e0" fo:font-family="Wingdings" style:font-pitch="variable" fo:font-size="7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3">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n">
        <style:list-level-properties text:space-before="0.125in" text:min-label-width="0.25in"/>
        <style:text-properties fo:color="#ffcc00" fo:font-family="Wingdings" style:font-pitch="variable" fo:font-size="70%"/>
      </text:list-level-style-bullet>
      <text:list-level-style-bullet text:level="2" text:bullet-char="n">
        <style:list-level-properties text:space-before="0.5625in" text:min-label-width="0.25in"/>
        <style:text-properties fo:color="#ffcc00" fo:font-family="Wingdings" style:font-pitch="variable" fo:font-size="70%"/>
      </text:list-level-style-bullet>
      <text:list-level-style-bullet text:level="3" text:bullet-char="n">
        <style:list-level-properties text:space-before="1in" text:min-label-width="0.25in"/>
        <style:text-properties fo:color="#ffcc00" fo:font-family="Wingdings" style:font-pitch="variable" fo:font-size="70%"/>
      </text:list-level-style-bullet>
      <text:list-level-style-bullet text:level="4" text:bullet-char="n">
        <style:list-level-properties text:space-before="1.5in" text:min-label-width="0.25in"/>
        <style:text-properties fo:color="#ffcc00" fo:font-family="Wingdings" style:font-pitch="variable" fo:font-size="70%"/>
      </text:list-level-style-bullet>
      <text:list-level-style-bullet text:level="5" text:bullet-char="n">
        <style:list-level-properties text:space-before="2in" text:min-label-width="0.25in"/>
        <style:text-properties fo:color="#ffcc00" fo:font-family="Wingdings" style:font-pitch="variable" fo:font-size="70%"/>
      </text:list-level-style-bullet>
      <text:list-level-style-bullet text:level="6" text:bullet-char="n">
        <style:list-level-properties text:space-before="2.5in" text:min-label-width="0.25in"/>
        <style:text-properties fo:color="#ffcc00" fo:font-family="Wingdings" style:font-pitch="variable" fo:font-size="70%"/>
      </text:list-level-style-bullet>
      <text:list-level-style-bullet text:level="7" text:bullet-char="n">
        <style:list-level-properties text:space-before="3in" text:min-label-width="0.25in"/>
        <style:text-properties fo:color="#ffcc00" fo:font-family="Wingdings" style:font-pitch="variable" fo:font-size="70%"/>
      </text:list-level-style-bullet>
      <text:list-level-style-bullet text:level="8" text:bullet-char="n">
        <style:list-level-properties text:space-before="3.5in" text:min-label-width="0.25in"/>
        <style:text-properties fo:color="#ffcc00" fo:font-family="Wingdings" style:font-pitch="variable" fo:font-size="70%"/>
      </text:list-level-style-bullet>
      <text:list-level-style-bullet text:level="9" text:bullet-char="n">
        <style:list-level-properties text:space-before="4in" text:min-label-width="0.25in"/>
        <style:text-properties fo:color="#ffcc00" fo:font-family="Wingdings" style:font-pitch="variable" fo:font-size="7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1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lusso" style:page-layout-name="pageLayout1" draw:style-name="a0">
      <draw:frame draw:id="id0" presentation:style-name="a3" draw:name="Rectangle 2" svg:x="0.66667in" svg:y="6.83681in" svg:width="3.11111in" svg:height="0.52083in" presentation:class="date-time" presentation:placeholder="false">
        <draw:text-box>
          <text:p text:style-name="a2" text:class-names="" text:cond-style-name=""><text:span text:style-name="a1" text:class-names=""/></text:p>
        </draw:text-box>
        <svg:title/>
        <svg:desc/>
      </draw:frame>
      <draw:frame draw:id="id1" presentation:style-name="a6" draw:name="Rectangle 3" svg:x="9.55556in" svg:y="6.83333in" svg:width="3.11111in" svg:height="0.52083in" presentation:class="page-number" presentation:placeholder="false">
        <draw:text-box>
          <text:p text:style-name="a5" text:class-names="" text:cond-style-name=""><text:span text:style-name="a4" text:class-names=""><text:page-number style:num-format="1" text:fixed="false"/></text:span></text:p>
        </draw:text-box>
        <svg:title/>
        <svg:desc/>
      </draw:frame>
      <draw:g draw:name="Group 4" draw:id="id2">
        <svg:title/>
        <svg:desc/>
        <draw:g draw:name="Group 5" draw:id="id6">
          <svg:title/>
          <svg:desc/>
          <draw:custom-shape svg:x="4in" svg:y="4.59028in" svg:width="6.6713in" svg:height="2.90104in" draw:id="id9" draw:style-name="a40" draw:name="Freeform 6">
            <svg:title/>
            <svg:desc/>
            <text:p text:style-name="a38" text:class-names="" text:cond-style-name=""><text:span text:style-name="a37"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0" draw:style-name="a44" draw:name="Freeform 7">
            <svg:title/>
            <svg:desc/>
            <text:p text:style-name="a42" text:class-names="" text:cond-style-name=""><text:span text:style-name="a41"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1" draw:style-name="a48" draw:name="Freeform 8">
            <svg:title/>
            <svg:desc/>
            <text:p text:style-name="a46" text:class-names="" text:cond-style-name=""><text:span text:style-name="a45"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2" draw:style-name="a51" draw:name="Freeform 9">
            <svg:title/>
            <svg:desc/>
            <text:p text:style-name="a50" text:class-names="" text:cond-style-name=""><text:span text:style-name="a49"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3" draw:style-name="a55" draw:name="Freeform 10">
            <svg:title/>
            <svg:desc/>
            <text:p text:style-name="a53" text:class-names="" text:cond-style-name=""><text:span text:style-name="a52"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7" draw:style-name="a32" draw:name="Freeform 11">
          <svg:title/>
          <svg:desc/>
          <text:p text:style-name="a30" text:class-names="" text:cond-style-name=""><text:span text:style-name="a29"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8" draw:style-name="a36" draw:name="Freeform 12">
          <svg:title/>
          <svg:desc/>
          <text:p text:style-name="a34" text:class-names="" text:cond-style-name=""><text:span text:style-name="a33"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3" presentation:style-name="a9" draw:name="Rectangle 13" svg:x="0.66667in" svg:y="0.30035in" svg:width="12in" svg:height="1.25in" presentation:class="title" presentation:placeholder="false">
        <draw:text-box>
          <text:p text:style-name="a8" text:class-names="" text:cond-style-name=""><text:span text:style-name="a7" text:class-names="">Fare clic per modificare lo stile del titolo</text:span></text:p>
        </draw:text-box>
        <svg:title/>
        <svg:desc/>
      </draw:frame>
      <draw:frame draw:id="id4" presentation:style-name="a12" draw:name="Rectangle 14" svg:x="4.55556in" svg:y="6.83333in" svg:width="4.22222in" svg:height="0.52083in" presentation:class="footer" presentation:placeholder="false">
        <draw:text-box>
          <text:p text:style-name="a11" text:class-names="" text:cond-style-name=""><text:span text:style-name="a10" text:class-names=""/></text:p>
        </draw:text-box>
        <svg:title/>
        <svg:desc/>
      </draw:frame>
      <draw:frame draw:id="id5" presentation:style-name="a28" draw:name="Rectangle 15" svg:x="0.66667in" svg:y="1.75in" svg:width="12in" svg:height="4.94965in" presentation:class="outline" presentation:placeholder="false">
        <draw:text-box>
          <text:list text:style-name="a15">
            <text:list-item>
              <text:p text:style-name="a14" text:class-names="" text:cond-style-name=""><text:span text:style-name="a13" text:class-names="">Fare clic per modificare gli stili del testo dello schema</text:span></text:p>
            </text:list-item>
          </text:list>
          <text:list text:style-name="a18">
            <text:list-item>
              <text:list text:style-name="a18">
                <text:list-item>
                  <text:p text:style-name="a17" text:class-names="" text:cond-style-name=""><text:span text:style-name="a16" text:class-names="">Secondo livello</text:span></text:p>
                </text:list-item>
              </text:list>
            </text:list-item>
          </text:list>
          <text:list text:style-name="a21">
            <text:list-item>
              <text:list text:style-name="a21">
                <text:list-item>
                  <text:list text:style-name="a21">
                    <text:list-item>
                      <text:p text:style-name="a20" text:class-names="" text:cond-style-name=""><text:span text:style-name="a19" text:class-names="">Terzo livello</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rto livello</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Quinto livello</text:span></text:p>
                            </text:list-item>
                          </text:list>
                        </text:list-item>
                      </text:list>
                    </text:list-item>
                  </text:list>
                </text:list-item>
              </text:list>
            </text:list-item>
          </text:list>
        </draw:text-box>
        <svg:title/>
        <svg:desc/>
      </draw:frame>
      <presentation:notes style:page-layout-name="pageLayout2" draw:style-name="a88">
        <draw:frame draw:id="id14" presentation:style-name="a58" draw:name="Segnaposto intestazione 1" svg:x="0in" svg:y="0in" svg:width="3.25in" svg:height="0.50174in" presentation:class="header" presentation:placeholder="false">
          <draw:text-box>
            <text:p text:style-name="a57" text:class-names="" text:cond-style-name=""><text:span text:style-name="a56" text:class-names=""/></text:p>
          </draw:text-box>
          <svg:title/>
          <svg:desc/>
        </draw:frame>
        <draw:frame draw:id="id15" presentation:style-name="a63" draw:name="Segnaposto data 2" svg:x="4.24826in" svg:y="0in" svg:width="3.25in" svg:height="0.50174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page-thumbnail svg:x="0.75in" svg:y="1.25in" svg:width="6in" svg:height="3.375in" presentation:class="page" draw:id="id16" presentation:style-name="a64" draw:name="Segnaposto immagine diapositiva 3">
          <svg:title/>
          <svg:desc/>
        </draw:page-thumbnail>
        <draw:frame draw:id="id17" presentation:style-name="a80" draw:name="Segnaposto note 4" svg:x="0.75in" svg:y="4.8125in" svg:width="6in" svg:height="3.9375in" presentation:class="notes" presentation:placeholder="false">
          <draw:text-box>
            <text:p text:style-name="a66" text:class-names="" text:cond-style-name=""><text:span text:style-name="a65" text:class-names="">Modifica gli stili del testo dello schema</text:span></text:p>
            <text:list text:style-name="a69">
              <text:list-item>
                <text:list text:style-name="a69">
                  <text:list-item>
                    <text:p text:style-name="a68" text:class-names="" text:cond-style-name=""><text:span text:style-name="a67" text:class-names="">Secondo livello</text:span></text:p>
                  </text:list-item>
                </text:list>
              </text:list-item>
            </text:list>
            <text:list text:style-name="a72">
              <text:list-item>
                <text:list text:style-name="a72">
                  <text:list-item>
                    <text:list text:style-name="a72">
                      <text:list-item>
                        <text:p text:style-name="a71" text:class-names="" text:cond-style-name=""><text:span text:style-name="a70" text:class-names="">Terzo livello</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Quarto livello</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6" text:class-names="">Quinto livello</text:span><text:span text:style-name="a77" text:class-names=""/></text:p>
                              </text:list-item>
                            </text:list>
                          </text:list-item>
                        </text:list>
                      </text:list-item>
                    </text:list>
                  </text:list-item>
                </text:list>
              </text:list-item>
            </text:list>
          </draw:text-box>
          <svg:title/>
          <svg:desc/>
        </draw:frame>
        <draw:frame draw:id="id18" presentation:style-name="a83" draw:name="Segnaposto piè di pagina 5" svg:x="0in" svg:y="9.49826in" svg:width="3.25in" svg:height="0.50174in" presentation:class="footer" presentation:placeholder="false">
          <draw:text-box>
            <text:p text:style-name="a82" text:class-names="" text:cond-style-name=""><text:span text:style-name="a81" text:class-names=""/></text:p>
          </draw:text-box>
          <svg:title/>
          <svg:desc/>
        </draw:frame>
        <draw:frame draw:id="id19" presentation:style-name="a87" draw:name="Segnaposto numero diapositiva 6" svg:x="4.24826in" svg:y="9.49826in" svg:width="3.25in" svg:height="0.50174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master-page>
    <style:master-page style:name="Master1-Layout1-title-Title-Slide" style:page-layout-name="pageLayout1" draw:style-name="a89">
      <draw:g draw:name="Group 2" draw:id="id20">
        <svg:title/>
        <svg:desc/>
        <draw:g draw:name="Group 3" draw:id="id26">
          <svg:title/>
          <svg:desc/>
          <draw:custom-shape svg:x="4in" svg:y="4.59028in" svg:width="6.6713in" svg:height="2.90104in" draw:id="id29" draw:style-name="a116" draw:name="Freeform 4">
            <svg:title/>
            <svg:desc/>
            <text:p text:style-name="a114" text:class-names="" text:cond-style-name=""><text:span text:style-name="a113"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30" draw:style-name="a120" draw:name="Freeform 5">
            <svg:title/>
            <svg:desc/>
            <text:p text:style-name="a118" text:class-names="" text:cond-style-name=""><text:span text:style-name="a117"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31" draw:style-name="a124" draw:name="Freeform 6">
            <svg:title/>
            <svg:desc/>
            <text:p text:style-name="a122" text:class-names="" text:cond-style-name=""><text:span text:style-name="a121"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32" draw:style-name="a127" draw:name="Freeform 7">
            <svg:title/>
            <svg:desc/>
            <text:p text:style-name="a126" text:class-names="" text:cond-style-name=""><text:span text:style-name="a125"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33" draw:style-name="a131" draw:name="Freeform 8">
            <svg:title/>
            <svg:desc/>
            <text:p text:style-name="a129" text:class-names="" text:cond-style-name=""><text:span text:style-name="a128"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27" draw:style-name="a108" draw:name="Freeform 9">
          <svg:title/>
          <svg:desc/>
          <text:p text:style-name="a106" text:class-names="" text:cond-style-name=""><text:span text:style-name="a105"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28" draw:style-name="a112" draw:name="Freeform 10">
          <svg:title/>
          <svg:desc/>
          <text:p text:style-name="a110" text:class-names="" text:cond-style-name=""><text:span text:style-name="a109"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21" presentation:style-name="a92" draw:name="Rectangle 11" svg:x="1in" svg:y="1.89931in" svg:width="11.33333in" svg:height="2.10069in" presentation:class="title" presentation:placeholder="false">
        <draw:text-box>
          <text:p text:style-name="a91" text:class-names="" text:cond-style-name=""><text:span text:style-name="a90" text:class-names="">Fare clic per modificare lo stile del titolo</text:span></text:p>
        </draw:text-box>
        <svg:title/>
        <svg:desc/>
      </draw:frame>
      <draw:frame draw:id="id22" presentation:style-name="a95" draw:name="Rectangle 12" svg:x="2in" svg:y="4.25in" svg:width="9.33333in" svg:height="1.91667in" presentation:class="subtitle" presentation:placeholder="false">
        <draw:text-box>
          <text:p text:style-name="a94" text:class-names="" text:cond-style-name=""><text:span text:style-name="a93" text:class-names="">Fare clic per modificare lo stile del sottotitolo dello schema</text:span></text:p>
        </draw:text-box>
        <svg:title/>
        <svg:desc/>
      </draw:frame>
      <draw:frame draw:id="id23" presentation:style-name="a98" draw:name="Rectangle 13" svg:x="0.66667in" svg:y="6.83333in" svg:width="3.11111in" svg:height="0.52083in" presentation:class="date-time" presentation:placeholder="false">
        <draw:text-box>
          <text:p text:style-name="a97" text:class-names="" text:cond-style-name=""><text:span text:style-name="a96" text:class-names=""/></text:p>
        </draw:text-box>
        <svg:title/>
        <svg:desc/>
      </draw:frame>
      <draw:frame draw:id="id24" presentation:style-name="a101" draw:name="Rectangle 14" svg:x="4.55556in" svg:y="6.83681in" svg:width="4.22222in" svg:height="0.52083in" presentation:class="footer" presentation:placeholder="false">
        <draw:text-box>
          <text:p text:style-name="a100" text:class-names="" text:cond-style-name=""><text:span text:style-name="a99" text:class-names=""/></text:p>
        </draw:text-box>
        <svg:title/>
        <svg:desc/>
      </draw:frame>
      <draw:frame draw:id="id25" presentation:style-name="a104" draw:name="Rectangle 15" svg:x="9.55556in" svg:y="6.84028in" svg:width="3.11111in" svg:height="0.52083in" presentation:class="page-number" presentation:placeholder="false">
        <draw:text-box>
          <text:p text:style-name="a103" text:class-names="" text:cond-style-name=""><text:span text:style-name="a102" text:class-names=""><text:page-number style:num-format="1" text:fixed="false"/></text:span></text:p>
        </draw:text-box>
        <svg:title/>
        <svg:desc/>
      </draw:frame>
      <presentation:notes style:page-layout-name="pageLayout2" draw:style-name="a164">
        <draw:frame draw:id="id14" presentation:style-name="a134" draw:name="Segnaposto intestazione 1" svg:x="0in" svg:y="0in" svg:width="3.25in" svg:height="0.50174in" presentation:class="header" presentation:placeholder="false">
          <draw:text-box>
            <text:p text:style-name="a133" text:class-names="" text:cond-style-name=""><text:span text:style-name="a132" text:class-names=""/></text:p>
          </draw:text-box>
          <svg:title/>
          <svg:desc/>
        </draw:frame>
        <draw:frame draw:id="id15" presentation:style-name="a139" draw:name="Segnaposto data 2" svg:x="4.24826in" svg:y="0in" svg:width="3.25in" svg:height="0.50174in" presentation:class="date-time" presentation:placeholder="false">
          <draw:text-box>
            <text:p text:style-name="a138" text:class-names="" text:cond-style-name=""><text:span text:style-name="a135" text:class-names=""><text:date text:fixed="false" style:data-style-name="a136"/></text:span><text:span text:style-name="a137" text:class-names=""/></text:p>
          </draw:text-box>
          <svg:title/>
          <svg:desc/>
        </draw:frame>
        <draw:page-thumbnail svg:x="0.75in" svg:y="1.25in" svg:width="6in" svg:height="3.375in" presentation:class="page" draw:id="id16" presentation:style-name="a140" draw:name="Segnaposto immagine diapositiva 3">
          <svg:title/>
          <svg:desc/>
        </draw:page-thumbnail>
        <draw:frame draw:id="id17" presentation:style-name="a156" draw:name="Segnaposto note 4" svg:x="0.75in" svg:y="4.8125in" svg:width="6in" svg:height="3.9375in" presentation:class="notes" presentation:placeholder="false">
          <draw:text-box>
            <text:p text:style-name="a142" text:class-names="" text:cond-style-name=""><text:span text:style-name="a141" text:class-names="">Modifica gli stili del testo dello schema</text:span></text:p>
            <text:list text:style-name="a145">
              <text:list-item>
                <text:list text:style-name="a145">
                  <text:list-item>
                    <text:p text:style-name="a144" text:class-names="" text:cond-style-name=""><text:span text:style-name="a143" text:class-names="">Secondo livello</text:span></text:p>
                  </text:list-item>
                </text:list>
              </text:list-item>
            </text:list>
            <text:list text:style-name="a148">
              <text:list-item>
                <text:list text:style-name="a148">
                  <text:list-item>
                    <text:list text:style-name="a148">
                      <text:list-item>
                        <text:p text:style-name="a147" text:class-names="" text:cond-style-name=""><text:span text:style-name="a146" text:class-names="">Terzo livello</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rto livello</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Quinto livello</text:span><text:span text:style-name="a153" text:class-names=""/></text:p>
                              </text:list-item>
                            </text:list>
                          </text:list-item>
                        </text:list>
                      </text:list-item>
                    </text:list>
                  </text:list-item>
                </text:list>
              </text:list-item>
            </text:list>
          </draw:text-box>
          <svg:title/>
          <svg:desc/>
        </draw:frame>
        <draw:frame draw:id="id18" presentation:style-name="a159" draw:name="Segnaposto piè di pagina 5" svg:x="0in" svg:y="9.49826in" svg:width="3.25in" svg:height="0.50174in" presentation:class="footer" presentation:placeholder="false">
          <draw:text-box>
            <text:p text:style-name="a158" text:class-names="" text:cond-style-name=""><text:span text:style-name="a157" text:class-names=""/></text:p>
          </draw:text-box>
          <svg:title/>
          <svg:desc/>
        </draw:frame>
        <draw:frame draw:id="id19" presentation:style-name="a163" draw:name="Segnaposto numero diapositiva 6" svg:x="4.24826in" svg:y="9.49826in" svg:width="3.25in" svg:height="0.50174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presentation:notes>
    </style:master-page>
    <style:master-page style:name="Master1-Layout2-obj-Title-and-Content" style:page-layout-name="pageLayout1" draw:style-name="a165">
      <draw:g draw:name="Group 4" draw:id="id34">
        <svg:title/>
        <svg:desc/>
        <draw:g draw:name="Group 5" draw:id="id40">
          <svg:title/>
          <svg:desc/>
          <draw:custom-shape svg:x="4in" svg:y="4.59028in" svg:width="6.6713in" svg:height="2.90104in" draw:id="id43" draw:layer="Master1-bg" draw:style-name="a207" draw:name="Freeform 6">
            <svg:title/>
            <svg:desc/>
            <text:p text:style-name="a205" text:class-names="" text:cond-style-name=""><text:span text:style-name="a204"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44" draw:layer="Master1-bg" draw:style-name="a211" draw:name="Freeform 7">
            <svg:title/>
            <svg:desc/>
            <text:p text:style-name="a209" text:class-names="" text:cond-style-name=""><text:span text:style-name="a208"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45" draw:layer="Master1-bg" draw:style-name="a215" draw:name="Freeform 8">
            <svg:title/>
            <svg:desc/>
            <text:p text:style-name="a213" text:class-names="" text:cond-style-name=""><text:span text:style-name="a212"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46" draw:layer="Master1-bg" draw:style-name="a218" draw:name="Freeform 9">
            <svg:title/>
            <svg:desc/>
            <text:p text:style-name="a217" text:class-names="" text:cond-style-name=""><text:span text:style-name="a216"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47" draw:layer="Master1-bg" draw:style-name="a222" draw:name="Freeform 10">
            <svg:title/>
            <svg:desc/>
            <text:p text:style-name="a220" text:class-names="" text:cond-style-name=""><text:span text:style-name="a219"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41" draw:layer="Master1-bg" draw:style-name="a199" draw:name="Freeform 11">
          <svg:title/>
          <svg:desc/>
          <text:p text:style-name="a197" text:class-names="" text:cond-style-name=""><text:span text:style-name="a196"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42" draw:layer="Master1-bg" draw:style-name="a203" draw:name="Freeform 12">
          <svg:title/>
          <svg:desc/>
          <text:p text:style-name="a201" text:class-names="" text:cond-style-name=""><text:span text:style-name="a200"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35" presentation:style-name="a169" draw:name="Title 1" svg:x="0.66667in" svg:y="0.30035in" svg:width="12in" svg:height="1.25in" presentation:class="title" presentation:placeholder="false">
        <draw:text-box>
          <text:p text:style-name="a168" text:class-names="" text:cond-style-name=""><text:span text:style-name="a166" text:class-names="">Click to edit Master title style</text:span><text:span text:style-name="a167" text:class-names=""/></text:p>
        </draw:text-box>
        <svg:title/>
        <svg:desc/>
      </draw:frame>
      <draw:frame draw:id="id36" presentation:style-name="a186" draw:name="Content Placeholder 2" svg:x="0.66667in" svg:y="1.75in" svg:width="12in" svg:height="4.94965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37" presentation:style-name="a189" draw:name="Rectangle 2" svg:x="0.66667in" svg:y="6.83681in" svg:width="3.11111in" svg:height="0.52083in" presentation:class="date-time" presentation:placeholder="false">
        <draw:text-box>
          <text:p text:style-name="a188" text:class-names="" text:cond-style-name=""><text:span text:style-name="a187" text:class-names=""/></text:p>
        </draw:text-box>
        <svg:title/>
        <svg:desc/>
      </draw:frame>
      <draw:frame draw:id="id38" presentation:style-name="a192" draw:name="Rectangle 3" svg:x="9.55556in" svg:y="6.83333in" svg:width="3.11111in" svg:height="0.52083in" presentation:class="page-number" presentation:placeholder="false">
        <draw:text-box>
          <text:p text:style-name="a191" text:class-names="" text:cond-style-name=""><text:span text:style-name="a190" text:class-names=""><text:page-number style:num-format="1" text:fixed="false"/></text:span></text:p>
        </draw:text-box>
        <svg:title/>
        <svg:desc/>
      </draw:frame>
      <draw:frame draw:id="id39" presentation:style-name="a195" draw:name="Rectangle 14" svg:x="4.55556in" svg:y="6.83333in" svg:width="4.22222in" svg:height="0.52083in" presentation:class="footer" presentation:placeholder="false">
        <draw:text-box>
          <text:p text:style-name="a194" text:class-names="" text:cond-style-name=""><text:span text:style-name="a193" text:class-names=""/></text:p>
        </draw:text-box>
        <svg:title/>
        <svg:desc/>
      </draw:frame>
      <presentation:notes style:page-layout-name="pageLayout2" draw:style-name="a255">
        <draw:frame draw:id="id14" presentation:style-name="a225" draw:name="Segnaposto intestazione 1" svg:x="0in" svg:y="0in" svg:width="3.25in" svg:height="0.50174in" presentation:class="header" presentation:placeholder="false">
          <draw:text-box>
            <text:p text:style-name="a224" text:class-names="" text:cond-style-name=""><text:span text:style-name="a223" text:class-names=""/></text:p>
          </draw:text-box>
          <svg:title/>
          <svg:desc/>
        </draw:frame>
        <draw:frame draw:id="id15" presentation:style-name="a230" draw:name="Segnaposto data 2" svg:x="4.24826in" svg:y="0in" svg:width="3.25in" svg:height="0.50174in" presentation:class="date-time" presentation:placeholder="false">
          <draw:text-box>
            <text:p text:style-name="a229" text:class-names="" text:cond-style-name=""><text:span text:style-name="a226" text:class-names=""><text:date text:fixed="false" style:data-style-name="a227"/></text:span><text:span text:style-name="a228" text:class-names=""/></text:p>
          </draw:text-box>
          <svg:title/>
          <svg:desc/>
        </draw:frame>
        <draw:page-thumbnail svg:x="0.75in" svg:y="1.25in" svg:width="6in" svg:height="3.375in" presentation:class="page" draw:id="id16" presentation:style-name="a231" draw:name="Segnaposto immagine diapositiva 3">
          <svg:title/>
          <svg:desc/>
        </draw:page-thumbnail>
        <draw:frame draw:id="id17" presentation:style-name="a247" draw:name="Segnaposto note 4" svg:x="0.75in" svg:y="4.8125in" svg:width="6in" svg:height="3.9375in" presentation:class="notes" presentation:placeholder="false">
          <draw:text-box>
            <text:p text:style-name="a233" text:class-names="" text:cond-style-name=""><text:span text:style-name="a232" text:class-names="">Modifica gli stili del testo dello schema</text:span></text:p>
            <text:list text:style-name="a236">
              <text:list-item>
                <text:list text:style-name="a236">
                  <text:list-item>
                    <text:p text:style-name="a235" text:class-names="" text:cond-style-name=""><text:span text:style-name="a234" text:class-names="">Secondo livello</text:span></text:p>
                  </text:list-item>
                </text:list>
              </text:list-item>
            </text:list>
            <text:list text:style-name="a239">
              <text:list-item>
                <text:list text:style-name="a239">
                  <text:list-item>
                    <text:list text:style-name="a239">
                      <text:list-item>
                        <text:p text:style-name="a238" text:class-names="" text:cond-style-name=""><text:span text:style-name="a237" text:class-names="">Terzo livello</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rto livello</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Quinto livello</text:span><text:span text:style-name="a244" text:class-names=""/></text:p>
                              </text:list-item>
                            </text:list>
                          </text:list-item>
                        </text:list>
                      </text:list-item>
                    </text:list>
                  </text:list-item>
                </text:list>
              </text:list-item>
            </text:list>
          </draw:text-box>
          <svg:title/>
          <svg:desc/>
        </draw:frame>
        <draw:frame draw:id="id18" presentation:style-name="a250" draw:name="Segnaposto piè di pagina 5" svg:x="0in" svg:y="9.49826in" svg:width="3.25in" svg:height="0.50174in" presentation:class="footer" presentation:placeholder="false">
          <draw:text-box>
            <text:p text:style-name="a249" text:class-names="" text:cond-style-name=""><text:span text:style-name="a248" text:class-names=""/></text:p>
          </draw:text-box>
          <svg:title/>
          <svg:desc/>
        </draw:frame>
        <draw:frame draw:id="id19" presentation:style-name="a254" draw:name="Segnaposto numero diapositiva 6" svg:x="4.24826in" svg:y="9.49826in" svg:width="3.25in" svg:height="0.50174in" presentation:class="page-number" presentation:placeholder="false">
          <draw:text-box>
            <text:p text:style-name="a253" text:class-names="" text:cond-style-name=""><text:span text:style-name="a251" text:class-names=""><text:page-number style:num-format="1" text:fixed="false"/></text:span><text:span text:style-name="a252" text:class-names=""/></text:p>
          </draw:text-box>
          <svg:title/>
          <svg:desc/>
        </draw:frame>
      </presentation:notes>
    </style:master-page>
    <style:master-page style:name="Master1-Layout3-secHead-Section-Header" style:page-layout-name="pageLayout1" draw:style-name="a256">
      <draw:g draw:name="Group 4" draw:id="id48">
        <svg:title/>
        <svg:desc/>
        <draw:g draw:name="Group 5" draw:id="id54">
          <svg:title/>
          <svg:desc/>
          <draw:custom-shape svg:x="4in" svg:y="4.59028in" svg:width="6.6713in" svg:height="2.90104in" draw:id="id57" draw:layer="Master1-bg" draw:style-name="a285" draw:name="Freeform 6">
            <svg:title/>
            <svg:desc/>
            <text:p text:style-name="a283" text:class-names="" text:cond-style-name=""><text:span text:style-name="a282"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58" draw:layer="Master1-bg" draw:style-name="a289" draw:name="Freeform 7">
            <svg:title/>
            <svg:desc/>
            <text:p text:style-name="a287" text:class-names="" text:cond-style-name=""><text:span text:style-name="a286"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59" draw:layer="Master1-bg" draw:style-name="a293" draw:name="Freeform 8">
            <svg:title/>
            <svg:desc/>
            <text:p text:style-name="a291" text:class-names="" text:cond-style-name=""><text:span text:style-name="a290"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60" draw:layer="Master1-bg" draw:style-name="a296" draw:name="Freeform 9">
            <svg:title/>
            <svg:desc/>
            <text:p text:style-name="a295" text:class-names="" text:cond-style-name=""><text:span text:style-name="a294"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61" draw:layer="Master1-bg" draw:style-name="a300" draw:name="Freeform 10">
            <svg:title/>
            <svg:desc/>
            <text:p text:style-name="a298" text:class-names="" text:cond-style-name=""><text:span text:style-name="a297"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55" draw:layer="Master1-bg" draw:style-name="a277" draw:name="Freeform 11">
          <svg:title/>
          <svg:desc/>
          <text:p text:style-name="a275" text:class-names="" text:cond-style-name=""><text:span text:style-name="a274"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56" draw:layer="Master1-bg" draw:style-name="a281" draw:name="Freeform 12">
          <svg:title/>
          <svg:desc/>
          <text:p text:style-name="a279" text:class-names="" text:cond-style-name=""><text:span text:style-name="a278"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49" presentation:style-name="a260" draw:name="Title 1" svg:x="1.05324in" svg:y="4.81945in" svg:width="11.33333in" svg:height="1.48958in" presentation:class="title" presentation:placeholder="false">
        <draw:text-box>
          <text:p text:style-name="a259" text:class-names="" text:cond-style-name=""><text:span text:style-name="a257" text:class-names="">Click to edit Master title style</text:span><text:span text:style-name="a258" text:class-names=""/></text:p>
        </draw:text-box>
        <svg:title/>
        <svg:desc/>
      </draw:frame>
      <draw:frame draw:id="id50" presentation:style-name="a264" draw:name="Text Placeholder 2" svg:x="1.05324in" svg:y="3.17882in" svg:width="11.33333in" svg:height="1.64062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1" presentation:style-name="a267" draw:name="Rectangle 2" svg:x="0.66667in" svg:y="6.83681in" svg:width="3.11111in" svg:height="0.52083in" presentation:class="date-time" presentation:placeholder="false">
        <draw:text-box>
          <text:p text:style-name="a266" text:class-names="" text:cond-style-name=""><text:span text:style-name="a265" text:class-names=""/></text:p>
        </draw:text-box>
        <svg:title/>
        <svg:desc/>
      </draw:frame>
      <draw:frame draw:id="id52" presentation:style-name="a270" draw:name="Rectangle 3" svg:x="9.55556in" svg:y="6.83333in" svg:width="3.11111in" svg:height="0.52083in" presentation:class="page-number" presentation:placeholder="false">
        <draw:text-box>
          <text:p text:style-name="a269" text:class-names="" text:cond-style-name=""><text:span text:style-name="a268" text:class-names=""><text:page-number style:num-format="1" text:fixed="false"/></text:span></text:p>
        </draw:text-box>
        <svg:title/>
        <svg:desc/>
      </draw:frame>
      <draw:frame draw:id="id53" presentation:style-name="a273" draw:name="Rectangle 14" svg:x="4.55556in" svg:y="6.83333in" svg:width="4.22222in" svg:height="0.52083in" presentation:class="footer" presentation:placeholder="false">
        <draw:text-box>
          <text:p text:style-name="a272" text:class-names="" text:cond-style-name=""><text:span text:style-name="a271" text:class-names=""/></text:p>
        </draw:text-box>
        <svg:title/>
        <svg:desc/>
      </draw:frame>
      <presentation:notes style:page-layout-name="pageLayout2" draw:style-name="a333">
        <draw:frame draw:id="id14" presentation:style-name="a303" draw:name="Segnaposto intestazione 1" svg:x="0in" svg:y="0in" svg:width="3.25in" svg:height="0.50174in" presentation:class="header" presentation:placeholder="false">
          <draw:text-box>
            <text:p text:style-name="a302" text:class-names="" text:cond-style-name=""><text:span text:style-name="a301" text:class-names=""/></text:p>
          </draw:text-box>
          <svg:title/>
          <svg:desc/>
        </draw:frame>
        <draw:frame draw:id="id15" presentation:style-name="a308" draw:name="Segnaposto data 2" svg:x="4.24826in" svg:y="0in" svg:width="3.25in" svg:height="0.50174in" presentation:class="date-time" presentation:placeholder="false">
          <draw:text-box>
            <text:p text:style-name="a307" text:class-names="" text:cond-style-name=""><text:span text:style-name="a304" text:class-names=""><text:date text:fixed="false" style:data-style-name="a305"/></text:span><text:span text:style-name="a306" text:class-names=""/></text:p>
          </draw:text-box>
          <svg:title/>
          <svg:desc/>
        </draw:frame>
        <draw:page-thumbnail svg:x="0.75in" svg:y="1.25in" svg:width="6in" svg:height="3.375in" presentation:class="page" draw:id="id16" presentation:style-name="a309" draw:name="Segnaposto immagine diapositiva 3">
          <svg:title/>
          <svg:desc/>
        </draw:page-thumbnail>
        <draw:frame draw:id="id17" presentation:style-name="a325" draw:name="Segnaposto note 4" svg:x="0.75in" svg:y="4.8125in" svg:width="6in" svg:height="3.9375in" presentation:class="notes" presentation:placeholder="false">
          <draw:text-box>
            <text:p text:style-name="a311" text:class-names="" text:cond-style-name=""><text:span text:style-name="a310" text:class-names="">Modifica gli stili del testo dello schema</text:span></text:p>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Quinto livello</text:span><text:span text:style-name="a322" text:class-names=""/></text:p>
                              </text:list-item>
                            </text:list>
                          </text:list-item>
                        </text:list>
                      </text:list-item>
                    </text:list>
                  </text:list-item>
                </text:list>
              </text:list-item>
            </text:list>
          </draw:text-box>
          <svg:title/>
          <svg:desc/>
        </draw:frame>
        <draw:frame draw:id="id18" presentation:style-name="a328" draw:name="Segnaposto piè di pagina 5" svg:x="0in" svg:y="9.49826in" svg:width="3.25in" svg:height="0.50174in" presentation:class="footer" presentation:placeholder="false">
          <draw:text-box>
            <text:p text:style-name="a327" text:class-names="" text:cond-style-name=""><text:span text:style-name="a326" text:class-names=""/></text:p>
          </draw:text-box>
          <svg:title/>
          <svg:desc/>
        </draw:frame>
        <draw:frame draw:id="id19" presentation:style-name="a332" draw:name="Segnaposto numero diapositiva 6" svg:x="4.24826in" svg:y="9.49826in" svg:width="3.25in" svg:height="0.50174in" presentation:class="page-number" presentation:placeholder="false">
          <draw:text-box>
            <text:p text:style-name="a331" text:class-names="" text:cond-style-name=""><text:span text:style-name="a329" text:class-names=""><text:page-number style:num-format="1" text:fixed="false"/></text:span><text:span text:style-name="a330" text:class-names=""/></text:p>
          </draw:text-box>
          <svg:title/>
          <svg:desc/>
        </draw:frame>
      </presentation:notes>
    </style:master-page>
    <style:master-page style:name="Master1-Layout4-twoObj-Two-Content" style:page-layout-name="pageLayout1" draw:style-name="a334">
      <draw:g draw:name="Group 4" draw:id="id62">
        <svg:title/>
        <svg:desc/>
        <draw:g draw:name="Group 5" draw:id="id69">
          <svg:title/>
          <svg:desc/>
          <draw:custom-shape svg:x="4in" svg:y="4.59028in" svg:width="6.6713in" svg:height="2.90104in" draw:id="id72" draw:layer="Master1-bg" draw:style-name="a393" draw:name="Freeform 6">
            <svg:title/>
            <svg:desc/>
            <text:p text:style-name="a391" text:class-names="" text:cond-style-name=""><text:span text:style-name="a390"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73" draw:layer="Master1-bg" draw:style-name="a397" draw:name="Freeform 7">
            <svg:title/>
            <svg:desc/>
            <text:p text:style-name="a395" text:class-names="" text:cond-style-name=""><text:span text:style-name="a394"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74" draw:layer="Master1-bg" draw:style-name="a401" draw:name="Freeform 8">
            <svg:title/>
            <svg:desc/>
            <text:p text:style-name="a399" text:class-names="" text:cond-style-name=""><text:span text:style-name="a398"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75" draw:layer="Master1-bg" draw:style-name="a404" draw:name="Freeform 9">
            <svg:title/>
            <svg:desc/>
            <text:p text:style-name="a403" text:class-names="" text:cond-style-name=""><text:span text:style-name="a402"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76" draw:layer="Master1-bg" draw:style-name="a408" draw:name="Freeform 10">
            <svg:title/>
            <svg:desc/>
            <text:p text:style-name="a406" text:class-names="" text:cond-style-name=""><text:span text:style-name="a405"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70" draw:layer="Master1-bg" draw:style-name="a385" draw:name="Freeform 11">
          <svg:title/>
          <svg:desc/>
          <text:p text:style-name="a383" text:class-names="" text:cond-style-name=""><text:span text:style-name="a382"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71" draw:layer="Master1-bg" draw:style-name="a389" draw:name="Freeform 12">
          <svg:title/>
          <svg:desc/>
          <text:p text:style-name="a387" text:class-names="" text:cond-style-name=""><text:span text:style-name="a386"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63" presentation:style-name="a338" draw:name="Title 1" svg:x="0.66667in" svg:y="0.30035in" svg:width="12in" svg:height="1.25in" presentation:class="title" presentation:placeholder="false">
        <draw:text-box>
          <text:p text:style-name="a337" text:class-names="" text:cond-style-name=""><text:span text:style-name="a335" text:class-names="">Click to edit Master title style</text:span><text:span text:style-name="a336" text:class-names=""/></text:p>
        </draw:text-box>
        <svg:title/>
        <svg:desc/>
      </draw:frame>
      <draw:frame draw:id="id64" presentation:style-name="a355" draw:name="Content Placeholder 2" svg:x="0.66667in" svg:y="1.75in" svg:width="5.88889in" svg:height="4.94965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Fifth level</text:span><text:span text:style-name="a352" text:class-names=""/></text:p>
                            </text:list-item>
                          </text:list>
                        </text:list-item>
                      </text:list>
                    </text:list-item>
                  </text:list>
                </text:list-item>
              </text:list>
            </text:list-item>
          </text:list>
        </draw:text-box>
        <svg:title/>
        <svg:desc/>
      </draw:frame>
      <draw:frame draw:id="id65" presentation:style-name="a372" draw:name="Content Placeholder 3" svg:x="6.77778in" svg:y="1.75in" svg:width="5.88889in" svg:height="4.94965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66" presentation:style-name="a375" draw:name="Rectangle 2" svg:x="0.66667in" svg:y="6.83681in" svg:width="3.11111in" svg:height="0.52083in" presentation:class="date-time" presentation:placeholder="false">
        <draw:text-box>
          <text:p text:style-name="a374" text:class-names="" text:cond-style-name=""><text:span text:style-name="a373" text:class-names=""/></text:p>
        </draw:text-box>
        <svg:title/>
        <svg:desc/>
      </draw:frame>
      <draw:frame draw:id="id67" presentation:style-name="a378" draw:name="Rectangle 3" svg:x="9.55556in" svg:y="6.83333in" svg:width="3.11111in" svg:height="0.52083in" presentation:class="page-number" presentation:placeholder="false">
        <draw:text-box>
          <text:p text:style-name="a377" text:class-names="" text:cond-style-name=""><text:span text:style-name="a376" text:class-names=""><text:page-number style:num-format="1" text:fixed="false"/></text:span></text:p>
        </draw:text-box>
        <svg:title/>
        <svg:desc/>
      </draw:frame>
      <draw:frame draw:id="id68" presentation:style-name="a381" draw:name="Rectangle 14" svg:x="4.55556in" svg:y="6.83333in" svg:width="4.22222in" svg:height="0.52083in" presentation:class="footer" presentation:placeholder="false">
        <draw:text-box>
          <text:p text:style-name="a380" text:class-names="" text:cond-style-name=""><text:span text:style-name="a379" text:class-names=""/></text:p>
        </draw:text-box>
        <svg:title/>
        <svg:desc/>
      </draw:frame>
      <presentation:notes style:page-layout-name="pageLayout2" draw:style-name="a441">
        <draw:frame draw:id="id14" presentation:style-name="a411" draw:name="Segnaposto intestazione 1" svg:x="0in" svg:y="0in" svg:width="3.25in" svg:height="0.50174in" presentation:class="header" presentation:placeholder="false">
          <draw:text-box>
            <text:p text:style-name="a410" text:class-names="" text:cond-style-name=""><text:span text:style-name="a409" text:class-names=""/></text:p>
          </draw:text-box>
          <svg:title/>
          <svg:desc/>
        </draw:frame>
        <draw:frame draw:id="id15" presentation:style-name="a416" draw:name="Segnaposto data 2" svg:x="4.24826in" svg:y="0in" svg:width="3.25in" svg:height="0.50174in" presentation:class="date-time" presentation:placeholder="false">
          <draw:text-box>
            <text:p text:style-name="a415" text:class-names="" text:cond-style-name=""><text:span text:style-name="a412" text:class-names=""><text:date text:fixed="false" style:data-style-name="a413"/></text:span><text:span text:style-name="a414" text:class-names=""/></text:p>
          </draw:text-box>
          <svg:title/>
          <svg:desc/>
        </draw:frame>
        <draw:page-thumbnail svg:x="0.75in" svg:y="1.25in" svg:width="6in" svg:height="3.375in" presentation:class="page" draw:id="id16" presentation:style-name="a417" draw:name="Segnaposto immagine diapositiva 3">
          <svg:title/>
          <svg:desc/>
        </draw:page-thumbnail>
        <draw:frame draw:id="id17" presentation:style-name="a433" draw:name="Segnaposto note 4" svg:x="0.75in" svg:y="4.8125in" svg:width="6in" svg:height="3.9375in" presentation:class="notes" presentation:placeholder="false">
          <draw:text-box>
            <text:p text:style-name="a419" text:class-names="" text:cond-style-name=""><text:span text:style-name="a418" text:class-names="">Modifica gli stili del testo dello schema</text:span></text:p>
            <text:list text:style-name="a422">
              <text:list-item>
                <text:list text:style-name="a422">
                  <text:list-item>
                    <text:p text:style-name="a421" text:class-names="" text:cond-style-name=""><text:span text:style-name="a420" text:class-names="">Secondo livello</text:span></text:p>
                  </text:list-item>
                </text:list>
              </text:list-item>
            </text:list>
            <text:list text:style-name="a425">
              <text:list-item>
                <text:list text:style-name="a425">
                  <text:list-item>
                    <text:list text:style-name="a425">
                      <text:list-item>
                        <text:p text:style-name="a424" text:class-names="" text:cond-style-name=""><text:span text:style-name="a423" text:class-names="">Terzo livello</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rto livello</text:span></text:p>
                          </text:list-item>
                        </text:list>
                      </text:list-item>
                    </text:list>
                  </text:list-item>
                </text:list>
              </text:list-item>
            </text:list>
            <text:list text:style-name="a432">
              <text:list-item>
                <text:list text:style-name="a432">
                  <text:list-item>
                    <text:list text:style-name="a432">
                      <text:list-item>
                        <text:list text:style-name="a432">
                          <text:list-item>
                            <text:list text:style-name="a432">
                              <text:list-item>
                                <text:p text:style-name="a431" text:class-names="" text:cond-style-name=""><text:span text:style-name="a429" text:class-names="">Quinto livello</text:span><text:span text:style-name="a430" text:class-names=""/></text:p>
                              </text:list-item>
                            </text:list>
                          </text:list-item>
                        </text:list>
                      </text:list-item>
                    </text:list>
                  </text:list-item>
                </text:list>
              </text:list-item>
            </text:list>
          </draw:text-box>
          <svg:title/>
          <svg:desc/>
        </draw:frame>
        <draw:frame draw:id="id18" presentation:style-name="a436" draw:name="Segnaposto piè di pagina 5" svg:x="0in" svg:y="9.49826in" svg:width="3.25in" svg:height="0.50174in" presentation:class="footer" presentation:placeholder="false">
          <draw:text-box>
            <text:p text:style-name="a435" text:class-names="" text:cond-style-name=""><text:span text:style-name="a434" text:class-names=""/></text:p>
          </draw:text-box>
          <svg:title/>
          <svg:desc/>
        </draw:frame>
        <draw:frame draw:id="id19" presentation:style-name="a440" draw:name="Segnaposto numero diapositiva 6" svg:x="4.24826in" svg:y="9.49826in" svg:width="3.25in" svg:height="0.50174in" presentation:class="page-number" presentation:placeholder="false">
          <draw:text-box>
            <text:p text:style-name="a439" text:class-names="" text:cond-style-name=""><text:span text:style-name="a437" text:class-names=""><text:page-number style:num-format="1" text:fixed="false"/></text:span><text:span text:style-name="a438" text:class-names=""/></text:p>
          </draw:text-box>
          <svg:title/>
          <svg:desc/>
        </draw:frame>
      </presentation:notes>
    </style:master-page>
    <style:master-page style:name="Master1-Layout5-twoTxTwoObj-Comparison" style:page-layout-name="pageLayout1" draw:style-name="a442">
      <draw:g draw:name="Group 4" draw:id="id77">
        <svg:title/>
        <svg:desc/>
        <draw:g draw:name="Group 5" draw:id="id86">
          <svg:title/>
          <svg:desc/>
          <draw:custom-shape svg:x="4in" svg:y="4.59028in" svg:width="6.6713in" svg:height="2.90104in" draw:id="id89" draw:layer="Master1-bg" draw:style-name="a509" draw:name="Freeform 6">
            <svg:title/>
            <svg:desc/>
            <text:p text:style-name="a507" text:class-names="" text:cond-style-name=""><text:span text:style-name="a506"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90" draw:layer="Master1-bg" draw:style-name="a513" draw:name="Freeform 7">
            <svg:title/>
            <svg:desc/>
            <text:p text:style-name="a511" text:class-names="" text:cond-style-name=""><text:span text:style-name="a510"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91" draw:layer="Master1-bg" draw:style-name="a517" draw:name="Freeform 8">
            <svg:title/>
            <svg:desc/>
            <text:p text:style-name="a515" text:class-names="" text:cond-style-name=""><text:span text:style-name="a514"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92" draw:layer="Master1-bg" draw:style-name="a520" draw:name="Freeform 9">
            <svg:title/>
            <svg:desc/>
            <text:p text:style-name="a519" text:class-names="" text:cond-style-name=""><text:span text:style-name="a518"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93" draw:layer="Master1-bg" draw:style-name="a524" draw:name="Freeform 10">
            <svg:title/>
            <svg:desc/>
            <text:p text:style-name="a522" text:class-names="" text:cond-style-name=""><text:span text:style-name="a521"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87" draw:layer="Master1-bg" draw:style-name="a501" draw:name="Freeform 11">
          <svg:title/>
          <svg:desc/>
          <text:p text:style-name="a499" text:class-names="" text:cond-style-name=""><text:span text:style-name="a498"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88" draw:layer="Master1-bg" draw:style-name="a505" draw:name="Freeform 12">
          <svg:title/>
          <svg:desc/>
          <text:p text:style-name="a503" text:class-names="" text:cond-style-name=""><text:span text:style-name="a502"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78" presentation:style-name="a446" draw:name="Title 1" svg:x="0.66667in" svg:y="0.30035in" svg:width="12in" svg:height="1.25in" presentation:class="title" presentation:placeholder="false">
        <draw:text-box>
          <text:p text:style-name="a445" text:class-names="" text:cond-style-name=""><text:span text:style-name="a443" text:class-names="">Click to edit Master title style</text:span><text:span text:style-name="a444" text:class-names=""/></text:p>
        </draw:text-box>
        <svg:title/>
        <svg:desc/>
      </draw:frame>
      <draw:frame draw:id="id79" presentation:style-name="a450" draw:name="Text Placeholder 2" svg:x="0.66667in" svg:y="1.67882in" svg:width="5.8912in" svg:height="0.69965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80" presentation:style-name="a467" draw:name="Content Placeholder 3" svg:x="0.66667in" svg:y="2.37847in" svg:width="5.8912in" svg:height="4.32118in" presentation:class="object" presentation:placeholder="false">
        <draw:text-box>
          <text:list text:style-name="a453">
            <text:list-item>
              <text:p text:style-name="a452" text:class-names="" text:cond-style-name=""><text:span text:style-name="a451" text:class-names="">Click to edit Master text styles</text:span></text:p>
            </text:list-item>
          </text:list>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3" text:class-names="">Fifth level</text:span><text:span text:style-name="a464" text:class-names=""/></text:p>
                            </text:list-item>
                          </text:list>
                        </text:list-item>
                      </text:list>
                    </text:list-item>
                  </text:list>
                </text:list-item>
              </text:list>
            </text:list-item>
          </text:list>
        </draw:text-box>
        <svg:title/>
        <svg:desc/>
      </draw:frame>
      <draw:frame draw:id="id81" presentation:style-name="a471" draw:name="Text Placeholder 4" svg:x="6.77315in" svg:y="1.67882in" svg:width="5.89352in" svg:height="0.69965in" presentation:class="outline" presentation:placeholder="false">
        <draw:text-box>
          <text:list text:style-name="a470">
            <text:list-item>
              <text:p text:style-name="a469" text:class-names="" text:cond-style-name=""><text:span text:style-name="a468" text:class-names="">Click to edit Master text styles</text:span></text:p>
            </text:list-item>
          </text:list>
        </draw:text-box>
        <svg:title/>
        <svg:desc/>
      </draw:frame>
      <draw:frame draw:id="id82" presentation:style-name="a488" draw:name="Content Placeholder 5" svg:x="6.77315in" svg:y="2.37847in" svg:width="5.89352in" svg:height="4.32118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83" presentation:style-name="a491" draw:name="Rectangle 2" svg:x="0.66667in" svg:y="6.83681in" svg:width="3.11111in" svg:height="0.52083in" presentation:class="date-time" presentation:placeholder="false">
        <draw:text-box>
          <text:p text:style-name="a490" text:class-names="" text:cond-style-name=""><text:span text:style-name="a489" text:class-names=""/></text:p>
        </draw:text-box>
        <svg:title/>
        <svg:desc/>
      </draw:frame>
      <draw:frame draw:id="id84" presentation:style-name="a494" draw:name="Rectangle 3" svg:x="9.55556in" svg:y="6.83333in" svg:width="3.11111in" svg:height="0.52083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85" presentation:style-name="a497" draw:name="Rectangle 14" svg:x="4.55556in" svg:y="6.83333in" svg:width="4.22222in" svg:height="0.52083in" presentation:class="footer" presentation:placeholder="false">
        <draw:text-box>
          <text:p text:style-name="a496" text:class-names="" text:cond-style-name=""><text:span text:style-name="a495" text:class-names=""/></text:p>
        </draw:text-box>
        <svg:title/>
        <svg:desc/>
      </draw:frame>
      <presentation:notes style:page-layout-name="pageLayout2" draw:style-name="a557">
        <draw:frame draw:id="id14" presentation:style-name="a527" draw:name="Segnaposto intestazione 1" svg:x="0in" svg:y="0in" svg:width="3.25in" svg:height="0.50174in" presentation:class="header" presentation:placeholder="false">
          <draw:text-box>
            <text:p text:style-name="a526" text:class-names="" text:cond-style-name=""><text:span text:style-name="a525" text:class-names=""/></text:p>
          </draw:text-box>
          <svg:title/>
          <svg:desc/>
        </draw:frame>
        <draw:frame draw:id="id15" presentation:style-name="a532" draw:name="Segnaposto data 2" svg:x="4.24826in" svg:y="0in" svg:width="3.25in" svg:height="0.50174in" presentation:class="date-time" presentation:placeholder="false">
          <draw:text-box>
            <text:p text:style-name="a531" text:class-names="" text:cond-style-name=""><text:span text:style-name="a528" text:class-names=""><text:date text:fixed="false" style:data-style-name="a529"/></text:span><text:span text:style-name="a530" text:class-names=""/></text:p>
          </draw:text-box>
          <svg:title/>
          <svg:desc/>
        </draw:frame>
        <draw:page-thumbnail svg:x="0.75in" svg:y="1.25in" svg:width="6in" svg:height="3.375in" presentation:class="page" draw:id="id16" presentation:style-name="a533" draw:name="Segnaposto immagine diapositiva 3">
          <svg:title/>
          <svg:desc/>
        </draw:page-thumbnail>
        <draw:frame draw:id="id17" presentation:style-name="a549" draw:name="Segnaposto note 4" svg:x="0.75in" svg:y="4.8125in" svg:width="6in" svg:height="3.9375in" presentation:class="notes" presentation:placeholder="false">
          <draw:text-box>
            <text:p text:style-name="a535" text:class-names="" text:cond-style-name=""><text:span text:style-name="a534" text:class-names="">Modifica gli stili del testo dello schema</text:span></text:p>
            <text:list text:style-name="a538">
              <text:list-item>
                <text:list text:style-name="a538">
                  <text:list-item>
                    <text:p text:style-name="a537" text:class-names="" text:cond-style-name=""><text:span text:style-name="a536" text:class-names="">Secondo livello</text:span></text:p>
                  </text:list-item>
                </text:list>
              </text:list-item>
            </text:list>
            <text:list text:style-name="a541">
              <text:list-item>
                <text:list text:style-name="a541">
                  <text:list-item>
                    <text:list text:style-name="a541">
                      <text:list-item>
                        <text:p text:style-name="a540" text:class-names="" text:cond-style-name=""><text:span text:style-name="a539" text:class-names="">Terzo livello</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Quarto livello</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5" text:class-names="">Quinto livello</text:span><text:span text:style-name="a546" text:class-names=""/></text:p>
                              </text:list-item>
                            </text:list>
                          </text:list-item>
                        </text:list>
                      </text:list-item>
                    </text:list>
                  </text:list-item>
                </text:list>
              </text:list-item>
            </text:list>
          </draw:text-box>
          <svg:title/>
          <svg:desc/>
        </draw:frame>
        <draw:frame draw:id="id18" presentation:style-name="a552" draw:name="Segnaposto piè di pagina 5" svg:x="0in" svg:y="9.49826in" svg:width="3.25in" svg:height="0.50174in" presentation:class="footer" presentation:placeholder="false">
          <draw:text-box>
            <text:p text:style-name="a551" text:class-names="" text:cond-style-name=""><text:span text:style-name="a550" text:class-names=""/></text:p>
          </draw:text-box>
          <svg:title/>
          <svg:desc/>
        </draw:frame>
        <draw:frame draw:id="id19" presentation:style-name="a556" draw:name="Segnaposto numero diapositiva 6" svg:x="4.24826in" svg:y="9.49826in" svg:width="3.25in" svg:height="0.50174in" presentation:class="page-number" presentation:placeholder="false">
          <draw:text-box>
            <text:p text:style-name="a555" text:class-names="" text:cond-style-name=""><text:span text:style-name="a553" text:class-names=""><text:page-number style:num-format="1" text:fixed="false"/></text:span><text:span text:style-name="a554" text:class-names=""/></text:p>
          </draw:text-box>
          <svg:title/>
          <svg:desc/>
        </draw:frame>
      </presentation:notes>
    </style:master-page>
    <style:master-page style:name="Master1-Layout6-titleOnly-Title-Only" style:page-layout-name="pageLayout1" draw:style-name="a558">
      <draw:g draw:name="Group 4" draw:id="id94">
        <svg:title/>
        <svg:desc/>
        <draw:g draw:name="Group 5" draw:id="id99">
          <svg:title/>
          <svg:desc/>
          <draw:custom-shape svg:x="4in" svg:y="4.59028in" svg:width="6.6713in" svg:height="2.90104in" draw:id="id102" draw:layer="Master1-bg" draw:style-name="a583" draw:name="Freeform 6">
            <svg:title/>
            <svg:desc/>
            <text:p text:style-name="a581" text:class-names="" text:cond-style-name=""><text:span text:style-name="a580"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03" draw:layer="Master1-bg" draw:style-name="a587" draw:name="Freeform 7">
            <svg:title/>
            <svg:desc/>
            <text:p text:style-name="a585" text:class-names="" text:cond-style-name=""><text:span text:style-name="a584"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04" draw:layer="Master1-bg" draw:style-name="a591" draw:name="Freeform 8">
            <svg:title/>
            <svg:desc/>
            <text:p text:style-name="a589" text:class-names="" text:cond-style-name=""><text:span text:style-name="a588"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05" draw:layer="Master1-bg" draw:style-name="a594" draw:name="Freeform 9">
            <svg:title/>
            <svg:desc/>
            <text:p text:style-name="a593" text:class-names="" text:cond-style-name=""><text:span text:style-name="a592"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06" draw:layer="Master1-bg" draw:style-name="a598" draw:name="Freeform 10">
            <svg:title/>
            <svg:desc/>
            <text:p text:style-name="a596" text:class-names="" text:cond-style-name=""><text:span text:style-name="a595"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00" draw:layer="Master1-bg" draw:style-name="a575" draw:name="Freeform 11">
          <svg:title/>
          <svg:desc/>
          <text:p text:style-name="a573" text:class-names="" text:cond-style-name=""><text:span text:style-name="a572"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01" draw:layer="Master1-bg" draw:style-name="a579" draw:name="Freeform 12">
          <svg:title/>
          <svg:desc/>
          <text:p text:style-name="a577" text:class-names="" text:cond-style-name=""><text:span text:style-name="a576"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95" presentation:style-name="a562" draw:name="Title 1" svg:x="0.66667in" svg:y="0.30035in" svg:width="12in" svg:height="1.25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96" presentation:style-name="a565" draw:name="Rectangle 2" svg:x="0.66667in" svg:y="6.83681in" svg:width="3.11111in" svg:height="0.52083in" presentation:class="date-time" presentation:placeholder="false">
        <draw:text-box>
          <text:p text:style-name="a564" text:class-names="" text:cond-style-name=""><text:span text:style-name="a563" text:class-names=""/></text:p>
        </draw:text-box>
        <svg:title/>
        <svg:desc/>
      </draw:frame>
      <draw:frame draw:id="id97" presentation:style-name="a568" draw:name="Rectangle 3" svg:x="9.55556in" svg:y="6.83333in" svg:width="3.11111in" svg:height="0.52083in" presentation:class="page-number" presentation:placeholder="false">
        <draw:text-box>
          <text:p text:style-name="a567" text:class-names="" text:cond-style-name=""><text:span text:style-name="a566" text:class-names=""><text:page-number style:num-format="1" text:fixed="false"/></text:span></text:p>
        </draw:text-box>
        <svg:title/>
        <svg:desc/>
      </draw:frame>
      <draw:frame draw:id="id98" presentation:style-name="a571" draw:name="Rectangle 14" svg:x="4.55556in" svg:y="6.83333in" svg:width="4.22222in" svg:height="0.52083in" presentation:class="footer" presentation:placeholder="false">
        <draw:text-box>
          <text:p text:style-name="a570" text:class-names="" text:cond-style-name=""><text:span text:style-name="a569" text:class-names=""/></text:p>
        </draw:text-box>
        <svg:title/>
        <svg:desc/>
      </draw:frame>
      <presentation:notes style:page-layout-name="pageLayout2" draw:style-name="a631">
        <draw:frame draw:id="id14" presentation:style-name="a601" draw:name="Segnaposto intestazione 1" svg:x="0in" svg:y="0in" svg:width="3.25in" svg:height="0.50174in" presentation:class="header" presentation:placeholder="false">
          <draw:text-box>
            <text:p text:style-name="a600" text:class-names="" text:cond-style-name=""><text:span text:style-name="a599" text:class-names=""/></text:p>
          </draw:text-box>
          <svg:title/>
          <svg:desc/>
        </draw:frame>
        <draw:frame draw:id="id15" presentation:style-name="a606" draw:name="Segnaposto data 2" svg:x="4.24826in" svg:y="0in" svg:width="3.25in" svg:height="0.50174in" presentation:class="date-time" presentation:placeholder="false">
          <draw:text-box>
            <text:p text:style-name="a605" text:class-names="" text:cond-style-name=""><text:span text:style-name="a602" text:class-names=""><text:date text:fixed="false" style:data-style-name="a603"/></text:span><text:span text:style-name="a604" text:class-names=""/></text:p>
          </draw:text-box>
          <svg:title/>
          <svg:desc/>
        </draw:frame>
        <draw:page-thumbnail svg:x="0.75in" svg:y="1.25in" svg:width="6in" svg:height="3.375in" presentation:class="page" draw:id="id16" presentation:style-name="a607" draw:name="Segnaposto immagine diapositiva 3">
          <svg:title/>
          <svg:desc/>
        </draw:page-thumbnail>
        <draw:frame draw:id="id17" presentation:style-name="a623" draw:name="Segnaposto note 4" svg:x="0.75in" svg:y="4.8125in" svg:width="6in" svg:height="3.9375in" presentation:class="notes" presentation:placeholder="false">
          <draw:text-box>
            <text:p text:style-name="a609" text:class-names="" text:cond-style-name=""><text:span text:style-name="a608" text:class-names="">Modifica gli stili del testo dello schema</text:span></text:p>
            <text:list text:style-name="a612">
              <text:list-item>
                <text:list text:style-name="a612">
                  <text:list-item>
                    <text:p text:style-name="a611" text:class-names="" text:cond-style-name=""><text:span text:style-name="a610" text:class-names="">Secondo livello</text:span></text:p>
                  </text:list-item>
                </text:list>
              </text:list-item>
            </text:list>
            <text:list text:style-name="a615">
              <text:list-item>
                <text:list text:style-name="a615">
                  <text:list-item>
                    <text:list text:style-name="a615">
                      <text:list-item>
                        <text:p text:style-name="a614" text:class-names="" text:cond-style-name=""><text:span text:style-name="a613" text:class-names="">Terzo livello</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rto livello</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Quinto livello</text:span><text:span text:style-name="a620" text:class-names=""/></text:p>
                              </text:list-item>
                            </text:list>
                          </text:list-item>
                        </text:list>
                      </text:list-item>
                    </text:list>
                  </text:list-item>
                </text:list>
              </text:list-item>
            </text:list>
          </draw:text-box>
          <svg:title/>
          <svg:desc/>
        </draw:frame>
        <draw:frame draw:id="id18" presentation:style-name="a626" draw:name="Segnaposto piè di pagina 5" svg:x="0in" svg:y="9.49826in" svg:width="3.25in" svg:height="0.50174in" presentation:class="footer" presentation:placeholder="false">
          <draw:text-box>
            <text:p text:style-name="a625" text:class-names="" text:cond-style-name=""><text:span text:style-name="a624" text:class-names=""/></text:p>
          </draw:text-box>
          <svg:title/>
          <svg:desc/>
        </draw:frame>
        <draw:frame draw:id="id19" presentation:style-name="a630" draw:name="Segnaposto numero diapositiva 6" svg:x="4.24826in" svg:y="9.49826in" svg:width="3.25in" svg:height="0.50174in" presentation:class="page-number" presentation:placeholder="false">
          <draw:text-box>
            <text:p text:style-name="a629" text:class-names="" text:cond-style-name=""><text:span text:style-name="a627" text:class-names=""><text:page-number style:num-format="1" text:fixed="false"/></text:span><text:span text:style-name="a628" text:class-names=""/></text:p>
          </draw:text-box>
          <svg:title/>
          <svg:desc/>
        </draw:frame>
      </presentation:notes>
    </style:master-page>
    <style:master-page style:name="Master1-Layout7-blank-Blank" style:page-layout-name="pageLayout1" draw:style-name="a632">
      <draw:g draw:name="Group 4" draw:id="id107">
        <svg:title/>
        <svg:desc/>
        <draw:g draw:name="Group 5" draw:id="id111">
          <svg:title/>
          <svg:desc/>
          <draw:custom-shape svg:x="4in" svg:y="4.59028in" svg:width="6.6713in" svg:height="2.90104in" draw:id="id114" draw:layer="Master1-bg" draw:style-name="a653" draw:name="Freeform 6">
            <svg:title/>
            <svg:desc/>
            <text:p text:style-name="a651" text:class-names="" text:cond-style-name=""><text:span text:style-name="a650"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15" draw:layer="Master1-bg" draw:style-name="a657" draw:name="Freeform 7">
            <svg:title/>
            <svg:desc/>
            <text:p text:style-name="a655" text:class-names="" text:cond-style-name=""><text:span text:style-name="a654"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16" draw:layer="Master1-bg" draw:style-name="a661" draw:name="Freeform 8">
            <svg:title/>
            <svg:desc/>
            <text:p text:style-name="a659" text:class-names="" text:cond-style-name=""><text:span text:style-name="a658"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17" draw:layer="Master1-bg" draw:style-name="a664" draw:name="Freeform 9">
            <svg:title/>
            <svg:desc/>
            <text:p text:style-name="a663" text:class-names="" text:cond-style-name=""><text:span text:style-name="a662"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18" draw:layer="Master1-bg" draw:style-name="a668" draw:name="Freeform 10">
            <svg:title/>
            <svg:desc/>
            <text:p text:style-name="a666" text:class-names="" text:cond-style-name=""><text:span text:style-name="a665"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12" draw:layer="Master1-bg" draw:style-name="a645" draw:name="Freeform 11">
          <svg:title/>
          <svg:desc/>
          <text:p text:style-name="a643" text:class-names="" text:cond-style-name=""><text:span text:style-name="a642"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13" draw:layer="Master1-bg" draw:style-name="a649" draw:name="Freeform 12">
          <svg:title/>
          <svg:desc/>
          <text:p text:style-name="a647" text:class-names="" text:cond-style-name=""><text:span text:style-name="a646"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08" presentation:style-name="a635" draw:name="Rectangle 2" svg:x="0.66667in" svg:y="6.83681in" svg:width="3.11111in" svg:height="0.52083in" presentation:class="date-time" presentation:placeholder="false">
        <draw:text-box>
          <text:p text:style-name="a634" text:class-names="" text:cond-style-name=""><text:span text:style-name="a633" text:class-names=""/></text:p>
        </draw:text-box>
        <svg:title/>
        <svg:desc/>
      </draw:frame>
      <draw:frame draw:id="id109" presentation:style-name="a638" draw:name="Rectangle 3" svg:x="9.55556in" svg:y="6.83333in" svg:width="3.11111in" svg:height="0.52083in" presentation:class="page-number" presentation:placeholder="false">
        <draw:text-box>
          <text:p text:style-name="a637" text:class-names="" text:cond-style-name=""><text:span text:style-name="a636" text:class-names=""><text:page-number style:num-format="1" text:fixed="false"/></text:span></text:p>
        </draw:text-box>
        <svg:title/>
        <svg:desc/>
      </draw:frame>
      <draw:frame draw:id="id110" presentation:style-name="a641" draw:name="Rectangle 14" svg:x="4.55556in" svg:y="6.83333in" svg:width="4.22222in" svg:height="0.52083in" presentation:class="footer" presentation:placeholder="false">
        <draw:text-box>
          <text:p text:style-name="a640" text:class-names="" text:cond-style-name=""><text:span text:style-name="a639" text:class-names=""/></text:p>
        </draw:text-box>
        <svg:title/>
        <svg:desc/>
      </draw:frame>
      <presentation:notes style:page-layout-name="pageLayout2" draw:style-name="a701">
        <draw:frame draw:id="id14" presentation:style-name="a671" draw:name="Segnaposto intestazione 1" svg:x="0in" svg:y="0in" svg:width="3.25in" svg:height="0.50174in" presentation:class="header" presentation:placeholder="false">
          <draw:text-box>
            <text:p text:style-name="a670" text:class-names="" text:cond-style-name=""><text:span text:style-name="a669" text:class-names=""/></text:p>
          </draw:text-box>
          <svg:title/>
          <svg:desc/>
        </draw:frame>
        <draw:frame draw:id="id15" presentation:style-name="a676" draw:name="Segnaposto data 2" svg:x="4.24826in" svg:y="0in" svg:width="3.25in" svg:height="0.50174in" presentation:class="date-time" presentation:placeholder="false">
          <draw:text-box>
            <text:p text:style-name="a675" text:class-names="" text:cond-style-name=""><text:span text:style-name="a672" text:class-names=""><text:date text:fixed="false" style:data-style-name="a673"/></text:span><text:span text:style-name="a674" text:class-names=""/></text:p>
          </draw:text-box>
          <svg:title/>
          <svg:desc/>
        </draw:frame>
        <draw:page-thumbnail svg:x="0.75in" svg:y="1.25in" svg:width="6in" svg:height="3.375in" presentation:class="page" draw:id="id16" presentation:style-name="a677" draw:name="Segnaposto immagine diapositiva 3">
          <svg:title/>
          <svg:desc/>
        </draw:page-thumbnail>
        <draw:frame draw:id="id17" presentation:style-name="a693" draw:name="Segnaposto note 4" svg:x="0.75in" svg:y="4.8125in" svg:width="6in" svg:height="3.9375in" presentation:class="notes" presentation:placeholder="false">
          <draw:text-box>
            <text:p text:style-name="a679" text:class-names="" text:cond-style-name=""><text:span text:style-name="a678" text:class-names="">Modifica gli stili del testo dello schema</text:span></text:p>
            <text:list text:style-name="a682">
              <text:list-item>
                <text:list text:style-name="a682">
                  <text:list-item>
                    <text:p text:style-name="a681" text:class-names="" text:cond-style-name=""><text:span text:style-name="a680" text:class-names="">Secondo livello</text:span></text:p>
                  </text:list-item>
                </text:list>
              </text:list-item>
            </text:list>
            <text:list text:style-name="a685">
              <text:list-item>
                <text:list text:style-name="a685">
                  <text:list-item>
                    <text:list text:style-name="a685">
                      <text:list-item>
                        <text:p text:style-name="a684" text:class-names="" text:cond-style-name=""><text:span text:style-name="a683" text:class-names="">Terzo livello</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Quarto livello</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89" text:class-names="">Quinto livello</text:span><text:span text:style-name="a690" text:class-names=""/></text:p>
                              </text:list-item>
                            </text:list>
                          </text:list-item>
                        </text:list>
                      </text:list-item>
                    </text:list>
                  </text:list-item>
                </text:list>
              </text:list-item>
            </text:list>
          </draw:text-box>
          <svg:title/>
          <svg:desc/>
        </draw:frame>
        <draw:frame draw:id="id18" presentation:style-name="a696" draw:name="Segnaposto piè di pagina 5" svg:x="0in" svg:y="9.49826in" svg:width="3.25in" svg:height="0.50174in" presentation:class="footer" presentation:placeholder="false">
          <draw:text-box>
            <text:p text:style-name="a695" text:class-names="" text:cond-style-name=""><text:span text:style-name="a694" text:class-names=""/></text:p>
          </draw:text-box>
          <svg:title/>
          <svg:desc/>
        </draw:frame>
        <draw:frame draw:id="id19" presentation:style-name="a700" draw:name="Segnaposto numero diapositiva 6" svg:x="4.24826in" svg:y="9.49826in" svg:width="3.25in" svg:height="0.50174in" presentation:class="page-number" presentation:placeholder="false">
          <draw:text-box>
            <text:p text:style-name="a699" text:class-names="" text:cond-style-name=""><text:span text:style-name="a697" text:class-names=""><text:page-number style:num-format="1" text:fixed="false"/></text:span><text:span text:style-name="a698" text:class-names=""/></text:p>
          </draw:text-box>
          <svg:title/>
          <svg:desc/>
        </draw:frame>
      </presentation:notes>
    </style:master-page>
    <style:master-page style:name="Master1-Layout8-objTx-Content-with-Caption" style:page-layout-name="pageLayout1" draw:style-name="a702">
      <draw:g draw:name="Group 4" draw:id="id119">
        <svg:title/>
        <svg:desc/>
        <draw:g draw:name="Group 5" draw:id="id126">
          <svg:title/>
          <svg:desc/>
          <draw:custom-shape svg:x="4in" svg:y="4.59028in" svg:width="6.6713in" svg:height="2.90104in" draw:id="id129" draw:layer="Master1-bg" draw:style-name="a748" draw:name="Freeform 6">
            <svg:title/>
            <svg:desc/>
            <text:p text:style-name="a746" text:class-names="" text:cond-style-name=""><text:span text:style-name="a745"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30" draw:layer="Master1-bg" draw:style-name="a752" draw:name="Freeform 7">
            <svg:title/>
            <svg:desc/>
            <text:p text:style-name="a750" text:class-names="" text:cond-style-name=""><text:span text:style-name="a749"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31" draw:layer="Master1-bg" draw:style-name="a756" draw:name="Freeform 8">
            <svg:title/>
            <svg:desc/>
            <text:p text:style-name="a754" text:class-names="" text:cond-style-name=""><text:span text:style-name="a753"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32" draw:layer="Master1-bg" draw:style-name="a759" draw:name="Freeform 9">
            <svg:title/>
            <svg:desc/>
            <text:p text:style-name="a758" text:class-names="" text:cond-style-name=""><text:span text:style-name="a757"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33" draw:layer="Master1-bg" draw:style-name="a763" draw:name="Freeform 10">
            <svg:title/>
            <svg:desc/>
            <text:p text:style-name="a761" text:class-names="" text:cond-style-name=""><text:span text:style-name="a760"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27" draw:layer="Master1-bg" draw:style-name="a740" draw:name="Freeform 11">
          <svg:title/>
          <svg:desc/>
          <text:p text:style-name="a738" text:class-names="" text:cond-style-name=""><text:span text:style-name="a737"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28" draw:layer="Master1-bg" draw:style-name="a744" draw:name="Freeform 12">
          <svg:title/>
          <svg:desc/>
          <text:p text:style-name="a742" text:class-names="" text:cond-style-name=""><text:span text:style-name="a741"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20" presentation:style-name="a706" draw:name="Title 1" svg:x="0.66667in" svg:y="0.29861in" svg:width="4.38657in" svg:height="1.27083in" presentation:class="title" presentation:placeholder="false">
        <draw:text-box>
          <text:p text:style-name="a705" text:class-names="" text:cond-style-name=""><text:span text:style-name="a703" text:class-names="">Click to edit Master title style</text:span><text:span text:style-name="a704" text:class-names=""/></text:p>
        </draw:text-box>
        <svg:title/>
        <svg:desc/>
      </draw:frame>
      <draw:frame draw:id="id121" presentation:style-name="a723" draw:name="Content Placeholder 2" svg:x="5.21296in" svg:y="0.29861in" svg:width="7.4537in" svg:height="6.40104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19" text:class-names="">Fifth level</text:span><text:span text:style-name="a720" text:class-names=""/></text:p>
                            </text:list-item>
                          </text:list>
                        </text:list-item>
                      </text:list>
                    </text:list-item>
                  </text:list>
                </text:list-item>
              </text:list>
            </text:list-item>
          </text:list>
        </draw:text-box>
        <svg:title/>
        <svg:desc/>
      </draw:frame>
      <draw:frame draw:id="id122" presentation:style-name="a727" draw:name="Text Placeholder 3" svg:x="0.66667in" svg:y="1.56945in" svg:width="4.38657in" svg:height="5.13021in" presentation:class="outline" presentation:placeholder="false">
        <draw:text-box>
          <text:list text:style-name="a726">
            <text:list-item>
              <text:p text:style-name="a725" text:class-names="" text:cond-style-name=""><text:span text:style-name="a724" text:class-names="">Click to edit Master text styles</text:span></text:p>
            </text:list-item>
          </text:list>
        </draw:text-box>
        <svg:title/>
        <svg:desc/>
      </draw:frame>
      <draw:frame draw:id="id123" presentation:style-name="a730" draw:name="Rectangle 2" svg:x="0.66667in" svg:y="6.83681in" svg:width="3.11111in" svg:height="0.52083in" presentation:class="date-time" presentation:placeholder="false">
        <draw:text-box>
          <text:p text:style-name="a729" text:class-names="" text:cond-style-name=""><text:span text:style-name="a728" text:class-names=""/></text:p>
        </draw:text-box>
        <svg:title/>
        <svg:desc/>
      </draw:frame>
      <draw:frame draw:id="id124" presentation:style-name="a733" draw:name="Rectangle 3" svg:x="9.55556in" svg:y="6.83333in" svg:width="3.11111in" svg:height="0.52083in" presentation:class="page-number" presentation:placeholder="false">
        <draw:text-box>
          <text:p text:style-name="a732" text:class-names="" text:cond-style-name=""><text:span text:style-name="a731" text:class-names=""><text:page-number style:num-format="1" text:fixed="false"/></text:span></text:p>
        </draw:text-box>
        <svg:title/>
        <svg:desc/>
      </draw:frame>
      <draw:frame draw:id="id125" presentation:style-name="a736" draw:name="Rectangle 14" svg:x="4.55556in" svg:y="6.83333in" svg:width="4.22222in" svg:height="0.52083in" presentation:class="footer" presentation:placeholder="false">
        <draw:text-box>
          <text:p text:style-name="a735" text:class-names="" text:cond-style-name=""><text:span text:style-name="a734" text:class-names=""/></text:p>
        </draw:text-box>
        <svg:title/>
        <svg:desc/>
      </draw:frame>
      <presentation:notes style:page-layout-name="pageLayout2" draw:style-name="a796">
        <draw:frame draw:id="id14" presentation:style-name="a766" draw:name="Segnaposto intestazione 1" svg:x="0in" svg:y="0in" svg:width="3.25in" svg:height="0.50174in" presentation:class="header" presentation:placeholder="false">
          <draw:text-box>
            <text:p text:style-name="a765" text:class-names="" text:cond-style-name=""><text:span text:style-name="a764" text:class-names=""/></text:p>
          </draw:text-box>
          <svg:title/>
          <svg:desc/>
        </draw:frame>
        <draw:frame draw:id="id15" presentation:style-name="a771" draw:name="Segnaposto data 2" svg:x="4.24826in" svg:y="0in" svg:width="3.25in" svg:height="0.50174in" presentation:class="date-time" presentation:placeholder="false">
          <draw:text-box>
            <text:p text:style-name="a770" text:class-names="" text:cond-style-name=""><text:span text:style-name="a767" text:class-names=""><text:date text:fixed="false" style:data-style-name="a768"/></text:span><text:span text:style-name="a769" text:class-names=""/></text:p>
          </draw:text-box>
          <svg:title/>
          <svg:desc/>
        </draw:frame>
        <draw:page-thumbnail svg:x="0.75in" svg:y="1.25in" svg:width="6in" svg:height="3.375in" presentation:class="page" draw:id="id16" presentation:style-name="a772" draw:name="Segnaposto immagine diapositiva 3">
          <svg:title/>
          <svg:desc/>
        </draw:page-thumbnail>
        <draw:frame draw:id="id17" presentation:style-name="a788" draw:name="Segnaposto note 4" svg:x="0.75in" svg:y="4.8125in" svg:width="6in" svg:height="3.9375in" presentation:class="notes" presentation:placeholder="false">
          <draw:text-box>
            <text:p text:style-name="a774" text:class-names="" text:cond-style-name=""><text:span text:style-name="a773" text:class-names="">Modifica gli stili del testo dello schema</text:span></text:p>
            <text:list text:style-name="a777">
              <text:list-item>
                <text:list text:style-name="a777">
                  <text:list-item>
                    <text:p text:style-name="a776" text:class-names="" text:cond-style-name=""><text:span text:style-name="a775" text:class-names="">Secondo livello</text:span></text:p>
                  </text:list-item>
                </text:list>
              </text:list-item>
            </text:list>
            <text:list text:style-name="a780">
              <text:list-item>
                <text:list text:style-name="a780">
                  <text:list-item>
                    <text:list text:style-name="a780">
                      <text:list-item>
                        <text:p text:style-name="a779" text:class-names="" text:cond-style-name=""><text:span text:style-name="a778" text:class-names="">Terzo livello</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Quarto livello</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4" text:class-names="">Quinto livello</text:span><text:span text:style-name="a785" text:class-names=""/></text:p>
                              </text:list-item>
                            </text:list>
                          </text:list-item>
                        </text:list>
                      </text:list-item>
                    </text:list>
                  </text:list-item>
                </text:list>
              </text:list-item>
            </text:list>
          </draw:text-box>
          <svg:title/>
          <svg:desc/>
        </draw:frame>
        <draw:frame draw:id="id18" presentation:style-name="a791" draw:name="Segnaposto piè di pagina 5" svg:x="0in" svg:y="9.49826in" svg:width="3.25in" svg:height="0.50174in" presentation:class="footer" presentation:placeholder="false">
          <draw:text-box>
            <text:p text:style-name="a790" text:class-names="" text:cond-style-name=""><text:span text:style-name="a789" text:class-names=""/></text:p>
          </draw:text-box>
          <svg:title/>
          <svg:desc/>
        </draw:frame>
        <draw:frame draw:id="id19" presentation:style-name="a795" draw:name="Segnaposto numero diapositiva 6" svg:x="4.24826in" svg:y="9.49826in" svg:width="3.25in" svg:height="0.50174in" presentation:class="page-number" presentation:placeholder="false">
          <draw:text-box>
            <text:p text:style-name="a794" text:class-names="" text:cond-style-name=""><text:span text:style-name="a792" text:class-names=""><text:page-number style:num-format="1" text:fixed="false"/></text:span><text:span text:style-name="a793" text:class-names=""/></text:p>
          </draw:text-box>
          <svg:title/>
          <svg:desc/>
        </draw:frame>
      </presentation:notes>
    </style:master-page>
    <style:master-page style:name="Master1-Layout9-picTx-Picture-with-Caption" style:page-layout-name="pageLayout1" draw:style-name="a797">
      <draw:g draw:name="Group 4" draw:id="id134">
        <svg:title/>
        <svg:desc/>
        <draw:g draw:name="Group 5" draw:id="id141">
          <svg:title/>
          <svg:desc/>
          <draw:custom-shape svg:x="4in" svg:y="4.59028in" svg:width="6.6713in" svg:height="2.90104in" draw:id="id144" draw:layer="Master1-bg" draw:style-name="a829" draw:name="Freeform 6">
            <svg:title/>
            <svg:desc/>
            <text:p text:style-name="a827" text:class-names="" text:cond-style-name=""><text:span text:style-name="a826"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45" draw:layer="Master1-bg" draw:style-name="a833" draw:name="Freeform 7">
            <svg:title/>
            <svg:desc/>
            <text:p text:style-name="a831" text:class-names="" text:cond-style-name=""><text:span text:style-name="a830"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46" draw:layer="Master1-bg" draw:style-name="a837" draw:name="Freeform 8">
            <svg:title/>
            <svg:desc/>
            <text:p text:style-name="a835" text:class-names="" text:cond-style-name=""><text:span text:style-name="a834"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47" draw:layer="Master1-bg" draw:style-name="a840" draw:name="Freeform 9">
            <svg:title/>
            <svg:desc/>
            <text:p text:style-name="a839" text:class-names="" text:cond-style-name=""><text:span text:style-name="a838"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48" draw:layer="Master1-bg" draw:style-name="a844" draw:name="Freeform 10">
            <svg:title/>
            <svg:desc/>
            <text:p text:style-name="a842" text:class-names="" text:cond-style-name=""><text:span text:style-name="a841"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42" draw:layer="Master1-bg" draw:style-name="a821" draw:name="Freeform 11">
          <svg:title/>
          <svg:desc/>
          <text:p text:style-name="a819" text:class-names="" text:cond-style-name=""><text:span text:style-name="a818"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43" draw:layer="Master1-bg" draw:style-name="a825" draw:name="Freeform 12">
          <svg:title/>
          <svg:desc/>
          <text:p text:style-name="a823" text:class-names="" text:cond-style-name=""><text:span text:style-name="a822"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35" presentation:style-name="a801" draw:name="Title 1" svg:x="2.61343in" svg:y="5.25in" svg:width="8in" svg:height="0.61979in" presentation:class="title" presentation:placeholder="false">
        <draw:text-box>
          <text:p text:style-name="a800" text:class-names="" text:cond-style-name=""><text:span text:style-name="a798" text:class-names="">Click to edit Master title style</text:span><text:span text:style-name="a799" text:class-names=""/></text:p>
        </draw:text-box>
        <svg:title/>
        <svg:desc/>
      </draw:frame>
      <draw:frame draw:id="id136" presentation:style-name="a804" draw:name="Picture Placeholder 2" svg:x="2.61343in" svg:y="0.67014in" svg:width="8in" svg:height="4.5in" presentation:class="graphic" presentation:placeholder="false">
        <draw:text-box>
          <text:p text:style-name="a803" text:class-names="" text:cond-style-name=""><text:span text:style-name="a802" text:class-names=""/></text:p>
        </draw:text-box>
        <svg:title/>
        <svg:desc/>
      </draw:frame>
      <draw:frame draw:id="id137" presentation:style-name="a808" draw:name="Text Placeholder 3" svg:x="2.61343in" svg:y="5.86979in" svg:width="8in" svg:height="0.88021in" presentation:class="outline" presentation:placeholder="false">
        <draw:text-box>
          <text:list text:style-name="a807">
            <text:list-item>
              <text:p text:style-name="a806" text:class-names="" text:cond-style-name=""><text:span text:style-name="a805" text:class-names="">Click to edit Master text styles</text:span></text:p>
            </text:list-item>
          </text:list>
        </draw:text-box>
        <svg:title/>
        <svg:desc/>
      </draw:frame>
      <draw:frame draw:id="id138" presentation:style-name="a811" draw:name="Rectangle 2" svg:x="0.66667in" svg:y="6.83681in" svg:width="3.11111in" svg:height="0.52083in" presentation:class="date-time" presentation:placeholder="false">
        <draw:text-box>
          <text:p text:style-name="a810" text:class-names="" text:cond-style-name=""><text:span text:style-name="a809" text:class-names=""/></text:p>
        </draw:text-box>
        <svg:title/>
        <svg:desc/>
      </draw:frame>
      <draw:frame draw:id="id139" presentation:style-name="a814" draw:name="Rectangle 3" svg:x="9.55556in" svg:y="6.83333in" svg:width="3.11111in" svg:height="0.52083in" presentation:class="page-number" presentation:placeholder="false">
        <draw:text-box>
          <text:p text:style-name="a813" text:class-names="" text:cond-style-name=""><text:span text:style-name="a812" text:class-names=""><text:page-number style:num-format="1" text:fixed="false"/></text:span></text:p>
        </draw:text-box>
        <svg:title/>
        <svg:desc/>
      </draw:frame>
      <draw:frame draw:id="id140" presentation:style-name="a817" draw:name="Rectangle 14" svg:x="4.55556in" svg:y="6.83333in" svg:width="4.22222in" svg:height="0.52083in" presentation:class="footer" presentation:placeholder="false">
        <draw:text-box>
          <text:p text:style-name="a816" text:class-names="" text:cond-style-name=""><text:span text:style-name="a815" text:class-names=""/></text:p>
        </draw:text-box>
        <svg:title/>
        <svg:desc/>
      </draw:frame>
      <presentation:notes style:page-layout-name="pageLayout2" draw:style-name="a877">
        <draw:frame draw:id="id14" presentation:style-name="a847" draw:name="Segnaposto intestazione 1" svg:x="0in" svg:y="0in" svg:width="3.25in" svg:height="0.50174in" presentation:class="header" presentation:placeholder="false">
          <draw:text-box>
            <text:p text:style-name="a846" text:class-names="" text:cond-style-name=""><text:span text:style-name="a845" text:class-names=""/></text:p>
          </draw:text-box>
          <svg:title/>
          <svg:desc/>
        </draw:frame>
        <draw:frame draw:id="id15" presentation:style-name="a852" draw:name="Segnaposto data 2" svg:x="4.24826in" svg:y="0in" svg:width="3.25in" svg:height="0.50174in" presentation:class="date-time" presentation:placeholder="false">
          <draw:text-box>
            <text:p text:style-name="a851" text:class-names="" text:cond-style-name=""><text:span text:style-name="a848" text:class-names=""><text:date text:fixed="false" style:data-style-name="a849"/></text:span><text:span text:style-name="a850" text:class-names=""/></text:p>
          </draw:text-box>
          <svg:title/>
          <svg:desc/>
        </draw:frame>
        <draw:page-thumbnail svg:x="0.75in" svg:y="1.25in" svg:width="6in" svg:height="3.375in" presentation:class="page" draw:id="id16" presentation:style-name="a853" draw:name="Segnaposto immagine diapositiva 3">
          <svg:title/>
          <svg:desc/>
        </draw:page-thumbnail>
        <draw:frame draw:id="id17" presentation:style-name="a869" draw:name="Segnaposto note 4" svg:x="0.75in" svg:y="4.8125in" svg:width="6in" svg:height="3.9375in" presentation:class="notes" presentation:placeholder="false">
          <draw:text-box>
            <text:p text:style-name="a855" text:class-names="" text:cond-style-name=""><text:span text:style-name="a854" text:class-names="">Modifica gli stili del testo dello schema</text:span></text:p>
            <text:list text:style-name="a858">
              <text:list-item>
                <text:list text:style-name="a858">
                  <text:list-item>
                    <text:p text:style-name="a857" text:class-names="" text:cond-style-name=""><text:span text:style-name="a856" text:class-names="">Secondo livello</text:span></text:p>
                  </text:list-item>
                </text:list>
              </text:list-item>
            </text:list>
            <text:list text:style-name="a861">
              <text:list-item>
                <text:list text:style-name="a861">
                  <text:list-item>
                    <text:list text:style-name="a861">
                      <text:list-item>
                        <text:p text:style-name="a860" text:class-names="" text:cond-style-name=""><text:span text:style-name="a859" text:class-names="">Terzo livello</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Quarto livello</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Quinto livello</text:span><text:span text:style-name="a866" text:class-names=""/></text:p>
                              </text:list-item>
                            </text:list>
                          </text:list-item>
                        </text:list>
                      </text:list-item>
                    </text:list>
                  </text:list-item>
                </text:list>
              </text:list-item>
            </text:list>
          </draw:text-box>
          <svg:title/>
          <svg:desc/>
        </draw:frame>
        <draw:frame draw:id="id18" presentation:style-name="a872" draw:name="Segnaposto piè di pagina 5" svg:x="0in" svg:y="9.49826in" svg:width="3.25in" svg:height="0.50174in" presentation:class="footer" presentation:placeholder="false">
          <draw:text-box>
            <text:p text:style-name="a871" text:class-names="" text:cond-style-name=""><text:span text:style-name="a870" text:class-names=""/></text:p>
          </draw:text-box>
          <svg:title/>
          <svg:desc/>
        </draw:frame>
        <draw:frame draw:id="id19" presentation:style-name="a876" draw:name="Segnaposto numero diapositiva 6" svg:x="4.24826in" svg:y="9.49826in" svg:width="3.25in" svg:height="0.50174in" presentation:class="page-number" presentation:placeholder="false">
          <draw:text-box>
            <text:p text:style-name="a875" text:class-names="" text:cond-style-name=""><text:span text:style-name="a873" text:class-names=""><text:page-number style:num-format="1" text:fixed="false"/></text:span><text:span text:style-name="a874" text:class-names=""/></text:p>
          </draw:text-box>
          <svg:title/>
          <svg:desc/>
        </draw:frame>
      </presentation:notes>
    </style:master-page>
    <style:master-page style:name="Master1-Layout10-vertTx-Title-and-Vertical-Text" style:page-layout-name="pageLayout1" draw:style-name="a878">
      <draw:g draw:name="Group 4" draw:id="id149">
        <svg:title/>
        <svg:desc/>
        <draw:g draw:name="Group 5" draw:id="id155">
          <svg:title/>
          <svg:desc/>
          <draw:custom-shape svg:x="4in" svg:y="4.59028in" svg:width="6.6713in" svg:height="2.90104in" draw:id="id158" draw:layer="Master1-bg" draw:style-name="a920" draw:name="Freeform 6">
            <svg:title/>
            <svg:desc/>
            <text:p text:style-name="a918" text:class-names="" text:cond-style-name=""><text:span text:style-name="a917"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59" draw:layer="Master1-bg" draw:style-name="a924" draw:name="Freeform 7">
            <svg:title/>
            <svg:desc/>
            <text:p text:style-name="a922" text:class-names="" text:cond-style-name=""><text:span text:style-name="a921"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60" draw:layer="Master1-bg" draw:style-name="a928" draw:name="Freeform 8">
            <svg:title/>
            <svg:desc/>
            <text:p text:style-name="a926" text:class-names="" text:cond-style-name=""><text:span text:style-name="a925"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61" draw:layer="Master1-bg" draw:style-name="a931" draw:name="Freeform 9">
            <svg:title/>
            <svg:desc/>
            <text:p text:style-name="a930" text:class-names="" text:cond-style-name=""><text:span text:style-name="a929"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62" draw:layer="Master1-bg" draw:style-name="a935" draw:name="Freeform 10">
            <svg:title/>
            <svg:desc/>
            <text:p text:style-name="a933" text:class-names="" text:cond-style-name=""><text:span text:style-name="a932"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56" draw:layer="Master1-bg" draw:style-name="a912" draw:name="Freeform 11">
          <svg:title/>
          <svg:desc/>
          <text:p text:style-name="a910" text:class-names="" text:cond-style-name=""><text:span text:style-name="a909"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57" draw:layer="Master1-bg" draw:style-name="a916" draw:name="Freeform 12">
          <svg:title/>
          <svg:desc/>
          <text:p text:style-name="a914" text:class-names="" text:cond-style-name=""><text:span text:style-name="a913"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50" presentation:style-name="a882" draw:name="Title 1" svg:x="0.66667in" svg:y="0.30035in" svg:width="12in" svg:height="1.25in" presentation:class="title" presentation:placeholder="false">
        <draw:text-box>
          <text:p text:style-name="a881" text:class-names="" text:cond-style-name=""><text:span text:style-name="a879" text:class-names="">Click to edit Master title style</text:span><text:span text:style-name="a880" text:class-names=""/></text:p>
        </draw:text-box>
        <svg:title/>
        <svg:desc/>
      </draw:frame>
      <draw:frame draw:id="id151" presentation:style-name="a899" draw:name="Vertical Text Placeholder 2" svg:x="0.66667in" svg:y="1.75in" svg:width="12in" svg:height="4.94965in" presentation:class="outline" presentation:placeholder="false">
        <draw:text-box>
          <text:list text:style-name="a885">
            <text:list-item>
              <text:p text:style-name="a884" text:class-names="" text:cond-style-name=""><text:span text:style-name="a883" text:class-names="">Click to edit Master text styles</text:span></text:p>
            </text:list-item>
          </text:list>
          <text:list text:style-name="a888">
            <text:list-item>
              <text:list text:style-name="a888">
                <text:list-item>
                  <text:p text:style-name="a887" text:class-names="" text:cond-style-name=""><text:span text:style-name="a886" text:class-names="">Second level</text:span></text:p>
                </text:list-item>
              </text:list>
            </text:list-item>
          </text:list>
          <text:list text:style-name="a891">
            <text:list-item>
              <text:list text:style-name="a891">
                <text:list-item>
                  <text:list text:style-name="a891">
                    <text:list-item>
                      <text:p text:style-name="a890" text:class-names="" text:cond-style-name=""><text:span text:style-name="a889" text:class-names="">Third level</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Fourth level</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5" text:class-names="">Fifth level</text:span><text:span text:style-name="a896" text:class-names=""/></text:p>
                            </text:list-item>
                          </text:list>
                        </text:list-item>
                      </text:list>
                    </text:list-item>
                  </text:list>
                </text:list-item>
              </text:list>
            </text:list-item>
          </text:list>
        </draw:text-box>
        <svg:title/>
        <svg:desc/>
      </draw:frame>
      <draw:frame draw:id="id152" presentation:style-name="a902" draw:name="Rectangle 2" svg:x="0.66667in" svg:y="6.83681in" svg:width="3.11111in" svg:height="0.52083in" presentation:class="date-time" presentation:placeholder="false">
        <draw:text-box>
          <text:p text:style-name="a901" text:class-names="" text:cond-style-name=""><text:span text:style-name="a900" text:class-names=""/></text:p>
        </draw:text-box>
        <svg:title/>
        <svg:desc/>
      </draw:frame>
      <draw:frame draw:id="id153" presentation:style-name="a905" draw:name="Rectangle 3" svg:x="9.55556in" svg:y="6.83333in" svg:width="3.11111in" svg:height="0.52083in" presentation:class="page-number" presentation:placeholder="false">
        <draw:text-box>
          <text:p text:style-name="a904" text:class-names="" text:cond-style-name=""><text:span text:style-name="a903" text:class-names=""><text:page-number style:num-format="1" text:fixed="false"/></text:span></text:p>
        </draw:text-box>
        <svg:title/>
        <svg:desc/>
      </draw:frame>
      <draw:frame draw:id="id154" presentation:style-name="a908" draw:name="Rectangle 14" svg:x="4.55556in" svg:y="6.83333in" svg:width="4.22222in" svg:height="0.52083in" presentation:class="footer" presentation:placeholder="false">
        <draw:text-box>
          <text:p text:style-name="a907" text:class-names="" text:cond-style-name=""><text:span text:style-name="a906" text:class-names=""/></text:p>
        </draw:text-box>
        <svg:title/>
        <svg:desc/>
      </draw:frame>
      <presentation:notes style:page-layout-name="pageLayout2" draw:style-name="a968">
        <draw:frame draw:id="id14" presentation:style-name="a938" draw:name="Segnaposto intestazione 1" svg:x="0in" svg:y="0in" svg:width="3.25in" svg:height="0.50174in" presentation:class="header" presentation:placeholder="false">
          <draw:text-box>
            <text:p text:style-name="a937" text:class-names="" text:cond-style-name=""><text:span text:style-name="a936" text:class-names=""/></text:p>
          </draw:text-box>
          <svg:title/>
          <svg:desc/>
        </draw:frame>
        <draw:frame draw:id="id15" presentation:style-name="a943" draw:name="Segnaposto data 2" svg:x="4.24826in" svg:y="0in" svg:width="3.25in" svg:height="0.50174in" presentation:class="date-time" presentation:placeholder="false">
          <draw:text-box>
            <text:p text:style-name="a942" text:class-names="" text:cond-style-name=""><text:span text:style-name="a939" text:class-names=""><text:date text:fixed="false" style:data-style-name="a940"/></text:span><text:span text:style-name="a941" text:class-names=""/></text:p>
          </draw:text-box>
          <svg:title/>
          <svg:desc/>
        </draw:frame>
        <draw:page-thumbnail svg:x="0.75in" svg:y="1.25in" svg:width="6in" svg:height="3.375in" presentation:class="page" draw:id="id16" presentation:style-name="a944" draw:name="Segnaposto immagine diapositiva 3">
          <svg:title/>
          <svg:desc/>
        </draw:page-thumbnail>
        <draw:frame draw:id="id17" presentation:style-name="a960" draw:name="Segnaposto note 4" svg:x="0.75in" svg:y="4.8125in" svg:width="6in" svg:height="3.9375in" presentation:class="notes" presentation:placeholder="false">
          <draw:text-box>
            <text:p text:style-name="a946" text:class-names="" text:cond-style-name=""><text:span text:style-name="a945" text:class-names="">Modifica gli stili del testo dello schema</text:span></text:p>
            <text:list text:style-name="a949">
              <text:list-item>
                <text:list text:style-name="a949">
                  <text:list-item>
                    <text:p text:style-name="a948" text:class-names="" text:cond-style-name=""><text:span text:style-name="a947" text:class-names="">Secondo livello</text:span></text:p>
                  </text:list-item>
                </text:list>
              </text:list-item>
            </text:list>
            <text:list text:style-name="a952">
              <text:list-item>
                <text:list text:style-name="a952">
                  <text:list-item>
                    <text:list text:style-name="a952">
                      <text:list-item>
                        <text:p text:style-name="a951" text:class-names="" text:cond-style-name=""><text:span text:style-name="a950" text:class-names="">Terzo livello</text:span></text:p>
                      </text:list-item>
                    </text:list>
                  </text:list-item>
                </text:list>
              </text:list-item>
            </text:list>
            <text:list text:style-name="a955">
              <text:list-item>
                <text:list text:style-name="a955">
                  <text:list-item>
                    <text:list text:style-name="a955">
                      <text:list-item>
                        <text:list text:style-name="a955">
                          <text:list-item>
                            <text:p text:style-name="a954" text:class-names="" text:cond-style-name=""><text:span text:style-name="a953" text:class-names="">Quarto livello</text:span></text:p>
                          </text:list-item>
                        </text:list>
                      </text:list-item>
                    </text:list>
                  </text:list-item>
                </text:list>
              </text:list-item>
            </text:list>
            <text:list text:style-name="a959">
              <text:list-item>
                <text:list text:style-name="a959">
                  <text:list-item>
                    <text:list text:style-name="a959">
                      <text:list-item>
                        <text:list text:style-name="a959">
                          <text:list-item>
                            <text:list text:style-name="a959">
                              <text:list-item>
                                <text:p text:style-name="a958" text:class-names="" text:cond-style-name=""><text:span text:style-name="a956" text:class-names="">Quinto livello</text:span><text:span text:style-name="a957" text:class-names=""/></text:p>
                              </text:list-item>
                            </text:list>
                          </text:list-item>
                        </text:list>
                      </text:list-item>
                    </text:list>
                  </text:list-item>
                </text:list>
              </text:list-item>
            </text:list>
          </draw:text-box>
          <svg:title/>
          <svg:desc/>
        </draw:frame>
        <draw:frame draw:id="id18" presentation:style-name="a963" draw:name="Segnaposto piè di pagina 5" svg:x="0in" svg:y="9.49826in" svg:width="3.25in" svg:height="0.50174in" presentation:class="footer" presentation:placeholder="false">
          <draw:text-box>
            <text:p text:style-name="a962" text:class-names="" text:cond-style-name=""><text:span text:style-name="a961" text:class-names=""/></text:p>
          </draw:text-box>
          <svg:title/>
          <svg:desc/>
        </draw:frame>
        <draw:frame draw:id="id19" presentation:style-name="a967" draw:name="Segnaposto numero diapositiva 6" svg:x="4.24826in" svg:y="9.49826in" svg:width="3.25in" svg:height="0.50174in" presentation:class="page-number" presentation:placeholder="false">
          <draw:text-box>
            <text:p text:style-name="a966" text:class-names="" text:cond-style-name=""><text:span text:style-name="a964" text:class-names=""><text:page-number style:num-format="1" text:fixed="false"/></text:span><text:span text:style-name="a965" text:class-names=""/></text:p>
          </draw:text-box>
          <svg:title/>
          <svg:desc/>
        </draw:frame>
      </presentation:notes>
    </style:master-page>
    <style:master-page style:name="Master1-Layout11-vertTitleAndTx-Vertical-Title-and-Text" style:page-layout-name="pageLayout1" draw:style-name="a969">
      <draw:g draw:name="Group 4" draw:id="id163">
        <svg:title/>
        <svg:desc/>
        <draw:g draw:name="Group 5" draw:id="id169">
          <svg:title/>
          <svg:desc/>
          <draw:custom-shape svg:x="4in" svg:y="4.59028in" svg:width="6.6713in" svg:height="2.90104in" draw:id="id172" draw:layer="Master1-bg" draw:style-name="a1011" draw:name="Freeform 6">
            <svg:title/>
            <svg:desc/>
            <text:p text:style-name="a1009" text:class-names="" text:cond-style-name=""><text:span text:style-name="a1008"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73" draw:layer="Master1-bg" draw:style-name="a1015" draw:name="Freeform 7">
            <svg:title/>
            <svg:desc/>
            <text:p text:style-name="a1013" text:class-names="" text:cond-style-name=""><text:span text:style-name="a1012"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74" draw:layer="Master1-bg" draw:style-name="a1019" draw:name="Freeform 8">
            <svg:title/>
            <svg:desc/>
            <text:p text:style-name="a1017" text:class-names="" text:cond-style-name=""><text:span text:style-name="a1016"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75" draw:layer="Master1-bg" draw:style-name="a1022" draw:name="Freeform 9">
            <svg:title/>
            <svg:desc/>
            <text:p text:style-name="a1021" text:class-names="" text:cond-style-name=""><text:span text:style-name="a1020"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76" draw:layer="Master1-bg" draw:style-name="a1026" draw:name="Freeform 10">
            <svg:title/>
            <svg:desc/>
            <text:p text:style-name="a1024" text:class-names="" text:cond-style-name=""><text:span text:style-name="a1023"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70" draw:layer="Master1-bg" draw:style-name="a1003" draw:name="Freeform 11">
          <svg:title/>
          <svg:desc/>
          <text:p text:style-name="a1001" text:class-names="" text:cond-style-name=""><text:span text:style-name="a1000"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71" draw:layer="Master1-bg" draw:style-name="a1007" draw:name="Freeform 12">
          <svg:title/>
          <svg:desc/>
          <text:p text:style-name="a1005" text:class-names="" text:cond-style-name=""><text:span text:style-name="a1004"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64" presentation:style-name="a973" draw:name="Vertical Title 1" svg:x="9.66667in" svg:y="0.30035in" svg:width="3in" svg:height="6.39931in" presentation:class="title" presentation:placeholder="false">
        <draw:text-box>
          <text:p text:style-name="a972" text:class-names="" text:cond-style-name=""><text:span text:style-name="a970" text:class-names="">Click to edit Master title style</text:span><text:span text:style-name="a971" text:class-names=""/></text:p>
        </draw:text-box>
        <svg:title/>
        <svg:desc/>
      </draw:frame>
      <draw:frame draw:id="id165" presentation:style-name="a990" draw:name="Vertical Text Placeholder 2" svg:x="0.66667in" svg:y="0.30035in" svg:width="8.77778in" svg:height="6.39931in" presentation:class="outline" presentation:placeholder="false">
        <draw:text-box>
          <text:list text:style-name="a976">
            <text:list-item>
              <text:p text:style-name="a975" text:class-names="" text:cond-style-name=""><text:span text:style-name="a974" text:class-names="">Click to edit Master text styles</text:span></text:p>
            </text:list-item>
          </text:list>
          <text:list text:style-name="a979">
            <text:list-item>
              <text:list text:style-name="a979">
                <text:list-item>
                  <text:p text:style-name="a978" text:class-names="" text:cond-style-name=""><text:span text:style-name="a977" text:class-names="">Second level</text:span></text:p>
                </text:list-item>
              </text:list>
            </text:list-item>
          </text:list>
          <text:list text:style-name="a982">
            <text:list-item>
              <text:list text:style-name="a982">
                <text:list-item>
                  <text:list text:style-name="a982">
                    <text:list-item>
                      <text:p text:style-name="a981" text:class-names="" text:cond-style-name=""><text:span text:style-name="a980" text:class-names="">Third level</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Fourth level</text:span></text:p>
                        </text:list-item>
                      </text:list>
                    </text:list-item>
                  </text:list>
                </text:list-item>
              </text:list>
            </text:list-item>
          </text:list>
          <text:list text:style-name="a989">
            <text:list-item>
              <text:list text:style-name="a989">
                <text:list-item>
                  <text:list text:style-name="a989">
                    <text:list-item>
                      <text:list text:style-name="a989">
                        <text:list-item>
                          <text:list text:style-name="a989">
                            <text:list-item>
                              <text:p text:style-name="a988" text:class-names="" text:cond-style-name=""><text:span text:style-name="a986" text:class-names="">Fifth level</text:span><text:span text:style-name="a987" text:class-names=""/></text:p>
                            </text:list-item>
                          </text:list>
                        </text:list-item>
                      </text:list>
                    </text:list-item>
                  </text:list>
                </text:list-item>
              </text:list>
            </text:list-item>
          </text:list>
        </draw:text-box>
        <svg:title/>
        <svg:desc/>
      </draw:frame>
      <draw:frame draw:id="id166" presentation:style-name="a993" draw:name="Rectangle 2" svg:x="0.66667in" svg:y="6.83681in" svg:width="3.11111in" svg:height="0.52083in" presentation:class="date-time" presentation:placeholder="false">
        <draw:text-box>
          <text:p text:style-name="a992" text:class-names="" text:cond-style-name=""><text:span text:style-name="a991" text:class-names=""/></text:p>
        </draw:text-box>
        <svg:title/>
        <svg:desc/>
      </draw:frame>
      <draw:frame draw:id="id167" presentation:style-name="a996" draw:name="Rectangle 3" svg:x="9.55556in" svg:y="6.83333in" svg:width="3.11111in" svg:height="0.52083in" presentation:class="page-number" presentation:placeholder="false">
        <draw:text-box>
          <text:p text:style-name="a995" text:class-names="" text:cond-style-name=""><text:span text:style-name="a994" text:class-names=""><text:page-number style:num-format="1" text:fixed="false"/></text:span></text:p>
        </draw:text-box>
        <svg:title/>
        <svg:desc/>
      </draw:frame>
      <draw:frame draw:id="id168" presentation:style-name="a999" draw:name="Rectangle 14" svg:x="4.55556in" svg:y="6.83333in" svg:width="4.22222in" svg:height="0.52083in" presentation:class="footer" presentation:placeholder="false">
        <draw:text-box>
          <text:p text:style-name="a998" text:class-names="" text:cond-style-name=""><text:span text:style-name="a997" text:class-names=""/></text:p>
        </draw:text-box>
        <svg:title/>
        <svg:desc/>
      </draw:frame>
      <presentation:notes style:page-layout-name="pageLayout2" draw:style-name="a1059">
        <draw:frame draw:id="id14" presentation:style-name="a1029" draw:name="Segnaposto intestazione 1" svg:x="0in" svg:y="0in" svg:width="3.25in" svg:height="0.50174in" presentation:class="header" presentation:placeholder="false">
          <draw:text-box>
            <text:p text:style-name="a1028" text:class-names="" text:cond-style-name=""><text:span text:style-name="a1027" text:class-names=""/></text:p>
          </draw:text-box>
          <svg:title/>
          <svg:desc/>
        </draw:frame>
        <draw:frame draw:id="id15" presentation:style-name="a1034" draw:name="Segnaposto data 2" svg:x="4.24826in" svg:y="0in" svg:width="3.25in" svg:height="0.50174in" presentation:class="date-time" presentation:placeholder="false">
          <draw:text-box>
            <text:p text:style-name="a1033" text:class-names="" text:cond-style-name=""><text:span text:style-name="a1030" text:class-names=""><text:date text:fixed="false" style:data-style-name="a1031"/></text:span><text:span text:style-name="a1032" text:class-names=""/></text:p>
          </draw:text-box>
          <svg:title/>
          <svg:desc/>
        </draw:frame>
        <draw:page-thumbnail svg:x="0.75in" svg:y="1.25in" svg:width="6in" svg:height="3.375in" presentation:class="page" draw:id="id16" presentation:style-name="a1035" draw:name="Segnaposto immagine diapositiva 3">
          <svg:title/>
          <svg:desc/>
        </draw:page-thumbnail>
        <draw:frame draw:id="id17" presentation:style-name="a1051" draw:name="Segnaposto note 4" svg:x="0.75in" svg:y="4.8125in" svg:width="6in" svg:height="3.9375in" presentation:class="notes" presentation:placeholder="false">
          <draw:text-box>
            <text:p text:style-name="a1037" text:class-names="" text:cond-style-name=""><text:span text:style-name="a1036" text:class-names="">Modifica gli stili del testo dello schema</text:span></text:p>
            <text:list text:style-name="a1040">
              <text:list-item>
                <text:list text:style-name="a1040">
                  <text:list-item>
                    <text:p text:style-name="a1039" text:class-names="" text:cond-style-name=""><text:span text:style-name="a1038" text:class-names="">Secondo livello</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erzo livello</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Quarto livello</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7" text:class-names="">Quinto livello</text:span><text:span text:style-name="a1048" text:class-names=""/></text:p>
                              </text:list-item>
                            </text:list>
                          </text:list-item>
                        </text:list>
                      </text:list-item>
                    </text:list>
                  </text:list-item>
                </text:list>
              </text:list-item>
            </text:list>
          </draw:text-box>
          <svg:title/>
          <svg:desc/>
        </draw:frame>
        <draw:frame draw:id="id18" presentation:style-name="a1054" draw:name="Segnaposto piè di pagina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9" presentation:style-name="a1058" draw:name="Segnaposto numero diapositiva 6" svg:x="4.24826in" svg:y="9.49826in" svg:width="3.25in" svg:height="0.50174in" presentation:class="page-number" presentation:placeholder="false">
          <draw:text-box>
            <text:p text:style-name="a1057" text:class-names="" text:cond-style-name=""><text:span text:style-name="a1055" text:class-names=""><text:page-number style:num-format="1" text:fixed="false"/></text:span><text:span text:style-name="a1056" text:class-names=""/></text:p>
          </draw:text-box>
          <svg:title/>
          <svg:desc/>
        </draw:frame>
      </presentation:notes>
    </style:master-page>
    <style:master-page style:name="Master1-Layout12-objAndTx-Title,-Content-and-Text" style:page-layout-name="pageLayout1" draw:style-name="a1060">
      <draw:g draw:name="Group 4" draw:id="id177">
        <svg:title/>
        <svg:desc/>
        <draw:g draw:name="Group 5" draw:id="id184">
          <svg:title/>
          <svg:desc/>
          <draw:custom-shape svg:x="4in" svg:y="4.59028in" svg:width="6.6713in" svg:height="2.90104in" draw:id="id187" draw:layer="Master1-bg" draw:style-name="a1119" draw:name="Freeform 6">
            <svg:title/>
            <svg:desc/>
            <text:p text:style-name="a1117" text:class-names="" text:cond-style-name=""><text:span text:style-name="a1116"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188" draw:layer="Master1-bg" draw:style-name="a1123" draw:name="Freeform 7">
            <svg:title/>
            <svg:desc/>
            <text:p text:style-name="a1121" text:class-names="" text:cond-style-name=""><text:span text:style-name="a1120"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189" draw:layer="Master1-bg" draw:style-name="a1127" draw:name="Freeform 8">
            <svg:title/>
            <svg:desc/>
            <text:p text:style-name="a1125" text:class-names="" text:cond-style-name=""><text:span text:style-name="a1124"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190" draw:layer="Master1-bg" draw:style-name="a1130" draw:name="Freeform 9">
            <svg:title/>
            <svg:desc/>
            <text:p text:style-name="a1129" text:class-names="" text:cond-style-name=""><text:span text:style-name="a1128"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191" draw:layer="Master1-bg" draw:style-name="a1134" draw:name="Freeform 10">
            <svg:title/>
            <svg:desc/>
            <text:p text:style-name="a1132" text:class-names="" text:cond-style-name=""><text:span text:style-name="a1131"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85" draw:layer="Master1-bg" draw:style-name="a1111" draw:name="Freeform 11">
          <svg:title/>
          <svg:desc/>
          <text:p text:style-name="a1109" text:class-names="" text:cond-style-name=""><text:span text:style-name="a1108"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186" draw:layer="Master1-bg" draw:style-name="a1115" draw:name="Freeform 12">
          <svg:title/>
          <svg:desc/>
          <text:p text:style-name="a1113" text:class-names="" text:cond-style-name=""><text:span text:style-name="a1112"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78" presentation:style-name="a1064" draw:name="Title 1" svg:x="0.66667in" svg:y="0.30035in" svg:width="12in" svg:height="1.25in" presentation:class="title" presentation:placeholder="false">
        <draw:text-box>
          <text:p text:style-name="a1063" text:class-names="" text:cond-style-name=""><text:span text:style-name="a1061" text:class-names="">Click to edit Master title style</text:span><text:span text:style-name="a1062" text:class-names=""/></text:p>
        </draw:text-box>
        <svg:title/>
        <svg:desc/>
      </draw:frame>
      <draw:frame draw:id="id179" presentation:style-name="a1081" draw:name="Content Placeholder 2" svg:x="0.66667in" svg:y="1.75in" svg:width="5.88889in" svg:height="4.94965in" presentation:class="object" presentation:placeholder="false">
        <draw:text-box>
          <text:list text:style-name="a1067">
            <text:list-item>
              <text:p text:style-name="a1066" text:class-names="" text:cond-style-name=""><text:span text:style-name="a1065" text:class-names="">Click to 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180" presentation:style-name="a1098" draw:name="Text Placeholder 3" svg:x="6.77778in" svg:y="1.75in" svg:width="5.88889in" svg:height="4.94965in" presentation:class="outline" presentation:placeholder="false">
        <draw:text-box>
          <text:list text:style-name="a1084">
            <text:list-item>
              <text:p text:style-name="a1083" text:class-names="" text:cond-style-name=""><text:span text:style-name="a1082" text:class-names="">Click to edit Master text styles</text:span></text:p>
            </text:list-item>
          </text:list>
          <text:list text:style-name="a1087">
            <text:list-item>
              <text:list text:style-name="a1087">
                <text:list-item>
                  <text:p text:style-name="a1086" text:class-names="" text:cond-style-name=""><text:span text:style-name="a1085" text:class-names="">Second level</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Third level</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4" text:class-names="">Fifth level</text:span><text:span text:style-name="a1095" text:class-names=""/></text:p>
                            </text:list-item>
                          </text:list>
                        </text:list-item>
                      </text:list>
                    </text:list-item>
                  </text:list>
                </text:list-item>
              </text:list>
            </text:list-item>
          </text:list>
        </draw:text-box>
        <svg:title/>
        <svg:desc/>
      </draw:frame>
      <draw:frame draw:id="id181" presentation:style-name="a1101" draw:name="Rectangle 2" svg:x="0.66667in" svg:y="6.83681in" svg:width="3.11111in" svg:height="0.52083in" presentation:class="date-time" presentation:placeholder="false">
        <draw:text-box>
          <text:p text:style-name="a1100" text:class-names="" text:cond-style-name=""><text:span text:style-name="a1099" text:class-names=""/></text:p>
        </draw:text-box>
        <svg:title/>
        <svg:desc/>
      </draw:frame>
      <draw:frame draw:id="id182" presentation:style-name="a1104" draw:name="Rectangle 3" svg:x="9.55556in" svg:y="6.83333in" svg:width="3.11111in" svg:height="0.52083in" presentation:class="page-number" presentation:placeholder="false">
        <draw:text-box>
          <text:p text:style-name="a1103" text:class-names="" text:cond-style-name=""><text:span text:style-name="a1102" text:class-names=""><text:page-number style:num-format="1" text:fixed="false"/></text:span></text:p>
        </draw:text-box>
        <svg:title/>
        <svg:desc/>
      </draw:frame>
      <draw:frame draw:id="id183" presentation:style-name="a1107" draw:name="Rectangle 14" svg:x="4.55556in" svg:y="6.83333in" svg:width="4.22222in" svg:height="0.52083in" presentation:class="footer" presentation:placeholder="false">
        <draw:text-box>
          <text:p text:style-name="a1106" text:class-names="" text:cond-style-name=""><text:span text:style-name="a1105" text:class-names=""/></text:p>
        </draw:text-box>
        <svg:title/>
        <svg:desc/>
      </draw:frame>
      <presentation:notes style:page-layout-name="pageLayout2" draw:style-name="a1167">
        <draw:frame draw:id="id14" presentation:style-name="a1137" draw:name="Segnaposto intestazione 1" svg:x="0in" svg:y="0in" svg:width="3.25in" svg:height="0.50174in" presentation:class="header" presentation:placeholder="false">
          <draw:text-box>
            <text:p text:style-name="a1136" text:class-names="" text:cond-style-name=""><text:span text:style-name="a1135" text:class-names=""/></text:p>
          </draw:text-box>
          <svg:title/>
          <svg:desc/>
        </draw:frame>
        <draw:frame draw:id="id15" presentation:style-name="a1142" draw:name="Segnaposto data 2" svg:x="4.24826in" svg:y="0in" svg:width="3.25in" svg:height="0.50174in" presentation:class="date-time" presentation:placeholder="false">
          <draw:text-box>
            <text:p text:style-name="a1141" text:class-names="" text:cond-style-name=""><text:span text:style-name="a1138" text:class-names=""><text:date text:fixed="false" style:data-style-name="a1139"/></text:span><text:span text:style-name="a1140" text:class-names=""/></text:p>
          </draw:text-box>
          <svg:title/>
          <svg:desc/>
        </draw:frame>
        <draw:page-thumbnail svg:x="0.75in" svg:y="1.25in" svg:width="6in" svg:height="3.375in" presentation:class="page" draw:id="id16" presentation:style-name="a1143" draw:name="Segnaposto immagine diapositiva 3">
          <svg:title/>
          <svg:desc/>
        </draw:page-thumbnail>
        <draw:frame draw:id="id17" presentation:style-name="a1159" draw:name="Segnaposto note 4" svg:x="0.75in" svg:y="4.8125in" svg:width="6in" svg:height="3.9375in" presentation:class="notes" presentation:placeholder="false">
          <draw:text-box>
            <text:p text:style-name="a1145" text:class-names="" text:cond-style-name=""><text:span text:style-name="a1144" text:class-names="">Modifica gli stili del testo dello schema</text:span></text:p>
            <text:list text:style-name="a1148">
              <text:list-item>
                <text:list text:style-name="a1148">
                  <text:list-item>
                    <text:p text:style-name="a1147" text:class-names="" text:cond-style-name=""><text:span text:style-name="a1146" text:class-names="">Secondo livello</text:span></text:p>
                  </text:list-item>
                </text:list>
              </text:list-item>
            </text:list>
            <text:list text:style-name="a1151">
              <text:list-item>
                <text:list text:style-name="a1151">
                  <text:list-item>
                    <text:list text:style-name="a1151">
                      <text:list-item>
                        <text:p text:style-name="a1150" text:class-names="" text:cond-style-name=""><text:span text:style-name="a1149" text:class-names="">Terzo livello</text:span></text:p>
                      </text:list-item>
                    </text:list>
                  </text:list-item>
                </text:list>
              </text:list-item>
            </text:list>
            <text:list text:style-name="a1154">
              <text:list-item>
                <text:list text:style-name="a1154">
                  <text:list-item>
                    <text:list text:style-name="a1154">
                      <text:list-item>
                        <text:list text:style-name="a1154">
                          <text:list-item>
                            <text:p text:style-name="a1153" text:class-names="" text:cond-style-name=""><text:span text:style-name="a1152" text:class-names="">Quarto livello</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5" text:class-names="">Quinto livello</text:span><text:span text:style-name="a1156" text:class-names=""/></text:p>
                              </text:list-item>
                            </text:list>
                          </text:list-item>
                        </text:list>
                      </text:list-item>
                    </text:list>
                  </text:list-item>
                </text:list>
              </text:list-item>
            </text:list>
          </draw:text-box>
          <svg:title/>
          <svg:desc/>
        </draw:frame>
        <draw:frame draw:id="id18" presentation:style-name="a1162" draw:name="Segnaposto piè di pagina 5" svg:x="0in" svg:y="9.49826in" svg:width="3.25in" svg:height="0.50174in" presentation:class="footer" presentation:placeholder="false">
          <draw:text-box>
            <text:p text:style-name="a1161" text:class-names="" text:cond-style-name=""><text:span text:style-name="a1160" text:class-names=""/></text:p>
          </draw:text-box>
          <svg:title/>
          <svg:desc/>
        </draw:frame>
        <draw:frame draw:id="id19" presentation:style-name="a1166" draw:name="Segnaposto numero diapositiva 6" svg:x="4.24826in" svg:y="9.49826in" svg:width="3.25in" svg:height="0.50174in" presentation:class="page-number" presentation:placeholder="false">
          <draw:text-box>
            <text:p text:style-name="a1165" text:class-names="" text:cond-style-name=""><text:span text:style-name="a1163" text:class-names=""><text:page-number style:num-format="1" text:fixed="false"/></text:span><text:span text:style-name="a1164" text:class-names=""/></text:p>
          </draw:text-box>
          <svg:title/>
          <svg:desc/>
        </draw:frame>
      </presentation:notes>
    </style:master-page>
    <style:master-page style:name="Master1-Layout13-tbl-Title-and-Table" style:page-layout-name="pageLayout1" draw:style-name="a1168">
      <draw:g draw:name="Group 4" draw:id="id192">
        <svg:title/>
        <svg:desc/>
        <draw:g draw:name="Group 5" draw:id="id198">
          <svg:title/>
          <svg:desc/>
          <draw:custom-shape svg:x="4in" svg:y="4.59028in" svg:width="6.6713in" svg:height="2.90104in" draw:id="id201" draw:layer="Master1-bg" draw:style-name="a1197" draw:name="Freeform 6">
            <svg:title/>
            <svg:desc/>
            <text:p text:style-name="a1195" text:class-names="" text:cond-style-name=""><text:span text:style-name="a1194"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202" draw:layer="Master1-bg" draw:style-name="a1201" draw:name="Freeform 7">
            <svg:title/>
            <svg:desc/>
            <text:p text:style-name="a1199" text:class-names="" text:cond-style-name=""><text:span text:style-name="a1198"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203" draw:layer="Master1-bg" draw:style-name="a1205" draw:name="Freeform 8">
            <svg:title/>
            <svg:desc/>
            <text:p text:style-name="a1203" text:class-names="" text:cond-style-name=""><text:span text:style-name="a1202"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204" draw:layer="Master1-bg" draw:style-name="a1208" draw:name="Freeform 9">
            <svg:title/>
            <svg:desc/>
            <text:p text:style-name="a1207" text:class-names="" text:cond-style-name=""><text:span text:style-name="a1206"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205" draw:layer="Master1-bg" draw:style-name="a1212" draw:name="Freeform 10">
            <svg:title/>
            <svg:desc/>
            <text:p text:style-name="a1210" text:class-names="" text:cond-style-name=""><text:span text:style-name="a1209"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199" draw:layer="Master1-bg" draw:style-name="a1189" draw:name="Freeform 11">
          <svg:title/>
          <svg:desc/>
          <text:p text:style-name="a1187" text:class-names="" text:cond-style-name=""><text:span text:style-name="a1186"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200" draw:layer="Master1-bg" draw:style-name="a1193" draw:name="Freeform 12">
          <svg:title/>
          <svg:desc/>
          <text:p text:style-name="a1191" text:class-names="" text:cond-style-name=""><text:span text:style-name="a1190"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193" presentation:style-name="a1172" draw:name="Title 1" svg:x="0.66667in" svg:y="0.30035in" svg:width="12in" svg:height="1.25in" presentation:class="title" presentation:placeholder="false">
        <draw:text-box>
          <text:p text:style-name="a1171" text:class-names="" text:cond-style-name=""><text:span text:style-name="a1169" text:class-names="">Click to edit Master title style</text:span><text:span text:style-name="a1170" text:class-names=""/></text:p>
        </draw:text-box>
        <svg:title/>
        <svg:desc/>
      </draw:frame>
      <draw:frame draw:id="id194" presentation:style-name="a1176" draw:name="Table Placeholder 2" svg:x="0.66667in" svg:y="1.75in" svg:width="12in" svg:height="4.94965in" presentation:class="table" presentation:placeholder="false">
        <draw:text-box>
          <text:list text:style-name="a1175">
            <text:list-item>
              <text:p text:style-name="a1174" text:class-names="" text:cond-style-name=""><text:span text:style-name="a1173" text:class-names=""/></text:p>
            </text:list-item>
          </text:list>
        </draw:text-box>
        <svg:title/>
        <svg:desc/>
      </draw:frame>
      <draw:frame draw:id="id195" presentation:style-name="a1179" draw:name="Rectangle 2" svg:x="0.66667in" svg:y="6.83681in" svg:width="3.11111in" svg:height="0.52083in" presentation:class="date-time" presentation:placeholder="false">
        <draw:text-box>
          <text:p text:style-name="a1178" text:class-names="" text:cond-style-name=""><text:span text:style-name="a1177" text:class-names=""/></text:p>
        </draw:text-box>
        <svg:title/>
        <svg:desc/>
      </draw:frame>
      <draw:frame draw:id="id196" presentation:style-name="a1182" draw:name="Rectangle 3" svg:x="9.55556in" svg:y="6.83333in" svg:width="3.11111in" svg:height="0.52083in" presentation:class="page-number" presentation:placeholder="false">
        <draw:text-box>
          <text:p text:style-name="a1181" text:class-names="" text:cond-style-name=""><text:span text:style-name="a1180" text:class-names=""><text:page-number style:num-format="1" text:fixed="false"/></text:span></text:p>
        </draw:text-box>
        <svg:title/>
        <svg:desc/>
      </draw:frame>
      <draw:frame draw:id="id197" presentation:style-name="a1185" draw:name="Rectangle 14" svg:x="4.55556in" svg:y="6.83333in" svg:width="4.22222in" svg:height="0.52083in" presentation:class="footer" presentation:placeholder="false">
        <draw:text-box>
          <text:p text:style-name="a1184" text:class-names="" text:cond-style-name=""><text:span text:style-name="a1183" text:class-names=""/></text:p>
        </draw:text-box>
        <svg:title/>
        <svg:desc/>
      </draw:frame>
      <presentation:notes style:page-layout-name="pageLayout2" draw:style-name="a1245">
        <draw:frame draw:id="id14" presentation:style-name="a1215" draw:name="Segnaposto intestazione 1" svg:x="0in" svg:y="0in" svg:width="3.25in" svg:height="0.50174in" presentation:class="header" presentation:placeholder="false">
          <draw:text-box>
            <text:p text:style-name="a1214" text:class-names="" text:cond-style-name=""><text:span text:style-name="a1213" text:class-names=""/></text:p>
          </draw:text-box>
          <svg:title/>
          <svg:desc/>
        </draw:frame>
        <draw:frame draw:id="id15" presentation:style-name="a1220" draw:name="Segnaposto data 2" svg:x="4.24826in" svg:y="0in" svg:width="3.25in" svg:height="0.50174in" presentation:class="date-time" presentation:placeholder="false">
          <draw:text-box>
            <text:p text:style-name="a1219" text:class-names="" text:cond-style-name=""><text:span text:style-name="a1216" text:class-names=""><text:date text:fixed="false" style:data-style-name="a1217"/></text:span><text:span text:style-name="a1218" text:class-names=""/></text:p>
          </draw:text-box>
          <svg:title/>
          <svg:desc/>
        </draw:frame>
        <draw:page-thumbnail svg:x="0.75in" svg:y="1.25in" svg:width="6in" svg:height="3.375in" presentation:class="page" draw:id="id16" presentation:style-name="a1221" draw:name="Segnaposto immagine diapositiva 3">
          <svg:title/>
          <svg:desc/>
        </draw:page-thumbnail>
        <draw:frame draw:id="id17" presentation:style-name="a1237" draw:name="Segnaposto note 4" svg:x="0.75in" svg:y="4.8125in" svg:width="6in" svg:height="3.9375in" presentation:class="notes" presentation:placeholder="false">
          <draw:text-box>
            <text:p text:style-name="a1223" text:class-names="" text:cond-style-name=""><text:span text:style-name="a1222" text:class-names="">Modifica gli stili del testo dello schema</text:span></text:p>
            <text:list text:style-name="a1226">
              <text:list-item>
                <text:list text:style-name="a1226">
                  <text:list-item>
                    <text:p text:style-name="a1225" text:class-names="" text:cond-style-name=""><text:span text:style-name="a1224" text:class-names="">Secondo livello</text:span></text:p>
                  </text:list-item>
                </text:list>
              </text:list-item>
            </text:list>
            <text:list text:style-name="a1229">
              <text:list-item>
                <text:list text:style-name="a1229">
                  <text:list-item>
                    <text:list text:style-name="a1229">
                      <text:list-item>
                        <text:p text:style-name="a1228" text:class-names="" text:cond-style-name=""><text:span text:style-name="a1227" text:class-names="">Terzo livello</text:span></text:p>
                      </text:list-item>
                    </text:list>
                  </text:list-item>
                </text:list>
              </text:list-item>
            </text:list>
            <text:list text:style-name="a1232">
              <text:list-item>
                <text:list text:style-name="a1232">
                  <text:list-item>
                    <text:list text:style-name="a1232">
                      <text:list-item>
                        <text:list text:style-name="a1232">
                          <text:list-item>
                            <text:p text:style-name="a1231" text:class-names="" text:cond-style-name=""><text:span text:style-name="a1230" text:class-names="">Quarto livello</text:span></text:p>
                          </text:list-item>
                        </text:list>
                      </text:list-item>
                    </text:list>
                  </text:list-item>
                </text:list>
              </text:list-item>
            </text:list>
            <text:list text:style-name="a1236">
              <text:list-item>
                <text:list text:style-name="a1236">
                  <text:list-item>
                    <text:list text:style-name="a1236">
                      <text:list-item>
                        <text:list text:style-name="a1236">
                          <text:list-item>
                            <text:list text:style-name="a1236">
                              <text:list-item>
                                <text:p text:style-name="a1235" text:class-names="" text:cond-style-name=""><text:span text:style-name="a1233" text:class-names="">Quinto livello</text:span><text:span text:style-name="a1234" text:class-names=""/></text:p>
                              </text:list-item>
                            </text:list>
                          </text:list-item>
                        </text:list>
                      </text:list-item>
                    </text:list>
                  </text:list-item>
                </text:list>
              </text:list-item>
            </text:list>
          </draw:text-box>
          <svg:title/>
          <svg:desc/>
        </draw:frame>
        <draw:frame draw:id="id18" presentation:style-name="a1240" draw:name="Segnaposto piè di pagina 5" svg:x="0in" svg:y="9.49826in" svg:width="3.25in" svg:height="0.50174in" presentation:class="footer" presentation:placeholder="false">
          <draw:text-box>
            <text:p text:style-name="a1239" text:class-names="" text:cond-style-name=""><text:span text:style-name="a1238" text:class-names=""/></text:p>
          </draw:text-box>
          <svg:title/>
          <svg:desc/>
        </draw:frame>
        <draw:frame draw:id="id19" presentation:style-name="a1244" draw:name="Segnaposto numero diapositiva 6" svg:x="4.24826in" svg:y="9.49826in" svg:width="3.25in" svg:height="0.50174in" presentation:class="page-number" presentation:placeholder="false">
          <draw:text-box>
            <text:p text:style-name="a1243" text:class-names="" text:cond-style-name=""><text:span text:style-name="a1241" text:class-names=""><text:page-number style:num-format="1" text:fixed="false"/></text:span><text:span text:style-name="a1242" text:class-names=""/></text:p>
          </draw:text-box>
          <svg:title/>
          <svg:desc/>
        </draw:frame>
      </presentation:notes>
    </style:master-page>
    <style:master-page style:name="Master1-Layout14-txAndObj-Title,-Text,-and-Content" style:page-layout-name="pageLayout1" draw:style-name="a1246">
      <draw:g draw:name="Group 4" draw:id="id206">
        <svg:title/>
        <svg:desc/>
        <draw:g draw:name="Group 5" draw:id="id213">
          <svg:title/>
          <svg:desc/>
          <draw:custom-shape svg:x="4in" svg:y="4.59028in" svg:width="6.6713in" svg:height="2.90104in" draw:id="id216" draw:layer="Master1-bg" draw:style-name="a1305" draw:name="Freeform 6">
            <svg:title/>
            <svg:desc/>
            <text:p text:style-name="a1303" text:class-names="" text:cond-style-name=""><text:span text:style-name="a1302" text:class-names=""/></text:p>
            <draw:enhanced-geometry xmlns:dr3d="urn:oasis:names:tc:opendocument:xmlns:dr3d:1.0" draw:type="non-primitive" svg:viewBox="0 0 2882 1671"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text-areas="?f100 ?f29 ?f101 ?f102" draw:glue-points="?f8 ?f9 ?f10 ?f11 ?f12 ?f13 ?f14 ?f15 ?f16 ?f17 ?f18 ?f19 ?f20 ?f21 ?f22 ?f23 ?f24 ?f25 ?f26 ?f27 ?f28 ?f29 ?f30 ?f31 ?f32 ?f33 ?f34 ?f35 ?f36 ?f37 ?f38 ?f39 ?f40 ?f41 ?f42 ?f43 ?f44 ?f45 ?f46 ?f11 ?f47 ?f9 ?f48 ?f49 ?f50 ?f51 ?f50 ?f52 ?f53 ?f54 ?f55 ?f56 ?f57 ?f58 ?f59 ?f60 ?f61 ?f62 ?f63 ?f64 ?f65 ?f66 ?f67 ?f68 ?f69 ?f70 ?f71 ?f72 ?f73 ?f74 ?f75 ?f76 ?f67 ?f77 ?f78 ?f79 ?f80 ?f81 ?f82 ?f83 ?f84 ?f85 ?f86 ?f87 ?f53 ?f88 ?f89 ?f90 ?f91 ?f92 ?f93 ?f94 ?f95 ?f96 ?f97 ?f49 ?f98 ?f99"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2"/>
              <draw:equation draw:name="f7" draw:formula="?f4 / 1671"/>
              <draw:equation draw:name="f8" draw:formula="2740 / ?f6"/>
              <draw:equation draw:name="f9" draw:formula="528 / ?f7"/>
              <draw:equation draw:name="f10" draw:formula="2632 / ?f6"/>
              <draw:equation draw:name="f11" draw:formula="484 / ?f7"/>
              <draw:equation draw:name="f12" draw:formula="2480 / ?f6"/>
              <draw:equation draw:name="f13" draw:formula="424 / ?f7"/>
              <draw:equation draw:name="f14" draw:formula="2203 / ?f6"/>
              <draw:equation draw:name="f15" draw:formula="343 / ?f7"/>
              <draw:equation draw:name="f16" draw:formula="1970 / ?f6"/>
              <draw:equation draw:name="f17" draw:formula="277 / ?f7"/>
              <draw:equation draw:name="f18" draw:formula="1807 / ?f6"/>
              <draw:equation draw:name="f19" draw:formula="212 / ?f7"/>
              <draw:equation draw:name="f20" draw:formula="1693 / ?f6"/>
              <draw:equation draw:name="f21" draw:formula="152 / ?f7"/>
              <draw:equation draw:name="f22" draw:formula="1628 / ?f6"/>
              <draw:equation draw:name="f23" draw:formula="103 / ?f7"/>
              <draw:equation draw:name="f24" draw:formula="1590 / ?f6"/>
              <draw:equation draw:name="f25" draw:formula="60 / ?f7"/>
              <draw:equation draw:name="f26" draw:formula="1579 / ?f6"/>
              <draw:equation draw:name="f27" draw:formula="27 / ?f7"/>
              <draw:equation draw:name="f28" draw:formula="1585 / ?f6"/>
              <draw:equation draw:name="f29" draw:formula="0 / ?f7"/>
              <draw:equation draw:name="f30" draw:formula="1557 / ?f6"/>
              <draw:equation draw:name="f31" draw:formula="49 / ?f7"/>
              <draw:equation draw:name="f32" draw:formula="1568 / ?f6"/>
              <draw:equation draw:name="f33" draw:formula="98 / ?f7"/>
              <draw:equation draw:name="f34" draw:formula="1617 / ?f6"/>
              <draw:equation draw:name="f35" draw:formula="141 / ?f7"/>
              <draw:equation draw:name="f36" draw:formula="1688 / ?f6"/>
              <draw:equation draw:name="f37" draw:formula="185 / ?f7"/>
              <draw:equation draw:name="f38" draw:formula="1791 / ?f6"/>
              <draw:equation draw:name="f39" draw:formula="228 / ?f7"/>
              <draw:equation draw:name="f40" draw:formula="2040 / ?f6"/>
              <draw:equation draw:name="f41" draw:formula="310 / ?f7"/>
              <draw:equation draw:name="f42" draw:formula="2285 / ?f6"/>
              <draw:equation draw:name="f43" draw:formula="381 / ?f7"/>
              <draw:equation draw:name="f44" draw:formula="2464 / ?f6"/>
              <draw:equation draw:name="f45" draw:formula="435 / ?f7"/>
              <draw:equation draw:name="f46" draw:formula="2605 / ?f6"/>
              <draw:equation draw:name="f47" draw:formula="2708 / ?f6"/>
              <draw:equation draw:name="f48" draw:formula="2768 / ?f6"/>
              <draw:equation draw:name="f49" draw:formula="560 / ?f7"/>
              <draw:equation draw:name="f50" draw:formula="2795 / ?f6"/>
              <draw:equation draw:name="f51" draw:formula="593 / ?f7"/>
              <draw:equation draw:name="f52" draw:formula="642 / ?f7"/>
              <draw:equation draw:name="f53" draw:formula="2762 / ?f6"/>
              <draw:equation draw:name="f54" draw:formula="691 / ?f7"/>
              <draw:equation draw:name="f55" draw:formula="2692 / ?f6"/>
              <draw:equation draw:name="f56" draw:formula="735 / ?f7"/>
              <draw:equation draw:name="f57" draw:formula="2589 / ?f6"/>
              <draw:equation draw:name="f58" draw:formula="778 / ?f7"/>
              <draw:equation draw:name="f59" draw:formula="2458 / ?f6"/>
              <draw:equation draw:name="f60" draw:formula="822 / ?f7"/>
              <draw:equation draw:name="f61" draw:formula="2301 / ?f6"/>
              <draw:equation draw:name="f62" draw:formula="865 / ?f7"/>
              <draw:equation draw:name="f63" draw:formula="2030 / ?f6"/>
              <draw:equation draw:name="f64" draw:formula="930 / ?f7"/>
              <draw:equation draw:name="f65" draw:formula="1606 / ?f6"/>
              <draw:equation draw:name="f66" draw:formula="1034 / ?f7"/>
              <draw:equation draw:name="f67" draw:formula="1145 / ?f6"/>
              <draw:equation draw:name="f68" draw:formula="1164 / ?f7"/>
              <draw:equation draw:name="f69" draw:formula="673 / ?f6"/>
              <draw:equation draw:name="f70" draw:formula="1328 / ?f7"/>
              <draw:equation draw:name="f71" draw:formula="217 / ?f6"/>
              <draw:equation draw:name="f72" draw:formula="1545 / ?f7"/>
              <draw:equation draw:name="f73" draw:formula="353 / ?f6"/>
              <draw:equation draw:name="f74" draw:formula="1671 / ?f7"/>
              <draw:equation draw:name="f75" draw:formula="754 / ?f6"/>
              <draw:equation draw:name="f76" draw:formula="1469 / ?f7"/>
              <draw:equation draw:name="f77" draw:formula="1311 / ?f7"/>
              <draw:equation draw:name="f78" draw:formula="1519 / ?f6"/>
              <draw:equation draw:name="f79" draw:formula="1186 / ?f7"/>
              <draw:equation draw:name="f80" draw:formula="1861 / ?f6"/>
              <draw:equation draw:name="f81" draw:formula="1083 / ?f7"/>
              <draw:equation draw:name="f82" draw:formula="2165 / ?f6"/>
              <draw:equation draw:name="f83" draw:formula="1007 / ?f7"/>
              <draw:equation draw:name="f84" draw:formula="2426 / ?f6"/>
              <draw:equation draw:name="f85" draw:formula="947 / ?f7"/>
              <draw:equation draw:name="f86" draw:formula="2626 / ?f6"/>
              <draw:equation draw:name="f87" draw:formula="892 / ?f7"/>
              <draw:equation draw:name="f88" draw:formula="838 / ?f7"/>
              <draw:equation draw:name="f89" draw:formula="2827 / ?f6"/>
              <draw:equation draw:name="f90" draw:formula="794 / ?f7"/>
              <draw:equation draw:name="f91" draw:formula="2865 / ?f6"/>
              <draw:equation draw:name="f92" draw:formula="745 / ?f7"/>
              <draw:equation draw:name="f93" draw:formula="2882 / ?f6"/>
              <draw:equation draw:name="f94" draw:formula="702 / ?f7"/>
              <draw:equation draw:name="f95" draw:formula="2854 / ?f6"/>
              <draw:equation draw:name="f96" draw:formula="620 / ?f7"/>
              <draw:equation draw:name="f97" draw:formula="2800 / ?f6"/>
              <draw:equation draw:name="f98" draw:formula="2773 / ?f6"/>
              <draw:equation draw:name="f99" draw:formula="544 / ?f7"/>
              <draw:equation draw:name="f100" draw:formula="0 / ?f6"/>
              <draw:equation draw:name="f101" draw:formula="?f1 / ?f6"/>
              <draw:equation draw:name="f102" draw:formula="?f3 / ?f7"/>
            </draw:enhanced-geometry>
          </draw:custom-shape>
          <draw:custom-shape svg:x="9.65278in" svg:y="4.63715in" svg:width="2.91435in" svg:height="1.40799in" draw:id="id217" draw:layer="Master1-bg" draw:style-name="a1309" draw:name="Freeform 7">
            <svg:title/>
            <svg:desc/>
            <text:p text:style-name="a1307" text:class-names="" text:cond-style-name=""><text:span text:style-name="a1306" text:class-names=""/></text:p>
            <draw:enhanced-geometry xmlns:dr3d="urn:oasis:names:tc:opendocument:xmlns:dr3d:1.0" draw:type="non-primitive" svg:viewBox="0 0 1259 811"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text-areas="?f48 ?f49 ?f101 ?f102" draw:glue-points="?f8 ?f9 ?f10 ?f11 ?f12 ?f13 ?f14 ?f15 ?f16 ?f17 ?f18 ?f19 ?f20 ?f21 ?f22 ?f23 ?f24 ?f25 ?f26 ?f27 ?f28 ?f29 ?f30 ?f31 ?f32 ?f33 ?f34 ?f35 ?f36 ?f37 ?f38 ?f39 ?f40 ?f41 ?f42 ?f43 ?f44 ?f45 ?f46 ?f47 ?f48 ?f49 ?f48 ?f50 ?f48 ?f51 ?f48 ?f52 ?f46 ?f45 ?f44 ?f43 ?f42 ?f53 ?f40 ?f54 ?f55 ?f56 ?f57 ?f58 ?f59 ?f60 ?f61 ?f62 ?f63 ?f64 ?f65 ?f27 ?f66 ?f25 ?f67 ?f68 ?f69 ?f70 ?f71 ?f72 ?f73 ?f74 ?f75 ?f76 ?f77 ?f15 ?f78 ?f13 ?f79 ?f80 ?f81 ?f82 ?f83 ?f84 ?f85 ?f86 ?f83 ?f87 ?f88 ?f89 ?f79 ?f90 ?f78 ?f91 ?f77 ?f92 ?f93 ?f94 ?f95 ?f92 ?f96 ?f91 ?f97 ?f90 ?f98 ?f89 ?f99 ?f100 ?f10 ?f86 ?f8 ?f84 ?f8 ?f9 ?f8 ?f9" draw:glue-point-leaving-directions="-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9"/>
              <draw:equation draw:name="f7" draw:formula="?f4 / 811"/>
              <draw:equation draw:name="f8" draw:formula="1259 / ?f6"/>
              <draw:equation draw:name="f9" draw:formula="615 / ?f7"/>
              <draw:equation draw:name="f10" draw:formula="1248 / ?f6"/>
              <draw:equation draw:name="f11" draw:formula="588 / ?f7"/>
              <draw:equation draw:name="f12" draw:formula="1237 / ?f6"/>
              <draw:equation draw:name="f13" draw:formula="566 / ?f7"/>
              <draw:equation draw:name="f14" draw:formula="1216 / ?f6"/>
              <draw:equation draw:name="f15" draw:formula="539 / ?f7"/>
              <draw:equation draw:name="f16" draw:formula="1188 / ?f6"/>
              <draw:equation draw:name="f17" draw:formula="517 / ?f7"/>
              <draw:equation draw:name="f18" draw:formula="1123 / ?f6"/>
              <draw:equation draw:name="f19" draw:formula="479 / ?f7"/>
              <draw:equation draw:name="f20" draw:formula="1042 / ?f6"/>
              <draw:equation draw:name="f21" draw:formula="441 / ?f7"/>
              <draw:equation draw:name="f22" draw:formula="944 / ?f6"/>
              <draw:equation draw:name="f23" draw:formula="408 / ?f7"/>
              <draw:equation draw:name="f24" draw:formula="841 / ?f6"/>
              <draw:equation draw:name="f25" draw:formula="381 / ?f7"/>
              <draw:equation draw:name="f26" draw:formula="727 / ?f6"/>
              <draw:equation draw:name="f27" draw:formula="348 / ?f7"/>
              <draw:equation draw:name="f28" draw:formula="613 / ?f6"/>
              <draw:equation draw:name="f29" draw:formula="321 / ?f7"/>
              <draw:equation draw:name="f30" draw:formula="499 / ?f6"/>
              <draw:equation draw:name="f31" draw:formula="294 / ?f7"/>
              <draw:equation draw:name="f32" draw:formula="391 / ?f6"/>
              <draw:equation draw:name="f33" draw:formula="261 / ?f7"/>
              <draw:equation draw:name="f34" draw:formula="288 / ?f6"/>
              <draw:equation draw:name="f35" draw:formula="229 / ?f7"/>
              <draw:equation draw:name="f36" draw:formula="195 / ?f6"/>
              <draw:equation draw:name="f37" draw:formula="196 / ?f7"/>
              <draw:equation draw:name="f38" draw:formula="119 / ?f6"/>
              <draw:equation draw:name="f39" draw:formula="152 / ?f7"/>
              <draw:equation draw:name="f40" draw:formula="54 / ?f6"/>
              <draw:equation draw:name="f41" draw:formula="109 / ?f7"/>
              <draw:equation draw:name="f42" draw:formula="33 / ?f6"/>
              <draw:equation draw:name="f43" draw:formula="87 / ?f7"/>
              <draw:equation draw:name="f44" draw:formula="16 / ?f6"/>
              <draw:equation draw:name="f45" draw:formula="60 / ?f7"/>
              <draw:equation draw:name="f46" draw:formula="5 / ?f6"/>
              <draw:equation draw:name="f47" draw:formula="33 / ?f7"/>
              <draw:equation draw:name="f48" draw:formula="0 / ?f6"/>
              <draw:equation draw:name="f49" draw:formula="0 / ?f7"/>
              <draw:equation draw:name="f50" draw:formula="6 / ?f7"/>
              <draw:equation draw:name="f51" draw:formula="11 / ?f7"/>
              <draw:equation draw:name="f52" draw:formula="38 / ?f7"/>
              <draw:equation draw:name="f53" draw:formula="114 / ?f7"/>
              <draw:equation draw:name="f54" draw:formula="142 / ?f7"/>
              <draw:equation draw:name="f55" draw:formula="87 / ?f6"/>
              <draw:equation draw:name="f56" draw:formula="174 / ?f7"/>
              <draw:equation draw:name="f57" draw:formula="125 / ?f6"/>
              <draw:equation draw:name="f58" draw:formula="207 / ?f7"/>
              <draw:equation draw:name="f59" draw:formula="179 / ?f6"/>
              <draw:equation draw:name="f60" draw:formula="240 / ?f7"/>
              <draw:equation draw:name="f61" draw:formula="244 / ?f6"/>
              <draw:equation draw:name="f62" draw:formula="278 / ?f7"/>
              <draw:equation draw:name="f63" draw:formula="326 / ?f6"/>
              <draw:equation draw:name="f64" draw:formula="310 / ?f7"/>
              <draw:equation draw:name="f65" draw:formula="418 / ?f6"/>
              <draw:equation draw:name="f66" draw:formula="526 / ?f6"/>
              <draw:equation draw:name="f67" draw:formula="657 / ?f6"/>
              <draw:equation draw:name="f68" draw:formula="414 / ?f7"/>
              <draw:equation draw:name="f69" draw:formula="749 / ?f6"/>
              <draw:equation draw:name="f70" draw:formula="435 / ?f7"/>
              <draw:equation draw:name="f71" draw:formula="830 / ?f6"/>
              <draw:equation draw:name="f72" draw:formula="463 / ?f7"/>
              <draw:equation draw:name="f73" draw:formula="901 / ?f6"/>
              <draw:equation draw:name="f74" draw:formula="490 / ?f7"/>
              <draw:equation draw:name="f75" draw:formula="966 / ?f6"/>
              <draw:equation draw:name="f76" draw:formula="512 / ?f7"/>
              <draw:equation draw:name="f77" draw:formula="1015 / ?f6"/>
              <draw:equation draw:name="f78" draw:formula="1053 / ?f6"/>
              <draw:equation draw:name="f79" draw:formula="1080 / ?f6"/>
              <draw:equation draw:name="f80" draw:formula="593 / ?f7"/>
              <draw:equation draw:name="f81" draw:formula="1102 / ?f6"/>
              <draw:equation draw:name="f82" draw:formula="620 / ?f7"/>
              <draw:equation draw:name="f83" draw:formula="1112 / ?f6"/>
              <draw:equation draw:name="f84" draw:formula="648 / ?f7"/>
              <draw:equation draw:name="f85" draw:formula="1118 / ?f6"/>
              <draw:equation draw:name="f86" draw:formula="675 / ?f7"/>
              <draw:equation draw:name="f87" draw:formula="697 / ?f7"/>
              <draw:equation draw:name="f88" draw:formula="1096 / ?f6"/>
              <draw:equation draw:name="f89" draw:formula="724 / ?f7"/>
              <draw:equation draw:name="f90" draw:formula="746 / ?f7"/>
              <draw:equation draw:name="f91" draw:formula="767 / ?f7"/>
              <draw:equation draw:name="f92" draw:formula="789 / ?f7"/>
              <draw:equation draw:name="f93" draw:formula="977 / ?f6"/>
              <draw:equation draw:name="f94" draw:formula="811 / ?f7"/>
              <draw:equation draw:name="f95" draw:formula="1047 / ?f6"/>
              <draw:equation draw:name="f96" draw:formula="1107 / ?f6"/>
              <draw:equation draw:name="f97" draw:formula="1156 / ?f6"/>
              <draw:equation draw:name="f98" draw:formula="1199 / ?f6"/>
              <draw:equation draw:name="f99" draw:formula="1226 / ?f6"/>
              <draw:equation draw:name="f100" draw:formula="702 / ?f7"/>
              <draw:equation draw:name="f101" draw:formula="?f1 / ?f6"/>
              <draw:equation draw:name="f102" draw:formula="?f3 / ?f7"/>
            </draw:enhanced-geometry>
          </draw:custom-shape>
          <draw:custom-shape svg:x="6.71296in" svg:y="5.80903in" svg:width="6.59491in" svg:height="1.68229in" draw:id="id218" draw:layer="Master1-bg" draw:style-name="a1313" draw:name="Freeform 8">
            <svg:title/>
            <svg:desc/>
            <text:p text:style-name="a1311" text:class-names="" text:cond-style-name=""><text:span text:style-name="a1310" text:class-names=""/></text:p>
            <draw:enhanced-geometry xmlns:dr3d="urn:oasis:names:tc:opendocument:xmlns:dr3d:1.0" draw:type="non-primitive" svg:viewBox="0 0 2849 969"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text-areas="?f10 ?f45 ?f79 ?f80" draw:glue-points="?f8 ?f9 ?f10 ?f11 ?f12 ?f11 ?f13 ?f14 ?f15 ?f16 ?f17 ?f18 ?f19 ?f20 ?f21 ?f22 ?f23 ?f24 ?f25 ?f26 ?f27 ?f28 ?f29 ?f30 ?f31 ?f32 ?f33 ?f34 ?f35 ?f36 ?f37 ?f38 ?f39 ?f40 ?f41 ?f42 ?f43 ?f44 ?f43 ?f45 ?f46 ?f47 ?f48 ?f49 ?f50 ?f51 ?f52 ?f53 ?f54 ?f55 ?f56 ?f57 ?f58 ?f59 ?f39 ?f60 ?f61 ?f42 ?f62 ?f63 ?f64 ?f65 ?f66 ?f67 ?f68 ?f69 ?f70 ?f71 ?f72 ?f73 ?f21 ?f74 ?f75 ?f76 ?f77 ?f22 ?f78 ?f18 ?f8 ?f9 ?f8 ?f9" draw:glue-point-leaving-directions="-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49"/>
              <draw:equation draw:name="f7" draw:formula="?f4 / 969"/>
              <draw:equation draw:name="f8" draw:formula="92 / ?f6"/>
              <draw:equation draw:name="f9" draw:formula="958 / ?f7"/>
              <draw:equation draw:name="f10" draw:formula="0 / ?f6"/>
              <draw:equation draw:name="f11" draw:formula="969 / ?f7"/>
              <draw:equation draw:name="f12" draw:formula="391 / ?f6"/>
              <draw:equation draw:name="f13" draw:formula="434 / ?f6"/>
              <draw:equation draw:name="f14" draw:formula="947 / ?f7"/>
              <draw:equation draw:name="f15" draw:formula="483 / ?f6"/>
              <draw:equation draw:name="f16" draw:formula="914 / ?f7"/>
              <draw:equation draw:name="f17" draw:formula="554 / ?f6"/>
              <draw:equation draw:name="f18" draw:formula="876 / ?f7"/>
              <draw:equation draw:name="f19" draw:formula="635 / ?f6"/>
              <draw:equation draw:name="f20" draw:formula="838 / ?f7"/>
              <draw:equation draw:name="f21" draw:formula="727 / ?f6"/>
              <draw:equation draw:name="f22" draw:formula="794 / ?f7"/>
              <draw:equation draw:name="f23" draw:formula="836 / ?f6"/>
              <draw:equation draw:name="f24" draw:formula="745 / ?f7"/>
              <draw:equation draw:name="f25" draw:formula="961 / ?f6"/>
              <draw:equation draw:name="f26" draw:formula="696 / ?f7"/>
              <draw:equation draw:name="f27" draw:formula="1102 / ?f6"/>
              <draw:equation draw:name="f28" draw:formula="642 / ?f7"/>
              <draw:equation draw:name="f29" draw:formula="1259 / ?f6"/>
              <draw:equation draw:name="f30" draw:formula="582 / ?f7"/>
              <draw:equation draw:name="f31" draw:formula="1433 / ?f6"/>
              <draw:equation draw:name="f32" draw:formula="522 / ?f7"/>
              <draw:equation draw:name="f33" draw:formula="1623 / ?f6"/>
              <draw:equation draw:name="f34" draw:formula="462 / ?f7"/>
              <draw:equation draw:name="f35" draw:formula="1829 / ?f6"/>
              <draw:equation draw:name="f36" draw:formula="403 / ?f7"/>
              <draw:equation draw:name="f37" draw:formula="2057 / ?f6"/>
              <draw:equation draw:name="f38" draw:formula="343 / ?f7"/>
              <draw:equation draw:name="f39" draw:formula="2301 / ?f6"/>
              <draw:equation draw:name="f40" draw:formula="283 / ?f7"/>
              <draw:equation draw:name="f41" draw:formula="2567 / ?f6"/>
              <draw:equation draw:name="f42" draw:formula="223 / ?f7"/>
              <draw:equation draw:name="f43" draw:formula="2849 / ?f6"/>
              <draw:equation draw:name="f44" draw:formula="163 / ?f7"/>
              <draw:equation draw:name="f45" draw:formula="0 / ?f7"/>
              <draw:equation draw:name="f46" draw:formula="2817 / ?f6"/>
              <draw:equation draw:name="f47" draw:formula="16 / ?f7"/>
              <draw:equation draw:name="f48" draw:formula="2773 / ?f6"/>
              <draw:equation draw:name="f49" draw:formula="33 / ?f7"/>
              <draw:equation draw:name="f50" draw:formula="2719 / ?f6"/>
              <draw:equation draw:name="f51" draw:formula="54 / ?f7"/>
              <draw:equation draw:name="f52" draw:formula="2648 / ?f6"/>
              <draw:equation draw:name="f53" draw:formula="76 / ?f7"/>
              <draw:equation draw:name="f54" draw:formula="2572 / ?f6"/>
              <draw:equation draw:name="f55" draw:formula="98 / ?f7"/>
              <draw:equation draw:name="f56" draw:formula="2491 / ?f6"/>
              <draw:equation draw:name="f57" draw:formula="120 / ?f7"/>
              <draw:equation draw:name="f58" draw:formula="2399 / ?f6"/>
              <draw:equation draw:name="f59" draw:formula="147 / ?f7"/>
              <draw:equation draw:name="f60" draw:formula="169 / ?f7"/>
              <draw:equation draw:name="f61" draw:formula="2095 / ?f6"/>
              <draw:equation draw:name="f62" draw:formula="1889 / ?f6"/>
              <draw:equation draw:name="f63" draw:formula="277 / ?f7"/>
              <draw:equation draw:name="f64" draw:formula="1688 / ?f6"/>
              <draw:equation draw:name="f65" draw:formula="326 / ?f7"/>
              <draw:equation draw:name="f66" draw:formula="1590 / ?f6"/>
              <draw:equation draw:name="f67" draw:formula="354 / ?f7"/>
              <draw:equation draw:name="f68" draw:formula="1503 / ?f6"/>
              <draw:equation draw:name="f69" draw:formula="381 / ?f7"/>
              <draw:equation draw:name="f70" draw:formula="1107 / ?f6"/>
              <draw:equation draw:name="f71" draw:formula="506 / ?f7"/>
              <draw:equation draw:name="f72" draw:formula="912 / ?f6"/>
              <draw:equation draw:name="f73" draw:formula="577 / ?f7"/>
              <draw:equation draw:name="f74" draw:formula="647 / ?f7"/>
              <draw:equation draw:name="f75" draw:formula="548 / ?f6"/>
              <draw:equation draw:name="f76" draw:formula="718 / ?f7"/>
              <draw:equation draw:name="f77" draw:formula="380 / ?f6"/>
              <draw:equation draw:name="f78" draw:formula="228 / ?f6"/>
              <draw:equation draw:name="f79" draw:formula="?f1 / ?f6"/>
              <draw:equation draw:name="f80" draw:formula="?f3 / ?f7"/>
            </draw:enhanced-geometry>
          </draw:custom-shape>
          <draw:custom-shape svg:x="6.36111in" svg:y="3.87153in" svg:width="6.96065in" svg:height="3.61979in" draw:id="id219" draw:layer="Master1-bg" draw:style-name="a1316" draw:name="Freeform 9">
            <svg:title/>
            <svg:desc/>
            <text:p text:style-name="a1315" text:class-names="" text:cond-style-name=""><text:span text:style-name="a1314" text:class-names=""/></text:p>
            <draw:enhanced-geometry xmlns:dr3d="urn:oasis:names:tc:opendocument:xmlns:dr3d:1.0" draw:type="non-primitive" svg:viewBox="0 0 3007 2085"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text-areas="?f116 ?f118 ?f117 ?f119" draw:glue-points="?f8 ?f9 ?f10 ?f11 ?f12 ?f13 ?f14 ?f15 ?f16 ?f17 ?f18 ?f19 ?f20 ?f21 ?f22 ?f23 ?f24 ?f25 ?f26 ?f27 ?f28 ?f29 ?f30 ?f31 ?f32 ?f33 ?f34 ?f35 ?f36 ?f37 ?f38 ?f39 ?f40 ?f41 ?f42 ?f43 ?f44 ?f45 ?f46 ?f47 ?f48 ?f49 ?f50 ?f51 ?f52 ?f53 ?f54 ?f55 ?f56 ?f57 ?f58 ?f59 ?f60 ?f61 ?f62 ?f63 ?f22 ?f64 ?f65 ?f66 ?f67 ?f33 ?f68 ?f69 ?f70 ?f71 ?f72 ?f73 ?f74 ?f75 ?f76 ?f77 ?f78 ?f15 ?f79 ?f80 ?f81 ?f82 ?f83 ?f9 ?f84 ?f85 ?f86 ?f87 ?f88 ?f89 ?f90 ?f91 ?f92 ?f93 ?f94 ?f95 ?f96 ?f97 ?f70 ?f98 ?f99 ?f100 ?f26 ?f101 ?f102 ?f103 ?f104 ?f105 ?f106 ?f107 ?f108 ?f109 ?f110 ?f111 ?f112 ?f113 ?f114 ?f115" draw:glue-point-leaving-directions="-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
              <draw:equation draw:name="f7" draw:formula="?f4 / 2085"/>
              <draw:equation draw:name="f8" draw:formula="1433 / ?f6"/>
              <draw:equation draw:name="f9" draw:formula="474 / ?f7"/>
              <draw:equation draw:name="f10" draw:formula="1460 / ?f6"/>
              <draw:equation draw:name="f11" draw:formula="528 / ?f7"/>
              <draw:equation draw:name="f12" draw:formula="1541 / ?f6"/>
              <draw:equation draw:name="f13" draw:formula="593 / ?f7"/>
              <draw:equation draw:name="f14" draw:formula="1715 / ?f6"/>
              <draw:equation draw:name="f15" draw:formula="670 / ?f7"/>
              <draw:equation draw:name="f16" draw:formula="1927 / ?f6"/>
              <draw:equation draw:name="f17" draw:formula="735 / ?f7"/>
              <draw:equation draw:name="f18" draw:formula="2155 / ?f6"/>
              <draw:equation draw:name="f19" draw:formula="789 / ?f7"/>
              <draw:equation draw:name="f20" draw:formula="2372 / ?f6"/>
              <draw:equation draw:name="f21" draw:formula="849 / ?f7"/>
              <draw:equation draw:name="f22" draw:formula="2551 / ?f6"/>
              <draw:equation draw:name="f23" draw:formula="920 / ?f7"/>
              <draw:equation draw:name="f24" draw:formula="2638 / ?f6"/>
              <draw:equation draw:name="f25" draw:formula="980 / ?f7"/>
              <draw:equation draw:name="f26" draw:formula="2676 / ?f6"/>
              <draw:equation draw:name="f27" draw:formula="1029 / ?f7"/>
              <draw:equation draw:name="f28" draw:formula="2681 / ?f6"/>
              <draw:equation draw:name="f29" draw:formula="1083 / ?f7"/>
              <draw:equation draw:name="f30" draw:formula="2665 / ?f6"/>
              <draw:equation draw:name="f31" draw:formula="1127 / ?f7"/>
              <draw:equation draw:name="f32" draw:formula="2616 / ?f6"/>
              <draw:equation draw:name="f33" draw:formula="1170 / ?f7"/>
              <draw:equation draw:name="f34" draw:formula="2545 / ?f6"/>
              <draw:equation draw:name="f35" draw:formula="1208 / ?f7"/>
              <draw:equation draw:name="f36" draw:formula="2448 / ?f6"/>
              <draw:equation draw:name="f37" draw:formula="1241 / ?f7"/>
              <draw:equation draw:name="f38" draw:formula="2328 / ?f6"/>
              <draw:equation draw:name="f39" draw:formula="1274 / ?f7"/>
              <draw:equation draw:name="f40" draw:formula="2106 / ?f6"/>
              <draw:equation draw:name="f41" draw:formula="1328 / ?f7"/>
              <draw:equation draw:name="f42" draw:formula="1742 / ?f6"/>
              <draw:equation draw:name="f43" draw:formula="1421 / ?f7"/>
              <draw:equation draw:name="f44" draw:formula="1308 / ?f6"/>
              <draw:equation draw:name="f45" draw:formula="1540 / ?f7"/>
              <draw:equation draw:name="f46" draw:formula="820 / ?f6"/>
              <draw:equation draw:name="f47" draw:formula="1709 / ?f7"/>
              <draw:equation draw:name="f48" draw:formula="282 / ?f6"/>
              <draw:equation draw:name="f49" draw:formula="1943 / ?f7"/>
              <draw:equation draw:name="f50" draw:formula="152 / ?f6"/>
              <draw:equation draw:name="f51" draw:formula="2085 / ?f7"/>
              <draw:equation draw:name="f52" draw:formula="386 / ?f6"/>
              <draw:equation draw:name="f53" draw:formula="1992 / ?f7"/>
              <draw:equation draw:name="f54" draw:formula="700 / ?f6"/>
              <draw:equation draw:name="f55" draw:formula="1834 / ?f7"/>
              <draw:equation draw:name="f56" draw:formula="1064 / ?f6"/>
              <draw:equation draw:name="f57" draw:formula="1693 / ?f7"/>
              <draw:equation draw:name="f58" draw:formula="1661 / ?f6"/>
              <draw:equation draw:name="f59" draw:formula="1497 / ?f7"/>
              <draw:equation draw:name="f60" draw:formula="1845 / ?f6"/>
              <draw:equation draw:name="f61" draw:formula="1442 / ?f7"/>
              <draw:equation draw:name="f62" draw:formula="2252 / ?f6"/>
              <draw:equation draw:name="f63" draw:formula="1339 / ?f7"/>
              <draw:equation draw:name="f64" draw:formula="1263 / ?f7"/>
              <draw:equation draw:name="f65" draw:formula="2730 / ?f6"/>
              <draw:equation draw:name="f66" draw:formula="1214 / ?f7"/>
              <draw:equation draw:name="f67" draw:formula="2876 / ?f6"/>
              <draw:equation draw:name="f68" draw:formula="2974 / ?f6"/>
              <draw:equation draw:name="f69" draw:formula="1132 / ?f7"/>
              <draw:equation draw:name="f70" draw:formula="3007 / ?f6"/>
              <draw:equation draw:name="f71" draw:formula="871 / ?f7"/>
              <draw:equation draw:name="f72" draw:formula="2860 / ?f6"/>
              <draw:equation draw:name="f73" draw:formula="844 / ?f7"/>
              <draw:equation draw:name="f74" draw:formula="2670 / ?f6"/>
              <draw:equation draw:name="f75" draw:formula="806 / ?f7"/>
              <draw:equation draw:name="f76" draw:formula="2458 / ?f6"/>
              <draw:equation draw:name="f77" draw:formula="757 / ?f7"/>
              <draw:equation draw:name="f78" draw:formula="2138 / ?f6"/>
              <draw:equation draw:name="f79" draw:formula="1959 / ?f6"/>
              <draw:equation draw:name="f80" draw:formula="604 / ?f7"/>
              <draw:equation draw:name="f81" draw:formula="1824 / ?f6"/>
              <draw:equation draw:name="f82" draw:formula="534 / ?f7"/>
              <draw:equation draw:name="f83" draw:formula="1769 / ?f6"/>
              <draw:equation draw:name="f84" draw:formula="1753 / ?f6"/>
              <draw:equation draw:name="f85" draw:formula="436 / ?f7"/>
              <draw:equation draw:name="f86" draw:formula="1780 / ?f6"/>
              <draw:equation draw:name="f87" draw:formula="381 / ?f7"/>
              <draw:equation draw:name="f88" draw:formula="1862 / ?f6"/>
              <draw:equation draw:name="f89" draw:formula="316 / ?f7"/>
              <draw:equation draw:name="f90" draw:formula="1986 / ?f6"/>
              <draw:equation draw:name="f91" draw:formula="267 / ?f7"/>
              <draw:equation draw:name="f92" draw:formula="2149 / ?f6"/>
              <draw:equation draw:name="f93" draw:formula="229 / ?f7"/>
              <draw:equation draw:name="f94" draw:formula="2431 / ?f6"/>
              <draw:equation draw:name="f95" draw:formula="180 / ?f7"/>
              <draw:equation draw:name="f96" draw:formula="2827 / ?f6"/>
              <draw:equation draw:name="f97" draw:formula="125 / ?f7"/>
              <draw:equation draw:name="f98" draw:formula="87 / ?f7"/>
              <draw:equation draw:name="f99" draw:formula="2909 / ?f6"/>
              <draw:equation draw:name="f100" draw:formula="22 / ?f7"/>
              <draw:equation draw:name="f101" draw:formula="66 / ?f7"/>
              <draw:equation draw:name="f102" draw:formula="2285 / ?f6"/>
              <draw:equation draw:name="f103" draw:formula="120 / ?f7"/>
              <draw:equation draw:name="f104" draw:formula="2030 / ?f6"/>
              <draw:equation draw:name="f105" draw:formula="158 / ?f7"/>
              <draw:equation draw:name="f106" draw:formula="1791 / ?f6"/>
              <draw:equation draw:name="f107" draw:formula="202 / ?f7"/>
              <draw:equation draw:name="f108" draw:formula="1601 / ?f6"/>
              <draw:equation draw:name="f109" draw:formula="261 / ?f7"/>
              <draw:equation draw:name="f110" draw:formula="1471 / ?f6"/>
              <draw:equation draw:name="f111" draw:formula="338 / ?f7"/>
              <draw:equation draw:name="f112" draw:formula="1438 / ?f6"/>
              <draw:equation draw:name="f113" draw:formula="387 / ?f7"/>
              <draw:equation draw:name="f114" draw:formula="1427 / ?f6"/>
              <draw:equation draw:name="f115" draw:formula="441 / ?f7"/>
              <draw:equation draw:name="f116" draw:formula="0 / ?f6"/>
              <draw:equation draw:name="f117" draw:formula="?f1 / ?f6"/>
              <draw:equation draw:name="f118" draw:formula="0 / ?f7"/>
              <draw:equation draw:name="f119" draw:formula="?f3 / ?f7"/>
            </draw:enhanced-geometry>
          </draw:custom-shape>
          <draw:custom-shape svg:x="10.41898in" svg:y="4.02257in" svg:width="2.88889in" svg:height="0.93576in" draw:id="id220" draw:layer="Master1-bg" draw:style-name="a1320" draw:name="Freeform 10">
            <svg:title/>
            <svg:desc/>
            <text:p text:style-name="a1318" text:class-names="" text:cond-style-name=""><text:span text:style-name="a1317" text:class-names=""/></text:p>
            <draw:enhanced-geometry xmlns:dr3d="urn:oasis:names:tc:opendocument:xmlns:dr3d:1.0" draw:type="non-primitive" svg:viewBox="0 0 1248 539"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text-areas="?f8 ?f59 ?f82 ?f83" draw:glue-points="?f8 ?f9 ?f8 ?f10 ?f11 ?f12 ?f13 ?f14 ?f15 ?f16 ?f17 ?f18 ?f19 ?f20 ?f21 ?f22 ?f23 ?f24 ?f25 ?f26 ?f27 ?f20 ?f28 ?f29 ?f19 ?f30 ?f31 ?f32 ?f31 ?f33 ?f19 ?f34 ?f28 ?f35 ?f27 ?f36 ?f37 ?f38 ?f39 ?f40 ?f41 ?f42 ?f43 ?f44 ?f45 ?f46 ?f47 ?f48 ?f49 ?f50 ?f51 ?f52 ?f53 ?f54 ?f55 ?f56 ?f57 ?f58 ?f57 ?f59 ?f60 ?f61 ?f62 ?f63 ?f64 ?f65 ?f66 ?f67 ?f68 ?f69 ?f70 ?f71 ?f72 ?f73 ?f74 ?f75 ?f76 ?f77 ?f78 ?f79 ?f15 ?f80 ?f81 ?f40 ?f8 ?f9 ?f8 ?f9"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8"/>
              <draw:equation draw:name="f7" draw:formula="?f4 / 539"/>
              <draw:equation draw:name="f8" draw:formula="0 / ?f6"/>
              <draw:equation draw:name="f9" draw:formula="332 / ?f7"/>
              <draw:equation draw:name="f10" draw:formula="360 / ?f7"/>
              <draw:equation draw:name="f11" draw:formula="5 / ?f6"/>
              <draw:equation draw:name="f12" draw:formula="387 / ?f7"/>
              <draw:equation draw:name="f13" draw:formula="27 / ?f6"/>
              <draw:equation draw:name="f14" draw:formula="414 / ?f7"/>
              <draw:equation draw:name="f15" draw:formula="54 / ?f6"/>
              <draw:equation draw:name="f16" draw:formula="436 / ?f7"/>
              <draw:equation draw:name="f17" draw:formula="92 / ?f6"/>
              <draw:equation draw:name="f18" draw:formula="463 / ?f7"/>
              <draw:equation draw:name="f19" draw:formula="141 / ?f6"/>
              <draw:equation draw:name="f20" draw:formula="490 / ?f7"/>
              <draw:equation draw:name="f21" draw:formula="195 / ?f6"/>
              <draw:equation draw:name="f22" draw:formula="512 / ?f7"/>
              <draw:equation draw:name="f23" draw:formula="255 / ?f6"/>
              <draw:equation draw:name="f24" draw:formula="539 / ?f7"/>
              <draw:equation draw:name="f25" draw:formula="212 / ?f6"/>
              <draw:equation draw:name="f26" draw:formula="517 / ?f7"/>
              <draw:equation draw:name="f27" draw:formula="179 / ?f6"/>
              <draw:equation draw:name="f28" draw:formula="157 / ?f6"/>
              <draw:equation draw:name="f29" draw:formula="468 / ?f7"/>
              <draw:equation draw:name="f30" draw:formula="447 / ?f7"/>
              <draw:equation draw:name="f31" draw:formula="136 / ?f6"/>
              <draw:equation draw:name="f32" draw:formula="425 / ?f7"/>
              <draw:equation draw:name="f33" draw:formula="403 / ?f7"/>
              <draw:equation draw:name="f34" draw:formula="381 / ?f7"/>
              <draw:equation draw:name="f35" draw:formula="365 / ?f7"/>
              <draw:equation draw:name="f36" draw:formula="343 / ?f7"/>
              <draw:equation draw:name="f37" draw:formula="201 / ?f6"/>
              <draw:equation draw:name="f38" draw:formula="327 / ?f7"/>
              <draw:equation draw:name="f39" draw:formula="266 / ?f6"/>
              <draw:equation draw:name="f40" draw:formula="294 / ?f7"/>
              <draw:equation draw:name="f41" draw:formula="353 / ?f6"/>
              <draw:equation draw:name="f42" draw:formula="262 / ?f7"/>
              <draw:equation draw:name="f43" draw:formula="445 / ?f6"/>
              <draw:equation draw:name="f44" draw:formula="234 / ?f7"/>
              <draw:equation draw:name="f45" draw:formula="554 / ?f6"/>
              <draw:equation draw:name="f46" draw:formula="213 / ?f7"/>
              <draw:equation draw:name="f47" draw:formula="662 / ?f6"/>
              <draw:equation draw:name="f48" draw:formula="191 / ?f7"/>
              <draw:equation draw:name="f49" draw:formula="890 / ?f6"/>
              <draw:equation draw:name="f50" draw:formula="153 / ?f7"/>
              <draw:equation draw:name="f51" draw:formula="993 / ?f6"/>
              <draw:equation draw:name="f52" draw:formula="136 / ?f7"/>
              <draw:equation draw:name="f53" draw:formula="1091 / ?f6"/>
              <draw:equation draw:name="f54" draw:formula="120 / ?f7"/>
              <draw:equation draw:name="f55" draw:formula="1178 / ?f6"/>
              <draw:equation draw:name="f56" draw:formula="115 / ?f7"/>
              <draw:equation draw:name="f57" draw:formula="1248 / ?f6"/>
              <draw:equation draw:name="f58" draw:formula="104 / ?f7"/>
              <draw:equation draw:name="f59" draw:formula="0 / ?f7"/>
              <draw:equation draw:name="f60" draw:formula="1161 / ?f6"/>
              <draw:equation draw:name="f61" draw:formula="22 / ?f7"/>
              <draw:equation draw:name="f62" draw:formula="1069 / ?f6"/>
              <draw:equation draw:name="f63" draw:formula="38 / ?f7"/>
              <draw:equation draw:name="f64" draw:formula="874 / ?f6"/>
              <draw:equation draw:name="f65" draw:formula="71 / ?f7"/>
              <draw:equation draw:name="f66" draw:formula="673 / ?f6"/>
              <draw:equation draw:name="f67" draw:formula="93 / ?f7"/>
              <draw:equation draw:name="f68" draw:formula="483 / ?f6"/>
              <draw:equation draw:name="f69" draw:formula="126 / ?f7"/>
              <draw:equation draw:name="f70" draw:formula="391 / ?f6"/>
              <draw:equation draw:name="f71" draw:formula="142 / ?f7"/>
              <draw:equation draw:name="f72" draw:formula="309 / ?f6"/>
              <draw:equation draw:name="f73" draw:formula="158 / ?f7"/>
              <draw:equation draw:name="f74" draw:formula="228 / ?f6"/>
              <draw:equation draw:name="f75" draw:formula="180 / ?f7"/>
              <draw:equation draw:name="f76" draw:formula="163 / ?f6"/>
              <draw:equation draw:name="f77" draw:formula="202 / ?f7"/>
              <draw:equation draw:name="f78" draw:formula="103 / ?f6"/>
              <draw:equation draw:name="f79" draw:formula="229 / ?f7"/>
              <draw:equation draw:name="f80" draw:formula="256 / ?f7"/>
              <draw:equation draw:name="f81" draw:formula="22 / ?f6"/>
              <draw:equation draw:name="f82" draw:formula="?f1 / ?f6"/>
              <draw:equation draw:name="f83" draw:formula="?f3 / ?f7"/>
            </draw:enhanced-geometry>
          </draw:custom-shape>
        </draw:g>
        <draw:custom-shape svg:x="7.68982in" svg:y="2.32813in" svg:width="4.22454in" svg:height="2.6684in" draw:id="id214" draw:layer="Master1-bg" draw:style-name="a1297" draw:name="Freeform 11">
          <svg:title/>
          <svg:desc/>
          <text:p text:style-name="a1295" text:class-names="" text:cond-style-name=""><text:span text:style-name="a1294" text:class-names=""/></text:p>
          <draw:enhanced-geometry xmlns:dr3d="urn:oasis:names:tc:opendocument:xmlns:dr3d:1.0" draw:type="non-primitive" svg:viewBox="0 0 2296 1469"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text-areas="?f72 ?f39 ?f98 ?f99" draw:glue-points="?f8 ?f9 ?f10 ?f11 ?f12 ?f13 ?f14 ?f15 ?f16 ?f17 ?f18 ?f19 ?f20 ?f21 ?f22 ?f23 ?f24 ?f25 ?f26 ?f27 ?f28 ?f29 ?f30 ?f31 ?f32 ?f33 ?f34 ?f35 ?f36 ?f37 ?f38 ?f39 ?f40 ?f41 ?f42 ?f43 ?f44 ?f45 ?f46 ?f47 ?f48 ?f49 ?f50 ?f23 ?f24 ?f51 ?f46 ?f52 ?f53 ?f19 ?f54 ?f55 ?f56 ?f57 ?f58 ?f59 ?f60 ?f61 ?f62 ?f63 ?f64 ?f65 ?f66 ?f67 ?f68 ?f69 ?f70 ?f71 ?f72 ?f73 ?f74 ?f75 ?f76 ?f77 ?f78 ?f79 ?f80 ?f81 ?f82 ?f83 ?f84 ?f85 ?f86 ?f87 ?f88 ?f89 ?f90 ?f91 ?f92 ?f93 ?f94 ?f95 ?f96 ?f97" draw:glue-point-leaving-directions="-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6"/>
            <draw:equation draw:name="f7" draw:formula="?f4 / 1469"/>
            <draw:equation draw:name="f8" draw:formula="982 / ?f6"/>
            <draw:equation draw:name="f9" draw:formula="1061 / ?f7"/>
            <draw:equation draw:name="f10" draw:formula="1357 / ?f6"/>
            <draw:equation draw:name="f11" draw:formula="1012 / ?f7"/>
            <draw:equation draw:name="f12" draw:formula="1666 / ?f6"/>
            <draw:equation draw:name="f13" draw:formula="957 / ?f7"/>
            <draw:equation draw:name="f14" draw:formula="1916 / ?f6"/>
            <draw:equation draw:name="f15" draw:formula="897 / ?f7"/>
            <draw:equation draw:name="f16" draw:formula="2100 / ?f6"/>
            <draw:equation draw:name="f17" draw:formula="832 / ?f7"/>
            <draw:equation draw:name="f18" draw:formula="2220 / ?f6"/>
            <draw:equation draw:name="f19" draw:formula="756 / ?f7"/>
            <draw:equation draw:name="f20" draw:formula="2285 / ?f6"/>
            <draw:equation draw:name="f21" draw:formula="669 / ?f7"/>
            <draw:equation draw:name="f22" draw:formula="2290 / ?f6"/>
            <draw:equation draw:name="f23" draw:formula="560 / ?f7"/>
            <draw:equation draw:name="f24" draw:formula="2241 / ?f6"/>
            <draw:equation draw:name="f25" draw:formula="457 / ?f7"/>
            <draw:equation draw:name="f26" draw:formula="2144 / ?f6"/>
            <draw:equation draw:name="f27" draw:formula="364 / ?f7"/>
            <draw:equation draw:name="f28" draw:formula="2008 / ?f6"/>
            <draw:equation draw:name="f29" draw:formula="277 / ?f7"/>
            <draw:equation draw:name="f30" draw:formula="1769 / ?f6"/>
            <draw:equation draw:name="f31" draw:formula="157 / ?f7"/>
            <draw:equation draw:name="f32" draw:formula="1612 / ?f6"/>
            <draw:equation draw:name="f33" draw:formula="92 / ?f7"/>
            <draw:equation draw:name="f34" draw:formula="1476 / ?f6"/>
            <draw:equation draw:name="f35" draw:formula="43 / ?f7"/>
            <draw:equation draw:name="f36" draw:formula="1384 / ?f6"/>
            <draw:equation draw:name="f37" draw:formula="10 / ?f7"/>
            <draw:equation draw:name="f38" draw:formula="1346 / ?f6"/>
            <draw:equation draw:name="f39" draw:formula="0 / ?f7"/>
            <draw:equation draw:name="f40" draw:formula="1655 / ?f6"/>
            <draw:equation draw:name="f41" draw:formula="119 / ?f7"/>
            <draw:equation draw:name="f42" draw:formula="1948 / ?f6"/>
            <draw:equation draw:name="f43" draw:formula="255 / ?f7"/>
            <draw:equation draw:name="f44" draw:formula="2068 / ?f6"/>
            <draw:equation draw:name="f45" draw:formula="326 / ?f7"/>
            <draw:equation draw:name="f46" draw:formula="2171 / ?f6"/>
            <draw:equation draw:name="f47" draw:formula="402 / ?f7"/>
            <draw:equation draw:name="f48" draw:formula="2236 / ?f6"/>
            <draw:equation draw:name="f49" draw:formula="478 / ?f7"/>
            <draw:equation draw:name="f50" draw:formula="2263 / ?f6"/>
            <draw:equation draw:name="f51" draw:formula="636 / ?f7"/>
            <draw:equation draw:name="f52" draw:formula="702 / ?f7"/>
            <draw:equation draw:name="f53" draw:formula="2062 / ?f6"/>
            <draw:equation draw:name="f54" draw:formula="1921 / ?f6"/>
            <draw:equation draw:name="f55" draw:formula="800 / ?f7"/>
            <draw:equation draw:name="f56" draw:formula="1748 / ?f6"/>
            <draw:equation draw:name="f57" draw:formula="843 / ?f7"/>
            <draw:equation draw:name="f58" draw:formula="1351 / ?f6"/>
            <draw:equation draw:name="f59" draw:formula="908 / ?f7"/>
            <draw:equation draw:name="f60" draw:formula="923 / ?f6"/>
            <draw:equation draw:name="f61" draw:formula="968 / ?f7"/>
            <draw:equation draw:name="f62" draw:formula="521 / ?f6"/>
            <draw:equation draw:name="f63" draw:formula="1028 / ?f7"/>
            <draw:equation draw:name="f64" draw:formula="353 / ?f6"/>
            <draw:equation draw:name="f65" draw:formula="1066 / ?f7"/>
            <draw:equation draw:name="f66" draw:formula="206 / ?f6"/>
            <draw:equation draw:name="f67" draw:formula="1104 / ?f7"/>
            <draw:equation draw:name="f68" draw:formula="92 / ?f6"/>
            <draw:equation draw:name="f69" draw:formula="1148 / ?f7"/>
            <draw:equation draw:name="f70" draw:formula="22 / ?f6"/>
            <draw:equation draw:name="f71" draw:formula="1202 / ?f7"/>
            <draw:equation draw:name="f72" draw:formula="0 / ?f6"/>
            <draw:equation draw:name="f73" draw:formula="1262 / ?f7"/>
            <draw:equation draw:name="f74" draw:formula="27 / ?f6"/>
            <draw:equation draw:name="f75" draw:formula="1327 / ?f7"/>
            <draw:equation draw:name="f76" draw:formula="98 / ?f6"/>
            <draw:equation draw:name="f77" draw:formula="1382 / ?f7"/>
            <draw:equation draw:name="f78" draw:formula="196 / ?f6"/>
            <draw:equation draw:name="f79" draw:formula="1425 / ?f7"/>
            <draw:equation draw:name="f80" draw:formula="326 / ?f6"/>
            <draw:equation draw:name="f81" draw:formula="1469 / ?f7"/>
            <draw:equation draw:name="f82" draw:formula="217 / ?f6"/>
            <draw:equation draw:name="f83" draw:formula="1414 / ?f7"/>
            <draw:equation draw:name="f84" draw:formula="147 / ?f6"/>
            <draw:equation draw:name="f85" draw:formula="1360 / ?f7"/>
            <draw:equation draw:name="f86" draw:formula="120 / ?f6"/>
            <draw:equation draw:name="f87" draw:formula="1306 / ?f7"/>
            <draw:equation draw:name="f88" draw:formula="141 / ?f6"/>
            <draw:equation draw:name="f89" draw:formula="1257 / ?f7"/>
            <draw:equation draw:name="f90" draw:formula="212 / ?f6"/>
            <draw:equation draw:name="f91" draw:formula="1208 / ?f7"/>
            <draw:equation draw:name="f92" draw:formula="342 / ?f6"/>
            <draw:equation draw:name="f93" draw:formula="1164 / ?f7"/>
            <draw:equation draw:name="f94" draw:formula="527 / ?f6"/>
            <draw:equation draw:name="f95" draw:formula="1121 / ?f7"/>
            <draw:equation draw:name="f96" draw:formula="771 / ?f6"/>
            <draw:equation draw:name="f97" draw:formula="1088 / ?f7"/>
            <draw:equation draw:name="f98" draw:formula="?f1 / ?f6"/>
            <draw:equation draw:name="f99" draw:formula="?f3 / ?f7"/>
          </draw:enhanced-geometry>
        </draw:custom-shape>
        <draw:custom-shape svg:x="0in" svg:y="0in" svg:width="13.3287in" svg:height="3.08333in" draw:id="id215" draw:layer="Master1-bg" draw:style-name="a1301" draw:name="Freeform 12">
          <svg:title/>
          <svg:desc/>
          <text:p text:style-name="a1299" text:class-names="" text:cond-style-name=""><text:span text:style-name="a1298" text:class-names=""/></text:p>
          <draw:enhanced-geometry xmlns:dr3d="urn:oasis:names:tc:opendocument:xmlns:dr3d:1.0" draw:type="non-primitive" svg:viewBox="0 0 5740 1906" draw:enhanced-path="M 0 0 L 0 1906 5740 1906 5740 0 0 0 0 0 Z N" draw:text-areas="?f8 ?f9 ?f12 ?f13" draw:glue-points="?f8 ?f9 ?f8 ?f10 ?f11 ?f10 ?f11 ?f9 ?f8 ?f9 ?f8 ?f9"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40"/>
            <draw:equation draw:name="f7" draw:formula="?f4 / 1906"/>
            <draw:equation draw:name="f8" draw:formula="0 / ?f6"/>
            <draw:equation draw:name="f9" draw:formula="0 / ?f7"/>
            <draw:equation draw:name="f10" draw:formula="1906 / ?f7"/>
            <draw:equation draw:name="f11" draw:formula="5740 / ?f6"/>
            <draw:equation draw:name="f12" draw:formula="?f1 / ?f6"/>
            <draw:equation draw:name="f13" draw:formula="?f3 / ?f7"/>
          </draw:enhanced-geometry>
        </draw:custom-shape>
      </draw:g>
      <draw:frame draw:id="id207" presentation:style-name="a1250" draw:name="Title 1" svg:x="0.66667in" svg:y="0.30035in" svg:width="12in" svg:height="1.25in" presentation:class="title" presentation:placeholder="false">
        <draw:text-box>
          <text:p text:style-name="a1249" text:class-names="" text:cond-style-name=""><text:span text:style-name="a1247" text:class-names="">Click to edit Master title style</text:span><text:span text:style-name="a1248" text:class-names=""/></text:p>
        </draw:text-box>
        <svg:title/>
        <svg:desc/>
      </draw:frame>
      <draw:frame draw:id="id208" presentation:style-name="a1267" draw:name="Text Placeholder 2" svg:x="0.66667in" svg:y="1.75in" svg:width="5.88889in" svg:height="4.94965in" presentation:class="outline" presentation:placeholder="false">
        <draw:text-box>
          <text:list text:style-name="a1253">
            <text:list-item>
              <text:p text:style-name="a1252" text:class-names="" text:cond-style-name=""><text:span text:style-name="a1251" text:class-names="">Click to edit Master text styles</text:span></text:p>
            </text:list-item>
          </text:list>
          <text:list text:style-name="a1256">
            <text:list-item>
              <text:list text:style-name="a1256">
                <text:list-item>
                  <text:p text:style-name="a1255" text:class-names="" text:cond-style-name=""><text:span text:style-name="a1254" text:class-names="">Second level</text:span></text:p>
                </text:list-item>
              </text:list>
            </text:list-item>
          </text:list>
          <text:list text:style-name="a1259">
            <text:list-item>
              <text:list text:style-name="a1259">
                <text:list-item>
                  <text:list text:style-name="a1259">
                    <text:list-item>
                      <text:p text:style-name="a1258" text:class-names="" text:cond-style-name=""><text:span text:style-name="a1257" text:class-names="">Third level</text:span></text:p>
                    </text:list-item>
                  </text:list>
                </text:list-item>
              </text:list>
            </text:list-item>
          </text:list>
          <text:list text:style-name="a1262">
            <text:list-item>
              <text:list text:style-name="a1262">
                <text:list-item>
                  <text:list text:style-name="a1262">
                    <text:list-item>
                      <text:list text:style-name="a1262">
                        <text:list-item>
                          <text:p text:style-name="a1261" text:class-names="" text:cond-style-name=""><text:span text:style-name="a1260" text:class-names="">Fourth level</text:span></text:p>
                        </text:list-item>
                      </text:list>
                    </text:list-item>
                  </text:list>
                </text:list-item>
              </text:list>
            </text:list-item>
          </text:list>
          <text:list text:style-name="a1266">
            <text:list-item>
              <text:list text:style-name="a1266">
                <text:list-item>
                  <text:list text:style-name="a1266">
                    <text:list-item>
                      <text:list text:style-name="a1266">
                        <text:list-item>
                          <text:list text:style-name="a1266">
                            <text:list-item>
                              <text:p text:style-name="a1265" text:class-names="" text:cond-style-name=""><text:span text:style-name="a1263" text:class-names="">Fifth level</text:span><text:span text:style-name="a1264" text:class-names=""/></text:p>
                            </text:list-item>
                          </text:list>
                        </text:list-item>
                      </text:list>
                    </text:list-item>
                  </text:list>
                </text:list-item>
              </text:list>
            </text:list-item>
          </text:list>
        </draw:text-box>
        <svg:title/>
        <svg:desc/>
      </draw:frame>
      <draw:frame draw:id="id209" presentation:style-name="a1284" draw:name="Content Placeholder 3" svg:x="6.77778in" svg:y="1.75in" svg:width="5.88889in" svg:height="4.94965in" presentation:class="object" presentation:placeholder="false">
        <draw:text-box>
          <text:list text:style-name="a1270">
            <text:list-item>
              <text:p text:style-name="a1269" text:class-names="" text:cond-style-name=""><text:span text:style-name="a1268" text:class-names="">Click to edit Master text styles</text:span></text:p>
            </text:list-item>
          </text:list>
          <text:list text:style-name="a1273">
            <text:list-item>
              <text:list text:style-name="a1273">
                <text:list-item>
                  <text:p text:style-name="a1272" text:class-names="" text:cond-style-name=""><text:span text:style-name="a1271" text:class-names="">Second level</text:span></text:p>
                </text:list-item>
              </text:list>
            </text:list-item>
          </text:list>
          <text:list text:style-name="a1276">
            <text:list-item>
              <text:list text:style-name="a1276">
                <text:list-item>
                  <text:list text:style-name="a1276">
                    <text:list-item>
                      <text:p text:style-name="a1275" text:class-names="" text:cond-style-name=""><text:span text:style-name="a1274" text:class-names="">Third level</text:span></text:p>
                    </text:list-item>
                  </text:list>
                </text:list-item>
              </text:list>
            </text:list-item>
          </text:list>
          <text:list text:style-name="a1279">
            <text:list-item>
              <text:list text:style-name="a1279">
                <text:list-item>
                  <text:list text:style-name="a1279">
                    <text:list-item>
                      <text:list text:style-name="a1279">
                        <text:list-item>
                          <text:p text:style-name="a1278" text:class-names="" text:cond-style-name=""><text:span text:style-name="a1277" text:class-names="">Fourth level</text:span></text:p>
                        </text:list-item>
                      </text:list>
                    </text:list-item>
                  </text:list>
                </text:list-item>
              </text:list>
            </text:list-item>
          </text:list>
          <text:list text:style-name="a1283">
            <text:list-item>
              <text:list text:style-name="a1283">
                <text:list-item>
                  <text:list text:style-name="a1283">
                    <text:list-item>
                      <text:list text:style-name="a1283">
                        <text:list-item>
                          <text:list text:style-name="a1283">
                            <text:list-item>
                              <text:p text:style-name="a1282" text:class-names="" text:cond-style-name=""><text:span text:style-name="a1280" text:class-names="">Fifth level</text:span><text:span text:style-name="a1281" text:class-names=""/></text:p>
                            </text:list-item>
                          </text:list>
                        </text:list-item>
                      </text:list>
                    </text:list-item>
                  </text:list>
                </text:list-item>
              </text:list>
            </text:list-item>
          </text:list>
        </draw:text-box>
        <svg:title/>
        <svg:desc/>
      </draw:frame>
      <draw:frame draw:id="id210" presentation:style-name="a1287" draw:name="Rectangle 2" svg:x="0.66667in" svg:y="6.83681in" svg:width="3.11111in" svg:height="0.52083in" presentation:class="date-time" presentation:placeholder="false">
        <draw:text-box>
          <text:p text:style-name="a1286" text:class-names="" text:cond-style-name=""><text:span text:style-name="a1285" text:class-names=""/></text:p>
        </draw:text-box>
        <svg:title/>
        <svg:desc/>
      </draw:frame>
      <draw:frame draw:id="id211" presentation:style-name="a1290" draw:name="Rectangle 3" svg:x="9.55556in" svg:y="6.83333in" svg:width="3.11111in" svg:height="0.52083in" presentation:class="page-number" presentation:placeholder="false">
        <draw:text-box>
          <text:p text:style-name="a1289" text:class-names="" text:cond-style-name=""><text:span text:style-name="a1288" text:class-names=""><text:page-number style:num-format="1" text:fixed="false"/></text:span></text:p>
        </draw:text-box>
        <svg:title/>
        <svg:desc/>
      </draw:frame>
      <draw:frame draw:id="id212" presentation:style-name="a1293" draw:name="Rectangle 14" svg:x="4.55556in" svg:y="6.83333in" svg:width="4.22222in" svg:height="0.52083in" presentation:class="footer" presentation:placeholder="false">
        <draw:text-box>
          <text:p text:style-name="a1292" text:class-names="" text:cond-style-name=""><text:span text:style-name="a1291" text:class-names=""/></text:p>
        </draw:text-box>
        <svg:title/>
        <svg:desc/>
      </draw:frame>
      <presentation:notes style:page-layout-name="pageLayout2" draw:style-name="a1353">
        <draw:frame draw:id="id14" presentation:style-name="a1323" draw:name="Segnaposto intestazione 1" svg:x="0in" svg:y="0in" svg:width="3.25in" svg:height="0.50174in" presentation:class="header" presentation:placeholder="false">
          <draw:text-box>
            <text:p text:style-name="a1322" text:class-names="" text:cond-style-name=""><text:span text:style-name="a1321" text:class-names=""/></text:p>
          </draw:text-box>
          <svg:title/>
          <svg:desc/>
        </draw:frame>
        <draw:frame draw:id="id15" presentation:style-name="a1328" draw:name="Segnaposto data 2" svg:x="4.24826in" svg:y="0in" svg:width="3.25in" svg:height="0.50174in" presentation:class="date-time" presentation:placeholder="false">
          <draw:text-box>
            <text:p text:style-name="a1327" text:class-names="" text:cond-style-name=""><text:span text:style-name="a1324" text:class-names=""><text:date text:fixed="false" style:data-style-name="a1325"/></text:span><text:span text:style-name="a1326" text:class-names=""/></text:p>
          </draw:text-box>
          <svg:title/>
          <svg:desc/>
        </draw:frame>
        <draw:page-thumbnail svg:x="0.75in" svg:y="1.25in" svg:width="6in" svg:height="3.375in" presentation:class="page" draw:id="id16" presentation:style-name="a1329" draw:name="Segnaposto immagine diapositiva 3">
          <svg:title/>
          <svg:desc/>
        </draw:page-thumbnail>
        <draw:frame draw:id="id17" presentation:style-name="a1345" draw:name="Segnaposto note 4" svg:x="0.75in" svg:y="4.8125in" svg:width="6in" svg:height="3.9375in" presentation:class="notes" presentation:placeholder="false">
          <draw:text-box>
            <text:p text:style-name="a1331" text:class-names="" text:cond-style-name=""><text:span text:style-name="a1330" text:class-names="">Modifica gli stili del testo dello schema</text:span></text:p>
            <text:list text:style-name="a1334">
              <text:list-item>
                <text:list text:style-name="a1334">
                  <text:list-item>
                    <text:p text:style-name="a1333" text:class-names="" text:cond-style-name=""><text:span text:style-name="a1332" text:class-names="">Secondo livello</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erzo livello</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Quarto livello</text:span></text:p>
                          </text:list-item>
                        </text:list>
                      </text:list-item>
                    </text:list>
                  </text:list-item>
                </text:list>
              </text:list-item>
            </text:list>
            <text:list text:style-name="a1344">
              <text:list-item>
                <text:list text:style-name="a1344">
                  <text:list-item>
                    <text:list text:style-name="a1344">
                      <text:list-item>
                        <text:list text:style-name="a1344">
                          <text:list-item>
                            <text:list text:style-name="a1344">
                              <text:list-item>
                                <text:p text:style-name="a1343" text:class-names="" text:cond-style-name=""><text:span text:style-name="a1341" text:class-names="">Quinto livello</text:span><text:span text:style-name="a1342" text:class-names=""/></text:p>
                              </text:list-item>
                            </text:list>
                          </text:list-item>
                        </text:list>
                      </text:list-item>
                    </text:list>
                  </text:list-item>
                </text:list>
              </text:list-item>
            </text:list>
          </draw:text-box>
          <svg:title/>
          <svg:desc/>
        </draw:frame>
        <draw:frame draw:id="id18" presentation:style-name="a1348" draw:name="Segnaposto piè di pagina 5" svg:x="0in" svg:y="9.49826in" svg:width="3.25in" svg:height="0.50174in" presentation:class="footer" presentation:placeholder="false">
          <draw:text-box>
            <text:p text:style-name="a1347" text:class-names="" text:cond-style-name=""><text:span text:style-name="a1346" text:class-names=""/></text:p>
          </draw:text-box>
          <svg:title/>
          <svg:desc/>
        </draw:frame>
        <draw:frame draw:id="id19" presentation:style-name="a1352" draw:name="Segnaposto numero diapositiva 6" svg:x="4.24826in" svg:y="9.49826in" svg:width="3.25in" svg:height="0.50174in" presentation:class="page-number" presentation:placeholder="false">
          <draw:text-box>
            <text:p text:style-name="a1351" text:class-names="" text:cond-style-name=""><text:span text:style-name="a1349" text:class-names=""><text:page-number style:num-format="1" text:fixed="false"/></text:span><text:span text:style-name="a135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ySQL/MariaDB: DML, TRIGGERS ___</dc:title>
    <meta:initial-creator>Angilica  Denise</meta:initial-creator>
    <dc:creator>Angilica  Denise</dc:creator>
    <meta:creation-date>2023-04-03T07:09:27Z</meta:creation-date>
    <dc:date>2023-04-03T07:23:57Z</dc:date>
    <meta:editing-cycles>1</meta:editing-cycles>
    <meta:editing-duration>PT0S</meta:editing-duration>
    <meta:document-statistic meta:paragraph-count="83" meta:word-count="775"/>
  </office:meta>
</office:document-meta>
</file>